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fe6" officeooo:paragraph-rsid="0004dfe6"/>
    </style:style>
    <style:style style:name="P2" style:family="paragraph" style:parent-style-name="Standard">
      <style:text-properties fo:font-weight="bold" officeooo:rsid="0004dfe6" officeooo:paragraph-rsid="0004dfe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87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tab/><text:tab/><text:tab/><text:span text:style-name="T1">COMPILER ASSIGNMENT </text:span><text:span text:style-name="T2">4</text:span></text:h>
      <text:p text:style-name="P2"/>
      <text:p text:style-name="P2">GROUP INFORMATION:</text:p>
      <text:p text:style-name="P1">150101069: SHIVRAM N GOWTHAM</text:p>
      <text:p text:style-name="P1">150101088: PRIYANKAR JAIN</text:p>
      <text:p text:style-name="P1">150101085: SHASHANK ANIL HUDDEDAR</text:p>
      <text:p text:style-name="P1">150101067: SHASHANK GAREWAL</text:p>
      <text:p text:style-name="P1"/>
      <text:p text:style-name="P1"/>
      <text:p text:style-name="P2">Yacc/Bison Code:</text:p>
      <text:p text:style-name="P1"/>
      <text:p text:style-name="P1"/>
      <text:p text:style-name="P1">%{</text:p>
      <text:p text:style-name="P1">void yyerror(char *s);</text:p>
      <text:p text:style-name="P1">extern int mylineno;</text:p>
      <text:p text:style-name="P1">extern int yylineno;</text:p>
      <text:p text:style-name="P1">extern char *yytext;</text:p>
      <text:p text:style-name="P1">#include &lt;stdio.h&gt; <text:s text:c="4"/>/* C declarations used in actions */</text:p>
      <text:p text:style-name="P1">#include &lt;stdlib.h&gt;</text:p>
      <text:p text:style-name="P1">#include &lt;string.h&gt;</text:p>
      <text:p text:style-name="P1">#include &lt;assert.h&gt;</text:p>
      <text:p text:style-name="P1">FILE* fout;</text:p>
      <text:p text:style-name="P1">FILE* asmout;</text:p>
      <text:p text:style-name="P1">int cur_scope = 0;</text:p>
      <text:p text:style-name="P1">int cur_off = 0;</text:p>
      <text:p text:style-name="P1">int not_label = 0;</text:p>
      <text:p text:style-name="P1">int text_printed = 0;</text:p>
      <text:p text:style-name="P1">int tot_func = 0;</text:p>
      <text:p text:style-name="P1">int label_cnt = 0;</text:p>
      <text:p text:style-name="P1"/>
      <text:p text:style-name="P1">int is_for[100];</text:p>
      <text:p text:style-name="P1">int loop_no[100];</text:p>
      <text:p text:style-name="P1">int loop_cnt = 0;</text:p>
      <text:p text:style-name="P1"/>
      <text:p text:style-name="P1">%}</text:p>
      <text:p text:style-name="P1"/>
      <text:p text:style-name="P1">%error-verbose</text:p>
      <text:p text:style-name="P1">%start st</text:p>
      <text:p text:style-name="P1"/>
      <text:p text:style-name="P1">%token <text:s/>EOI <text:s text:c="11"/></text:p>
      <text:p text:style-name="P1">%token <text:s/>SEMI</text:p>
      <text:p text:style-name="P1">%token <text:s/>MAIN <text:s text:c="15"/></text:p>
      <text:p text:style-name="P1">%token <text:s/>PLUS <text:s text:c="7"/></text:p>
      <text:p text:style-name="P1">%token <text:s/>TIMES <text:s text:c="6"/></text:p>
      <text:p text:style-name="P1">%token <text:s/>LP <text:s text:c="12"/></text:p>
      <text:p text:style-name="P1">%token <text:s/>RP <text:s text:c="12"/></text:p>
      <text:p text:style-name="P1">%token <text:s/>MINUS <text:s text:c="8"/></text:p>
      <text:p text:style-name="P1">%token <text:s/>DIV <text:s text:c="10"/></text:p>
      <text:p text:style-name="P1">%token <text:s/>NEQ <text:s text:c="10"/></text:p>
      <text:p text:style-name="P1">%token <text:s/>LE <text:s text:c="12"/></text:p>
      <text:p text:style-name="P1"><text:soft-page-break/>%token <text:s/>LEQ <text:s text:c="11"/></text:p>
      <text:p text:style-name="P1">%token <text:s/>GR <text:s text:c="12"/></text:p>
      <text:p text:style-name="P1">%token <text:s/>GRQ <text:s text:c="11"/></text:p>
      <text:p text:style-name="P1">%token <text:s/>EQ <text:s text:c="12"/></text:p>
      <text:p text:style-name="P1">%token <text:s/>IF <text:s text:c="12"/></text:p>
      <text:p text:style-name="P1">%token <text:s/>OPEN_CURL <text:s text:c="5"/></text:p>
      <text:p text:style-name="P1">%token <text:s/>CLOSE_CURL <text:s text:c="4"/></text:p>
      <text:p text:style-name="P1">%token <text:s/>ELSE <text:s text:c="10"/></text:p>
      <text:p text:style-name="P1">%token <text:s/>WHILE <text:s text:c="9"/></text:p>
      <text:p text:style-name="P1">%token <text:s/>DO <text:s text:c="12"/></text:p>
      <text:p text:style-name="P1">%token <text:s/>EEQ <text:s text:c="11"/></text:p>
      <text:p text:style-name="P1">%token <text:s/>SWITCH <text:s text:c="8"/></text:p>
      <text:p text:style-name="P1">%token <text:s/>CASE <text:s text:c="11"/></text:p>
      <text:p text:style-name="P1">%token <text:s/>DEFAULT <text:s text:c="7"/></text:p>
      <text:p text:style-name="P1">%token <text:s/>FOR <text:s text:c="11"/></text:p>
      <text:p text:style-name="P1">%token <text:s/>BREAK <text:s text:c="9"/></text:p>
      <text:p text:style-name="P1">%token <text:s/>CONTINUE <text:s text:c="6"/></text:p>
      <text:p text:style-name="P1">%token <text:s/>LSQBRAC <text:s text:c="7"/></text:p>
      <text:p text:style-name="P1">%token <text:s/>RSQBRAC <text:s text:c="7"/></text:p>
      <text:p text:style-name="P1">%token <text:s/>DOT <text:s text:c="15"/></text:p>
      <text:p text:style-name="P1">%token <text:s/>COLON <text:s text:c="9"/></text:p>
      <text:p text:style-name="P1">%token <text:s/>COMMA <text:s text:c="2"/></text:p>
      <text:p text:style-name="P1">%token <text:s/>PLUSPLUS <text:s text:c="6"/></text:p>
      <text:p text:style-name="P1">%token <text:s/>MINUSMINUS <text:s text:c="4"/></text:p>
      <text:p text:style-name="P1">%token <text:s/>RETURN <text:s text:c="23"/></text:p>
      <text:p text:style-name="P1">%token <text:s/>NOT <text:s text:c="15"/></text:p>
      <text:p text:style-name="P1">%token <text:s/>ID <text:s text:c="11"/></text:p>
      <text:p text:style-name="P1">%token <text:s/>INT</text:p>
      <text:p text:style-name="P1">%token <text:s/>FLOAT <text:s text:c="9"/></text:p>
      <text:p text:style-name="P1">%token <text:s/>STRING</text:p>
      <text:p text:style-name="P1">%token <text:s/>AMP</text:p>
      <text:p text:style-name="P1">%token <text:s/>INT_TYPE</text:p>
      <text:p text:style-name="P1">%token <text:s/>FLOAT_TYPE</text:p>
      <text:p text:style-name="P1">%token <text:s/>CHAR_TYPE</text:p>
      <text:p text:style-name="P1">%token <text:s/>CHAR</text:p>
      <text:p text:style-name="P1">%token <text:s/>AND_AND</text:p>
      <text:p text:style-name="P1">%token <text:s/>OR_OR</text:p>
      <text:p text:style-name="P1">%token PRINT</text:p>
      <text:p text:style-name="P1">%token ENDL</text:p>
      <text:p text:style-name="P1"/>
      <text:p text:style-name="P1">%code requires{</text:p>
      <text:p text:style-name="P1"/>
      <text:p text:style-name="P1">#define NUM_REG 18</text:p>
      <text:p text:style-name="P1"/>
      <text:p text:style-name="P1">enum ele_type {INT_T,FLOAT_T,CHAR_T,BOOL,ERROR};</text:p>
      <text:p text:style-name="P1">enum op_type {_NOT,_PLUS,_MINUS,_AND_AND,_OR_OR,_EEQ,_NEQ,_LEQ,_GRQ,_LE,_GR,_TIMES,_DIV}; </text:p>
      <text:p text:style-name="P1"/>
      <text:p text:style-name="P1"/>
      <text:p text:style-name="P1">struct func_node{</text:p>
      <text:p text:style-name="P1"><text:s text:c="4"/>char name[50];</text:p>
      <text:p text:style-name="P1"><text:soft-page-break/><text:s text:c="4"/></text:p>
      <text:p text:style-name="P1"><text:s text:c="4"/>enum ele_type et;</text:p>
      <text:p text:style-name="P1"><text:s text:c="4"/>int ptr_depth;</text:p>
      <text:p text:style-name="P1"/>
      <text:p text:style-name="P1"><text:s text:c="4"/>int valid;</text:p>
      <text:p text:style-name="P1"/>
      <text:p text:style-name="P1"><text:s text:c="4"/>struct node *param_list;</text:p>
      <text:p text:style-name="P1"><text:s text:c="4"/>int num_params;</text:p>
      <text:p text:style-name="P1"/>
      <text:p text:style-name="P1"><text:s text:c="4"/>struct func_node *next;</text:p>
      <text:p text:style-name="P1">}; <text:s text:c="3"/></text:p>
      <text:p text:style-name="P1">struct node</text:p>
      <text:p text:style-name="P1">{</text:p>
      <text:p text:style-name="P1"><text:s text:c="4"/>char name[50];</text:p>
      <text:p text:style-name="P1"><text:s text:c="4"/></text:p>
      <text:p text:style-name="P1"><text:s text:c="4"/>enum ele_type et;</text:p>
      <text:p text:style-name="P1"><text:s text:c="4"/>int ptr_depth;</text:p>
      <text:p text:style-name="P1"/>
      <text:p text:style-name="P1"><text:s text:c="4"/>int size;</text:p>
      <text:p text:style-name="P1"><text:s text:c="4"/>int* dim_list;</text:p>
      <text:p text:style-name="P1"><text:s text:c="4"/>int st_off;</text:p>
      <text:p text:style-name="P1"><text:s text:c="4"/>int typeSize;</text:p>
      <text:p text:style-name="P1"><text:s text:c="4"/>int prod;</text:p>
      <text:p text:style-name="P1"><text:s text:c="4"/>char* reg_off;</text:p>
      <text:p text:style-name="P1"><text:s text:c="4"/>int valid_off;</text:p>
      <text:p text:style-name="P1"/>
      <text:p text:style-name="P1"><text:s text:c="4"/></text:p>
      <text:p text:style-name="P1"><text:s text:c="4"/>int valid; <text:s text:c="9"/>/* whether this entry is deleted or not*/</text:p>
      <text:p text:style-name="P1"><text:s text:c="4"/>int scope;</text:p>
      <text:p text:style-name="P1"/>
      <text:p text:style-name="P1"><text:s text:c="4"/>int expr_val; //init to -1000000</text:p>
      <text:p text:style-name="P1"/>
      <text:p text:style-name="P1"/>
      <text:p text:style-name="P1"><text:s text:c="4"/>int num_func;</text:p>
      <text:p text:style-name="P1"/>
      <text:p text:style-name="P1"><text:s text:c="4"/>char* reg_name;</text:p>
      <text:p text:style-name="P1"><text:s text:c="4"/></text:p>
      <text:p text:style-name="P1"><text:s text:c="4"/>struct node *next;</text:p>
      <text:p text:style-name="P1">};</text:p>
      <text:p text:style-name="P1">struct list_attr{</text:p>
      <text:p text:style-name="P1"><text:s text:c="4"/>struct node* list_var;</text:p>
      <text:p text:style-name="P1"><text:s text:c="4"/>int size;</text:p>
      <text:p text:style-name="P1">};</text:p>
      <text:p text:style-name="P1">struct list_brac{</text:p>
      <text:p text:style-name="P1"><text:s text:c="8"/>int size;</text:p>
      <text:p text:style-name="P1"><text:s text:c="8"/>int* dim_list;</text:p>
      <text:p text:style-name="P1"><text:s text:c="8"/>char** reg_name;</text:p>
      <text:p text:style-name="P1">};</text:p>
      <text:p text:style-name="P1"/>
      <text:p text:style-name="P1"/>
      <text:p text:style-name="P1"/>
      <text:p text:style-name="P1">char <text:s/>Names[NUM_REG][4];</text:p>
      <text:p text:style-name="P1"><text:soft-page-break/>int used[NUM_REG];</text:p>
      <text:p text:style-name="P1"/>
      <text:p text:style-name="P1"/>
      <text:p text:style-name="P1">struct func_node *func_table;</text:p>
      <text:p text:style-name="P1">struct node cur_func;</text:p>
      <text:p text:style-name="P1">struct node *symb_table;</text:p>
      <text:p text:style-name="P1"/>
      <text:p text:style-name="P1">void insert_symb_table(struct node* var);</text:p>
      <text:p text:style-name="P1">void add_params_to_sym(struct list_attr lis);</text:p>
      <text:p text:style-name="P1">void check_distinct(struct node *attrs, int size);</text:p>
      <text:p text:style-name="P1">struct func_node* get_func_entry(char *name);</text:p>
      <text:p text:style-name="P1">void insert_func_entry(struct node type,struct node id,struct list_attr attrs);</text:p>
      <text:p text:style-name="P1">struct node check_func_exists(char *name);</text:p>
      <text:p text:style-name="P1">int match_node_list(struct node *list_var,int lsize,struct node *param_list,int psize,int isProto);</text:p>
      <text:p text:style-name="P1">int check_func_proto(struct node type,struct node id,struct list_attr attrs);</text:p>
      <text:p text:style-name="P1">int check_param_match(struct node fn,struct list_attr attrs);</text:p>
      <text:p text:style-name="P1">int match_node(struct node *n1,struct node *n2);</text:p>
      <text:p text:style-name="P1">int exists_in_scope(struct node var);</text:p>
      <text:p text:style-name="P1">void patch_type(struct node type,struct list_attr lis);</text:p>
      <text:p text:style-name="P1">struct node get_sym(char* var_name,struct list_brac* lsb);</text:p>
      <text:p text:style-name="P1">void delete_entries();</text:p>
      <text:p text:style-name="P1">void delete_entries_on_ret();</text:p>
      <text:p text:style-name="P1">struct node print_comp_error(struct node exp1, struct node exp2);</text:p>
      <text:p text:style-name="P1">struct node compatible(struct node exp1,struct node exp2);</text:p>
      <text:p text:style-name="P1">struct node print_opt_error(struct node exp1,enum op_type op, struct node exp2);</text:p>
      <text:p text:style-name="P1">struct node comp_binopt_type(struct node exp1,enum op_type op, struct node exp2);</text:p>
      <text:p text:style-name="P1">struct node comp_opt_type(enum op_type op,struct node exp);</text:p>
      <text:p text:style-name="P1">int match_node_exact(struct node n1,struct node n2);</text:p>
      <text:p text:style-name="P1">int add(int a,int b);</text:p>
      <text:p text:style-name="P1">int mul(int a,int b);</text:p>
      <text:p text:style-name="P1">int sub(int a,int b);</text:p>
      <text:p text:style-name="P1">int _div(int a,int b);</text:p>
      <text:p text:style-name="P1">void freename(char *s);</text:p>
      <text:p text:style-name="P1">char *newname();</text:p>
      <text:p text:style-name="P1"/>
      <text:p text:style-name="P1">}</text:p>
      <text:p text:style-name="P1"/>
      <text:p text:style-name="P1">%union{ <text:s text:c="2"/></text:p>
      <text:p text:style-name="P1"><text:s text:c="4"/>struct list_brac lb;</text:p>
      <text:p text:style-name="P1"/>
      <text:p text:style-name="P1"/>
      <text:p text:style-name="P1"><text:s text:c="4"/>int list_num;</text:p>
      <text:p text:style-name="P1"><text:s text:c="4"/>int label_num;</text:p>
      <text:p text:style-name="P1"><text:s text:c="4"/>struct node n1;</text:p>
      <text:p text:style-name="P1"/>
      <text:p text:style-name="P1"><text:s text:c="4"/>struct list_attr lis_attr;</text:p>
      <text:p text:style-name="P1">}</text:p>
      <text:p text:style-name="P1"/>
      <text:p text:style-name="P1">%type&lt;list_num&gt; ptr</text:p>
      <text:p text:style-name="P1">%type&lt;lb&gt; br_list arr_index br_list_dyn arr_index_dyn</text:p>
      <text:p text:style-name="P1">%type&lt;n1&gt; id ide_id_decl type fis ide_id ide_id_lhs function_call expression ide_id_amp</text:p>
      <text:p text:style-name="P1">%type&lt;n1&gt; expression_and term factor arithmetic multdiv final</text:p>
      <text:p text:style-name="P1"><text:soft-page-break/>%type&lt;lis_attr&gt; decl_list list_params list_call_params</text:p>
      <text:p text:style-name="P1">%type&lt;label_num&gt; ifexp while_exp for_exp mif iftrue while_stmnt while_head for_stmnt for_cond for_head</text:p>
      <text:p text:style-name="P1"/>
      <text:p text:style-name="P1">%%</text:p>
      <text:p text:style-name="P1"/>
      <text:p text:style-name="P1">st <text:s text:c="5"/>: decl SEMI st | proto;</text:p>
      <text:p text:style-name="P1">epsilon : ;</text:p>
      <text:p text:style-name="P1"/>
      <text:p text:style-name="P1">decl : type decl_list {</text:p>
      <text:p text:style-name="P1"><text:s text:c="4"/>patch_type($1,$2);</text:p>
      <text:p text:style-name="P1">};</text:p>
      <text:p text:style-name="P1"/>
      <text:p text:style-name="P1"/>
      <text:p text:style-name="P1"/>
      <text:p text:style-name="P1">type : INT_TYPE { $$.et = INT_T; $$.ptr_depth=0; $$.size = 0;}</text:p>
      <text:p text:style-name="P1"><text:s text:c="16"/>| FLOAT_TYPE { $$.et = FLOAT_T; $$.ptr_depth=0; <text:s/>$$.size = 0;}</text:p>
      <text:p text:style-name="P1"><text:s text:c="16"/>| CHAR_TYPE { $$.et = CHAR_T; $$.ptr_depth=0; <text:s/>$$.size = 0;}</text:p>
      <text:p text:style-name="P1"><text:s text:c="16"/>| INT_TYPE ptr { $$.et = INT_T; $$.ptr_depth=$2; <text:s/>$$.size = 0;}</text:p>
      <text:p text:style-name="P1"><text:s text:c="16"/>| FLOAT_TYPE ptr { $$.et = FLOAT_T; $$.ptr_depth=$2; <text:s/>$$.size = 0;}</text:p>
      <text:p text:style-name="P1"><text:s text:c="16"/>| CHAR_TYPE ptr { $$.et = CHAR_T; $$.ptr_depth=$2; <text:s/>$$.size = 0;}</text:p>
      <text:p text:style-name="P1"><text:s text:c="16"/>;</text:p>
      <text:p text:style-name="P1">ptr : TIMES {$$ = 1;}| TIMES ptr {$$ = $2 + 1;};</text:p>
      <text:p text:style-name="P1"/>
      <text:p text:style-name="P1">decl_list : ide_id_decl { </text:p>
      <text:p text:style-name="P1"><text:s text:c="16"/>$$.list_var = (struct node*)malloc(sizeof(struct node));</text:p>
      <text:p text:style-name="P1"><text:s text:c="16"/>$$.list_var[0] = $1; $$.size = 1;} </text:p>
      <text:p text:style-name="P1"><text:s text:c="12"/>| ide_id_decl COMMA decl_list { </text:p>
      <text:p text:style-name="P1"><text:s text:c="16"/>$$.size = 1 + $3.size;</text:p>
      <text:p text:style-name="P1"><text:s text:c="16"/>$$.list_var = (struct node*)malloc(sizeof(struct node)*$$.size);</text:p>
      <text:p text:style-name="P1"><text:s text:c="16"/></text:p>
      <text:p text:style-name="P1"><text:s text:c="16"/>int iter = 0;</text:p>
      <text:p text:style-name="P1"><text:s text:c="16"/>for(iter = 0;iter &lt; $3.size; ++iter) $$.list_var[iter] = $3.list_var[iter];</text:p>
      <text:p text:style-name="P1"><text:s text:c="16"/>$$.list_var[$3.size] = $1;</text:p>
      <text:p text:style-name="P1"><text:s text:c="13"/>}</text:p>
      <text:p text:style-name="P1"><text:s text:c="12"/>;</text:p>
      <text:p text:style-name="P1"/>
      <text:p text:style-name="P1">id : ID {strcpy($$.name,strdup(yytext));};</text:p>
      <text:p text:style-name="P1"/>
      <text:p text:style-name="P1"/>
      <text:p text:style-name="P1">ide_id_decl : id {</text:p>
      <text:p text:style-name="P1"><text:s text:c="8"/>strcpy($$.name,$1.name);</text:p>
      <text:p text:style-name="P1"><text:s text:c="8"/>$$.size = 0;</text:p>
      <text:p text:style-name="P1"><text:s text:c="8"/>$$.dim_list = NULL;</text:p>
      <text:p text:style-name="P1"><text:s text:c="4"/>} </text:p>
      <text:p text:style-name="P1"><text:s text:c="4"/>| id <text:s/>br_list{</text:p>
      <text:p text:style-name="P1"><text:s text:c="8"/>strcpy($$.name,$1.name);</text:p>
      <text:p text:style-name="P1"><text:s text:c="8"/>$$.size = $2.size;</text:p>
      <text:p text:style-name="P1"><text:s text:c="8"/>$$.dim_list = $2.dim_list;</text:p>
      <text:p text:style-name="P1"><text:s text:c="4"/>};</text:p>
      <text:p text:style-name="P1"/>
      <text:p text:style-name="P1"/>
      <text:p text:style-name="P1"><text:soft-page-break/>arr_index : LSQBRAC expression RSQBRAC {</text:p>
      <text:p text:style-name="P1"><text:s text:c="4"/>if($2.et == INT_T &amp;&amp; $2.ptr_depth == 0 &amp;&amp; $2.size == 0 &amp;&amp; $2.expr_val &gt; 0){</text:p>
      <text:p text:style-name="P1"><text:s text:c="8"/>$$.size = 1;</text:p>
      <text:p text:style-name="P1"><text:s text:c="8"/>$$.dim_list = (int*)malloc(sizeof(int));</text:p>
      <text:p text:style-name="P1"><text:s text:c="8"/>$$.dim_list[0] = $2.expr_val;</text:p>
      <text:p text:style-name="P1"><text:s text:c="4"/>}</text:p>
      <text:p text:style-name="P1"><text:s text:c="4"/>else{ </text:p>
      <text:p text:style-name="P1"><text:s text:c="8"/>printf("index must be int and +ve constant\n");</text:p>
      <text:p text:style-name="P1"><text:s text:c="8"/>$$.size = 1;</text:p>
      <text:p text:style-name="P1"><text:s text:c="8"/>$$.dim_list = (int*)malloc(sizeof(int));</text:p>
      <text:p text:style-name="P1"><text:s text:c="8"/>$$.dim_list[0] = 1;</text:p>
      <text:p text:style-name="P1"><text:s text:c="4"/>}</text:p>
      <text:p text:style-name="P1"><text:s text:c="4"/>freename($2.reg_name);</text:p>
      <text:p text:style-name="P1"><text:s text:c="4"/>freename($2.reg_off);</text:p>
      <text:p text:style-name="P1">};</text:p>
      <text:p text:style-name="P1">br_list : arr_index { </text:p>
      <text:p text:style-name="P1"><text:s text:c="12"/>$$ = $1;</text:p>
      <text:p text:style-name="P1"><text:s text:c="8"/>}</text:p>
      <text:p text:style-name="P1"><text:s text:c="8"/>| arr_index br_list { </text:p>
      <text:p text:style-name="P1"><text:s text:c="12"/>$$.dim_list = (int*)malloc(sizeof(int)*($2.size+1));</text:p>
      <text:p text:style-name="P1"/>
      <text:p text:style-name="P1"><text:s text:c="12"/>int iter = 0;</text:p>
      <text:p text:style-name="P1"><text:s text:c="12"/>for(iter = 0;iter &lt; $2.size; ++iter) $$.dim_list[iter] = $2.dim_list[iter];</text:p>
      <text:p text:style-name="P1"><text:s text:c="12"/></text:p>
      <text:p text:style-name="P1"><text:s text:c="12"/>$$.size = $2.size + 1;</text:p>
      <text:p text:style-name="P1"><text:s text:c="12"/>$$.dim_list[$2.size] = $1.dim_list[0];</text:p>
      <text:p text:style-name="P1"><text:s text:c="22"/></text:p>
      <text:p text:style-name="P1"><text:s text:c="4"/>}</text:p>
      <text:p text:style-name="P1"><text:s text:c="4"/>;</text:p>
      <text:p text:style-name="P1"/>
      <text:p text:style-name="P1"/>
      <text:p text:style-name="P1"/>
      <text:p text:style-name="P1"/>
      <text:p text:style-name="P1"/>
      <text:p text:style-name="P1">proto_head : type id LP list_params RP {insert_func_entry($1,$2,$4);}</text:p>
      <text:p text:style-name="P1">proto : proto_head SEMI proto </text:p>
      <text:p text:style-name="P1"><text:s text:c="8"/>| st2</text:p>
      <text:p text:style-name="P1"><text:s text:c="8"/>;</text:p>
      <text:p text:style-name="P1"/>
      <text:p text:style-name="P1">func_head : <text:s/>type id LP list_params RP {</text:p>
      <text:p text:style-name="P1"><text:s text:c="12"/>if(check_func_proto($1,$2,$4) == 0){</text:p>
      <text:p text:style-name="P1"><text:s text:c="16"/>printf("Prototype mismatch/not declared\n");</text:p>
      <text:p text:style-name="P1"><text:s text:c="12"/>}</text:p>
      <text:p text:style-name="P1"><text:s text:c="12"/>cur_scope++;</text:p>
      <text:p text:style-name="P1"/>
      <text:p text:style-name="P1"><text:s text:c="12"/>if(!text_printed){</text:p>
      <text:p text:style-name="P1"><text:s text:c="16"/>text_printed = 1;</text:p>
      <text:p text:style-name="P1"><text:s text:c="16"/>fprintf(asmout, ".text\n.globl main\n" );</text:p>
      <text:p text:style-name="P1"><text:s text:c="12"/>}</text:p>
      <text:p text:style-name="P1"><text:s text:c="12"/>fprintf(asmout, "%s: \n",$2.name );</text:p>
      <text:p text:style-name="P1"/>
      <text:p text:style-name="P1"><text:s text:c="12"/>int iter = 0;</text:p>
      <text:p text:style-name="P1"><text:soft-page-break/><text:s text:c="12"/>for(;iter &lt; $4.size;++iter){</text:p>
      <text:p text:style-name="P1"><text:s text:c="16"/>$4.list_var[iter].st_off = cur_off;</text:p>
      <text:p text:style-name="P1"><text:s text:c="16"/>// printf("parameter name is %s for func %s\n",$4.list_var[iter].name,$2.name );</text:p>
      <text:p text:style-name="P1"><text:s text:c="16"/>cur_off += $4.list_var[iter].prod*$4.list_var[iter].typeSize;</text:p>
      <text:p text:style-name="P1"><text:s text:c="12"/>}</text:p>
      <text:p text:style-name="P1"/>
      <text:p text:style-name="P1"><text:s text:c="12"/>add_params_to_sym($4);</text:p>
      <text:p text:style-name="P1"><text:s text:c="12"/>cur_func = $1;</text:p>
      <text:p text:style-name="P1"><text:s text:c="12"/>cur_func.num_func = ++tot_func;</text:p>
      <text:p text:style-name="P1"><text:s text:c="12"/>}</text:p>
      <text:p text:style-name="P1"><text:s text:c="8"/>;</text:p>
      <text:p text:style-name="P1">int_head: INT_TYPE MAIN LP RP{</text:p>
      <text:p text:style-name="P1"><text:s text:c="8"/>cur_func.et = INT_T;cur_func.size = 0;cur_func.ptr_depth = 0;</text:p>
      <text:p text:style-name="P1"><text:s text:c="8"/>cur_scope++;</text:p>
      <text:p text:style-name="P1"><text:s text:c="8"/>cur_func.num_func = ++tot_func;</text:p>
      <text:p text:style-name="P1"/>
      <text:p text:style-name="P1"><text:s text:c="8"/>if(!text_printed){</text:p>
      <text:p text:style-name="P1"><text:s text:c="12"/>text_printed = 1;</text:p>
      <text:p text:style-name="P1"><text:s text:c="12"/>fprintf(asmout, ".text\n" );</text:p>
      <text:p text:style-name="P1"><text:s text:c="8"/>}</text:p>
      <text:p text:style-name="P1"><text:s text:c="8"/>fprintf(asmout, "main: \n" ); <text:s text:c="7"/></text:p>
      <text:p text:style-name="P1"><text:s text:c="8"/>fprintf(asmout, "move $fp,$sp\n" );</text:p>
      <text:p text:style-name="P1"><text:s text:c="4"/>};</text:p>
      <text:p text:style-name="P1"/>
      <text:p text:style-name="P1">st2 <text:s text:c="5"/>: int_head OPEN_CURL s CLOSE_CURL {</text:p>
      <text:p text:style-name="P1"><text:s text:c="32"/>delete_entries();</text:p>
      <text:p text:style-name="P1"><text:s text:c="32"/>cur_scope--;</text:p>
      <text:p text:style-name="P1"><text:s text:c="36"/></text:p>
      <text:p text:style-name="P1"><text:s text:c="36"/>assert(cur_scope == 0 &amp;&amp; cur_off == 0);</text:p>
      <text:p text:style-name="P1"/>
      <text:p text:style-name="P1"><text:s text:c="36"/>fprintf(asmout, "li $v0,10\nsyscall\n");</text:p>
      <text:p text:style-name="P1"><text:s text:c="32"/>}</text:p>
      <text:p text:style-name="P1"/>
      <text:p text:style-name="P1"><text:s text:c="8"/>| func_head func_body st2 </text:p>
      <text:p text:style-name="P1"><text:s text:c="8"/>;</text:p>
      <text:p text:style-name="P1">func_body: OPEN_CURL s CLOSE_CURL{</text:p>
      <text:p text:style-name="P1"><text:s text:c="4"/>delete_entries();</text:p>
      <text:p text:style-name="P1"><text:s text:c="4"/>cur_scope--;</text:p>
      <text:p text:style-name="P1"><text:s text:c="4"/>assert(cur_scope == 0 &amp;&amp; cur_off == 0);</text:p>
      <text:p text:style-name="P1"><text:s text:c="4"/>fprintf(asmout, "li $v1,0\n");</text:p>
      <text:p text:style-name="P1"><text:s text:c="4"/>fprintf(asmout, "jr $ra\n");</text:p>
      <text:p text:style-name="P1">};</text:p>
      <text:p text:style-name="P1"/>
      <text:p text:style-name="P1"/>
      <text:p text:style-name="P1"/>
      <text:p text:style-name="P1"/>
      <text:p text:style-name="P1"/>
      <text:p text:style-name="P1">list_params <text:s text:c="4"/>: type ide_id_decl { </text:p>
      <text:p text:style-name="P1"><text:s text:c="20"/>$$.list_var = (struct node*)malloc(sizeof(struct node));</text:p>
      <text:p text:style-name="P1"><text:s text:c="20"/>$2.et = $1.et;</text:p>
      <text:p text:style-name="P1"><text:s text:c="20"/>$2.ptr_depth = $1.ptr_depth;</text:p>
      <text:p text:style-name="P1"/>
      <text:p text:style-name="P1"><text:soft-page-break/><text:s text:c="20"/>if($2.size){</text:p>
      <text:p text:style-name="P1"><text:s text:c="24"/>$2.prod = 1;</text:p>
      <text:p text:style-name="P1"><text:s text:c="24"/>int i = 0;</text:p>
      <text:p text:style-name="P1"><text:s text:c="24"/>for(;i &lt; $2.size;++i) $2.prod *= $2.dim_list[i];</text:p>
      <text:p text:style-name="P1"><text:s text:c="20"/>}</text:p>
      <text:p text:style-name="P1"><text:s text:c="20"/>else $2.prod = 1;</text:p>
      <text:p text:style-name="P1"><text:s text:c="16"/></text:p>
      <text:p text:style-name="P1"><text:s text:c="20"/>int cprod = $2.prod;</text:p>
      <text:p text:style-name="P1"/>
      <text:p text:style-name="P1"><text:s text:c="20"/>if(1){</text:p>
      <text:p text:style-name="P1"><text:s text:c="24"/>$2.typeSize = 4; /// MIPS pointer size</text:p>
      <text:p text:style-name="P1"><text:s text:c="20"/>}</text:p>
      <text:p text:style-name="P1"><text:s text:c="20"/>$$.list_var[0] = $2; </text:p>
      <text:p text:style-name="P1"><text:s text:c="20"/>$$.size = 1;</text:p>
      <text:p text:style-name="P1"/>
      <text:p text:style-name="P1"><text:s text:c="16"/>} </text:p>
      <text:p text:style-name="P1"><text:s text:c="16"/>| type ide_id_decl COMMA list_params <text:s/></text:p>
      <text:p text:style-name="P1"><text:s text:c="16"/>{ </text:p>
      <text:p text:style-name="P1"><text:s text:c="20"/>$$.size = 1 + $4.size;</text:p>
      <text:p text:style-name="P1"><text:s text:c="20"/>$$.list_var = (struct node*)malloc(sizeof(struct node)*$$.size);</text:p>
      <text:p text:style-name="P1"><text:s text:c="20"/></text:p>
      <text:p text:style-name="P1"><text:s text:c="20"/>int iter = 0;</text:p>
      <text:p text:style-name="P1"><text:s text:c="20"/>for(iter = 0;iter &lt; $4.size; ++iter) $$.list_var[iter] = $4.list_var[iter];</text:p>
      <text:p text:style-name="P1"><text:s text:c="20"/></text:p>
      <text:p text:style-name="P1"><text:s text:c="20"/>$2.et = $1.et;</text:p>
      <text:p text:style-name="P1"><text:s text:c="20"/>$2.ptr_depth = $1.ptr_depth;</text:p>
      <text:p text:style-name="P1"/>
      <text:p text:style-name="P1"><text:s text:c="20"/>if($2.size){</text:p>
      <text:p text:style-name="P1"><text:s text:c="24"/>$2.prod = 1;</text:p>
      <text:p text:style-name="P1"><text:s text:c="24"/>int i = 0;</text:p>
      <text:p text:style-name="P1"><text:s text:c="24"/>for(;i &lt; $2.size;++i) $2.prod *= $2.dim_list[i];</text:p>
      <text:p text:style-name="P1"><text:s text:c="20"/>}</text:p>
      <text:p text:style-name="P1"><text:s text:c="20"/>else $2.prod = 1;</text:p>
      <text:p text:style-name="P1"><text:s text:c="16"/></text:p>
      <text:p text:style-name="P1"><text:s text:c="20"/>int cprod = $2.prod;</text:p>
      <text:p text:style-name="P1"/>
      <text:p text:style-name="P1"><text:s text:c="20"/>if(1){</text:p>
      <text:p text:style-name="P1"><text:s text:c="24"/>$2.typeSize = 4; /// MIPS pointer size</text:p>
      <text:p text:style-name="P1"><text:s text:c="20"/>}</text:p>
      <text:p text:style-name="P1"/>
      <text:p text:style-name="P1"><text:s text:c="20"/>$$.list_var[$4.size] = $2;</text:p>
      <text:p text:style-name="P1"><text:s text:c="16"/>}</text:p>
      <text:p text:style-name="P1"><text:s text:c="16"/>;</text:p>
      <text:p text:style-name="P1"/>
      <text:p text:style-name="P1">fis <text:s text:c="4"/>: INT <text:s text:c="2"/>{</text:p>
      <text:p text:style-name="P1"><text:s text:c="12"/>$$.et = INT_T; $$.ptr_depth = 0; </text:p>
      <text:p text:style-name="P1"><text:s text:c="12"/>$$.size = 0; </text:p>
      <text:p text:style-name="P1"><text:s text:c="12"/>$$.dim_list = NULL; </text:p>
      <text:p text:style-name="P1"><text:s text:c="12"/>$$.expr_val = atoi(strdup(yytext));</text:p>
      <text:p text:style-name="P1"/>
      <text:p text:style-name="P1"><text:s text:c="12"/>$$.reg_name = newname();</text:p>
      <text:p text:style-name="P1"><text:s text:c="12"/>fprintf(asmout, "li %s,%d\n",$$.reg_name,$$.expr_val );</text:p>
      <text:p text:style-name="P1"><text:soft-page-break/></text:p>
      <text:p text:style-name="P1"><text:s text:c="8"/>}</text:p>
      <text:p text:style-name="P1"><text:s text:c="8"/>| FLOAT <text:s/>{$$.et = FLOAT_T; $$.ptr_depth = 0; $$.size = 0;$$.dim_list = NULL; $$.expr_val = -1000000;}</text:p>
      <text:p text:style-name="P1"><text:s text:c="8"/>| CHAR <text:s text:c="2"/>{</text:p>
      <text:p text:style-name="P1"><text:s text:c="12"/>$$.et = CHAR_T; $$.ptr_depth = 0; $$.size = 0;$$.dim_list = NULL; $$.expr_val = yytext[1];</text:p>
      <text:p text:style-name="P1"/>
      <text:p text:style-name="P1"><text:s text:c="12"/>$$.reg_name = newname();</text:p>
      <text:p text:style-name="P1"><text:s text:c="12"/>fprintf(asmout, "li %s,%d\n",$$.reg_name,$$.expr_val );</text:p>
      <text:p text:style-name="P1"/>
      <text:p text:style-name="P1"><text:s text:c="16"/>//printf("CHAR VALUE IS %d %s\n",$$.expr_val,yytext);</text:p>
      <text:p text:style-name="P1"><text:s text:c="8"/>}</text:p>
      <text:p text:style-name="P1"><text:s text:c="8"/>| MINUS INT {$$.et = INT_T; $$.ptr_depth = 0; $$.size = 0; $$.dim_list = NULL; $$.expr_val = -atoi(strdup(yytext));</text:p>
      <text:p text:style-name="P1"/>
      <text:p text:style-name="P1"><text:s text:c="16"/>$$.reg_name = newname();</text:p>
      <text:p text:style-name="P1"><text:s text:c="16"/>fprintf(asmout, "li %s,%d\n",$$.reg_name,$$.expr_val );</text:p>
      <text:p text:style-name="P1"><text:s text:c="12"/>}</text:p>
      <text:p text:style-name="P1"><text:s text:c="8"/>;</text:p>
      <text:p text:style-name="P1"/>
      <text:p text:style-name="P1">arr_index_dyn : LSQBRAC expression RSQBRAC {</text:p>
      <text:p text:style-name="P1"><text:s text:c="4"/>if(!($2.et == INT_T &amp;&amp; $2.ptr_depth == 0 &amp;&amp; $2.size == 0)){</text:p>
      <text:p text:style-name="P1"><text:s text:c="8"/>printf("index must be int type\n");</text:p>
      <text:p text:style-name="P1"><text:s text:c="4"/>} <text:s text:c="2"/></text:p>
      <text:p text:style-name="P1"><text:s text:c="4"/>$$.size = 1; <text:s text:c="11"/></text:p>
      <text:p text:style-name="P1"><text:s text:c="4"/>$$.reg_name = (char**)malloc(sizeof(char*)*(1));</text:p>
      <text:p text:style-name="P1"><text:s text:c="4"/>$$.reg_name[0] = (char*)malloc(4);</text:p>
      <text:p text:style-name="P1"><text:s text:c="4"/>strcpy($$.reg_name[0],$2.reg_name);</text:p>
      <text:p text:style-name="P1">};</text:p>
      <text:p text:style-name="P1">br_list_dyn : arr_index_dyn { </text:p>
      <text:p text:style-name="P1"><text:s text:c="12"/>$$ = $1;</text:p>
      <text:p text:style-name="P1"><text:s text:c="8"/>}</text:p>
      <text:p text:style-name="P1"><text:s text:c="8"/>| arr_index_dyn br_list_dyn { </text:p>
      <text:p text:style-name="P1"><text:s text:c="12"/>$$.reg_name = (char**)malloc(sizeof(char*)*($2.size+1));</text:p>
      <text:p text:style-name="P1"/>
      <text:p text:style-name="P1"><text:s text:c="12"/>int iter = 0;</text:p>
      <text:p text:style-name="P1"><text:s text:c="12"/>for(iter = 0;iter &lt; $2.size; ++iter) {</text:p>
      <text:p text:style-name="P1"><text:s text:c="16"/>$$.reg_name[iter] = (char*)malloc(4);</text:p>
      <text:p text:style-name="P1"><text:s text:c="16"/>strcpy($$.reg_name[iter],$2.reg_name[iter]);</text:p>
      <text:p text:style-name="P1"><text:s text:c="12"/>}</text:p>
      <text:p text:style-name="P1"><text:s text:c="12"/></text:p>
      <text:p text:style-name="P1"><text:s text:c="12"/>$$.size = $2.size + 1;</text:p>
      <text:p text:style-name="P1"><text:s text:c="12"/>$$.reg_name[$2.size] = (char*)malloc(4);</text:p>
      <text:p text:style-name="P1"><text:s text:c="12"/>strcpy($$.reg_name[$2.size],$1.reg_name[0]);</text:p>
      <text:p text:style-name="P1"><text:s text:c="4"/>}</text:p>
      <text:p text:style-name="P1"><text:s text:c="4"/>;</text:p>
      <text:p text:style-name="P1"/>
      <text:p text:style-name="P1"/>
      <text:p text:style-name="P1"/>
      <text:p text:style-name="P1">ide_id : id { </text:p>
      <text:p text:style-name="P1"><text:s text:c="4"/>///global vars sepeate access</text:p>
      <text:p text:style-name="P1"><text:soft-page-break/></text:p>
      <text:p text:style-name="P1"/>
      <text:p text:style-name="P1"><text:s text:c="4"/>///dynamic access a[i][j]</text:p>
      <text:p text:style-name="P1"/>
      <text:p text:style-name="P1"/>
      <text:p text:style-name="P1"><text:s text:c="8"/>$$ = get_sym($1.name,NULL); </text:p>
      <text:p text:style-name="P1"><text:s text:c="8"/>$$.expr_val = -1000000;</text:p>
      <text:p text:style-name="P1"><text:s text:c="8"/>if($$.size == 0){</text:p>
      <text:p text:style-name="P1"><text:s text:c="12"/>char* reg_name = (char*)malloc(sizeof(char)*4);</text:p>
      <text:p text:style-name="P1"><text:s text:c="12"/>strcpy(reg_name,"$a0");</text:p>
      <text:p text:style-name="P1"><text:s text:c="12"/>fprintf(asmout, "addi %s,$fp,-%d\n",reg_name,$$.st_off + $$.typeSize );</text:p>
      <text:p text:style-name="P1"><text:s text:c="12"/>fprintf(asmout, "sub %s,%s,%s\n",reg_name,reg_name,$$.reg_off );</text:p>
      <text:p text:style-name="P1"><text:s text:c="12"/>freename($$.reg_off);</text:p>
      <text:p text:style-name="P1"><text:s text:c="12"/>$$.valid_off = 0;</text:p>
      <text:p text:style-name="P1"/>
      <text:p text:style-name="P1"><text:s text:c="12"/>$$.reg_name = newname();</text:p>
      <text:p text:style-name="P1"><text:s text:c="12"/>if($$.typeSize == 4) fprintf(asmout, "lw %s,(%s)\n",$$.reg_name,reg_name );</text:p>
      <text:p text:style-name="P1"><text:s text:c="12"/>else fprintf(asmout, "lw %s,(%s)\n",$$.reg_name,reg_name );</text:p>
      <text:p text:style-name="P1"><text:s text:c="12"/></text:p>
      <text:p text:style-name="P1"><text:s text:c="8"/>}</text:p>
      <text:p text:style-name="P1"/>
      <text:p text:style-name="P1"><text:s text:c="8"/>} | id br_list_dyn { </text:p>
      <text:p text:style-name="P1"><text:s text:c="12"/>$$ = get_sym($1.name,&amp;($2)); </text:p>
      <text:p text:style-name="P1"><text:s text:c="12"/>$$.expr_val = -1000000;</text:p>
      <text:p text:style-name="P1"><text:s text:c="12"/>if($$.size == 0){</text:p>
      <text:p text:style-name="P1"><text:s text:c="16"/>char* reg_name = (char*)malloc(sizeof(char)*4);</text:p>
      <text:p text:style-name="P1"><text:s text:c="16"/>strcpy(reg_name,"$a0");</text:p>
      <text:p text:style-name="P1"><text:s text:c="16"/>fprintf(asmout, "addi %s,$fp,-%d\n",reg_name,$$.st_off + $$.typeSize );</text:p>
      <text:p text:style-name="P1"><text:s text:c="16"/>fprintf(asmout, "sub %s,%s,%s\n",reg_name,reg_name,$$.reg_off );</text:p>
      <text:p text:style-name="P1"><text:s text:c="16"/>freename($$.reg_off);</text:p>
      <text:p text:style-name="P1"><text:s text:c="16"/>$$.valid_off = 0;</text:p>
      <text:p text:style-name="P1"/>
      <text:p text:style-name="P1"><text:s text:c="16"/>$$.reg_name = newname();</text:p>
      <text:p text:style-name="P1"><text:s text:c="16"/>if($$.typeSize == 4) fprintf(asmout, "lw %s,(%s)\n",$$.reg_name,reg_name );</text:p>
      <text:p text:style-name="P1"><text:s text:c="16"/>else fprintf(asmout, "lw %s,(%s)\n",$$.reg_name,reg_name );</text:p>
      <text:p text:style-name="P1"><text:s text:c="16"/></text:p>
      <text:p text:style-name="P1"><text:s text:c="12"/>}</text:p>
      <text:p text:style-name="P1"><text:s text:c="8"/>};</text:p>
      <text:p text:style-name="P1"/>
      <text:p text:style-name="P1"/>
      <text:p text:style-name="P1">ide_id_amp : id { </text:p>
      <text:p text:style-name="P1"><text:s text:c="4"/>///global vars sepeate access</text:p>
      <text:p text:style-name="P1"/>
      <text:p text:style-name="P1"/>
      <text:p text:style-name="P1"><text:s text:c="4"/>///dynamic access a[i][j]</text:p>
      <text:p text:style-name="P1"/>
      <text:p text:style-name="P1"/>
      <text:p text:style-name="P1"><text:s text:c="8"/>$$ = get_sym($1.name,NULL); </text:p>
      <text:p text:style-name="P1"><text:s text:c="8"/>$$.expr_val = -1000000;</text:p>
      <text:p text:style-name="P1"><text:s text:c="8"/></text:p>
      <text:p text:style-name="P1"/>
      <text:p text:style-name="P1"><text:s text:c="8"/>} | id br_list_dyn { </text:p>
      <text:p text:style-name="P1"><text:soft-page-break/><text:s text:c="12"/>$$ = get_sym($1.name,&amp;($2)); </text:p>
      <text:p text:style-name="P1"><text:s text:c="12"/>$$.expr_val = -1000000;</text:p>
      <text:p text:style-name="P1"><text:s text:c="12"/></text:p>
      <text:p text:style-name="P1"><text:s text:c="8"/>};</text:p>
      <text:p text:style-name="P1"/>
      <text:p text:style-name="P1"/>
      <text:p text:style-name="P1">ide_id_lhs : id { </text:p>
      <text:p text:style-name="P1"/>
      <text:p text:style-name="P1"><text:s text:c="8"/>$$ = get_sym($1.name,NULL); </text:p>
      <text:p text:style-name="P1"><text:s text:c="8"/>$$.expr_val = -1000000;</text:p>
      <text:p text:style-name="P1"><text:s text:c="8"/>// printf("reached here \n");</text:p>
      <text:p text:style-name="P1"><text:s text:c="8"/>if($$.size == 0){</text:p>
      <text:p text:style-name="P1"><text:s text:c="12"/>fprintf(asmout, "addi $a0,$fp,-%d\n",$$.st_off + $$.typeSize );</text:p>
      <text:p text:style-name="P1"><text:s text:c="12"/>fprintf(asmout, "sub $a0,$a0,%s\n",$$.reg_off );</text:p>
      <text:p text:style-name="P1"><text:s text:c="12"/>//freename($$.reg_off);</text:p>
      <text:p text:style-name="P1"><text:s text:c="12"/>//$$.valid_off = 0;</text:p>
      <text:p text:style-name="P1"/>
      <text:p text:style-name="P1"><text:s text:c="12"/>$$.reg_name = newname();</text:p>
      <text:p text:style-name="P1"><text:s text:c="12"/>if($$.typeSize == 4) fprintf(asmout, "lw %s,($a0)\n",$$.reg_name );</text:p>
      <text:p text:style-name="P1"><text:s text:c="12"/>else fprintf(asmout, "lw %s,($a0)\n",$$.reg_name );</text:p>
      <text:p text:style-name="P1"><text:s text:c="12"/>// printf("reached here 2\n");</text:p>
      <text:p text:style-name="P1"><text:s text:c="8"/>}</text:p>
      <text:p text:style-name="P1"><text:s text:c="8"/>else{</text:p>
      <text:p text:style-name="P1"><text:s text:c="12"/>printf("id cant be array in this case\n");</text:p>
      <text:p text:style-name="P1"><text:s text:c="8"/>}</text:p>
      <text:p text:style-name="P1"/>
      <text:p text:style-name="P1"><text:s text:c="8"/>} | id br_list_dyn { </text:p>
      <text:p text:style-name="P1"><text:s text:c="12"/>$$ = get_sym($1.name,&amp;($2)); </text:p>
      <text:p text:style-name="P1"><text:s text:c="12"/>$$.expr_val = -1000000;</text:p>
      <text:p text:style-name="P1"><text:s text:c="12"/>if($$.size == 0){</text:p>
      <text:p text:style-name="P1"><text:s text:c="16"/>char* reg_name = (char*)malloc(sizeof(char)*4);</text:p>
      <text:p text:style-name="P1"><text:s text:c="16"/>strcpy(reg_name,"$a0");</text:p>
      <text:p text:style-name="P1"><text:s text:c="16"/>fprintf(asmout, "addi %s,$fp,-%d\n",reg_name,$$.st_off + $$.typeSize );</text:p>
      <text:p text:style-name="P1"><text:s text:c="16"/>fprintf(asmout, "sub %s,%s,%s\n",reg_name,reg_name,$$.reg_off );</text:p>
      <text:p text:style-name="P1"><text:s text:c="16"/>//freename($$.reg_off);</text:p>
      <text:p text:style-name="P1"><text:s text:c="16"/>//$$.valid_off = 0;</text:p>
      <text:p text:style-name="P1"/>
      <text:p text:style-name="P1"><text:s text:c="16"/>$$.reg_name = newname();</text:p>
      <text:p text:style-name="P1"><text:s text:c="16"/>if($$.typeSize == 4) fprintf(asmout, "lw %s,(%s)\n",$$.reg_name,reg_name );</text:p>
      <text:p text:style-name="P1"><text:s text:c="16"/>else fprintf(asmout, "lw %s,(%s)\n",$$.reg_name,reg_name );</text:p>
      <text:p text:style-name="P1"><text:s text:c="16"/></text:p>
      <text:p text:style-name="P1"><text:s text:c="12"/>}</text:p>
      <text:p text:style-name="P1"><text:s text:c="12"/>else{</text:p>
      <text:p text:style-name="P1"><text:s text:c="16"/>printf("id cant be array in this case\n");</text:p>
      <text:p text:style-name="P1"><text:s text:c="12"/>}</text:p>
      <text:p text:style-name="P1"><text:s text:c="8"/>};</text:p>
      <text:p text:style-name="P1"/>
      <text:p text:style-name="P1">list_call_params <text:s text:c="7"/>: expression <text:s text:c="2"/>{</text:p>
      <text:p text:style-name="P1"><text:s text:c="28"/>$$.list_var = (struct node*)malloc(sizeof(struct node));</text:p>
      <text:p text:style-name="P1"><text:s text:c="28"/>$$.list_var[0] = $1;</text:p>
      <text:p text:style-name="P1"><text:s text:c="28"/>$$.size = 1;</text:p>
      <text:p text:style-name="P1"><text:s text:c="24"/>}</text:p>
      <text:p text:style-name="P1"><text:soft-page-break/><text:s text:c="24"/>| expression COMMA list_call_params {</text:p>
      <text:p text:style-name="P1"><text:s text:c="28"/>$$.size = 1 + $3.size;</text:p>
      <text:p text:style-name="P1"><text:s text:c="28"/></text:p>
      <text:p text:style-name="P1"><text:s text:c="28"/>$$.list_var = (struct node*)malloc(sizeof(struct node)*$$.size);</text:p>
      <text:p text:style-name="P1"><text:s text:c="28"/></text:p>
      <text:p text:style-name="P1"><text:s text:c="28"/>int iter = 0;</text:p>
      <text:p text:style-name="P1"><text:s text:c="28"/>for(iter = 0;iter &lt; $3.size; ++iter) $$.list_var[iter] = $3.list_var[iter];</text:p>
      <text:p text:style-name="P1"><text:s text:c="28"/>$$.list_var[$3.size] = $1;</text:p>
      <text:p text:style-name="P1"><text:s text:c="24"/>}</text:p>
      <text:p text:style-name="P1"><text:s text:c="24"/>;</text:p>
      <text:p text:style-name="P1"/>
      <text:p text:style-name="P1">s <text:s text:c="6"/>: epsilon {fprintf(fout,"s -&gt; epsilon\n");}</text:p>
      <text:p text:style-name="P1"><text:s text:c="8"/>| other_than_if s {fprintf(fout,"s -&gt; uif s\n");}</text:p>
      <text:p text:style-name="P1"><text:s text:c="8"/>| mif s {fprintf(fout,"s -&gt; mif s\n");}</text:p>
      <text:p text:style-name="P1"><text:s text:c="8"/>;</text:p>
      <text:p text:style-name="P1"/>
      <text:p text:style-name="P1">function_call <text:s text:c="2"/>: id LP list_call_params RP <text:s text:c="2"/>{</text:p>
      <text:p text:style-name="P1"><text:s text:c="4"/>$$ = check_func_exists($1.name); </text:p>
      <text:p text:style-name="P1"><text:s text:c="4"/>if($$.valid == 1){</text:p>
      <text:p text:style-name="P1"><text:s text:c="9"/>int i=0;</text:p>
      <text:p text:style-name="P1"><text:s text:c="8"/>for(;i&lt;NUM_REG;++i){</text:p>
      <text:p text:style-name="P1"><text:s text:c="12"/>fprintf(asmout, "addi $sp,$sp,-4\n" );</text:p>
      <text:p text:style-name="P1"><text:s text:c="12"/>fprintf(asmout, "sw %s,($sp)\n",Names[i]);</text:p>
      <text:p text:style-name="P1"><text:s text:c="8"/>}</text:p>
      <text:p text:style-name="P1"><text:s text:c="8"/>fprintf(asmout, "addi $sp,$sp,-4\n" );</text:p>
      <text:p text:style-name="P1"><text:s text:c="8"/>fprintf(asmout, "sw $fp,($sp)\n");</text:p>
      <text:p text:style-name="P1"><text:s text:c="8"/>fprintf(asmout, "addi $sp,$sp,-4\n" );</text:p>
      <text:p text:style-name="P1"><text:s text:c="8"/>fprintf(asmout, "sw $ra,($sp)\n");</text:p>
      <text:p text:style-name="P1"/>
      <text:p text:style-name="P1"><text:s text:c="8"/>fprintf(asmout, "move $a0,$fp\n" );</text:p>
      <text:p text:style-name="P1"><text:s text:c="8"/>fprintf(asmout, "move $fp,$sp\n" );</text:p>
      <text:p text:style-name="P1"/>
      <text:p text:style-name="P1"><text:s text:c="8"/>check_param_match($$,$3);</text:p>
      <text:p text:style-name="P1"/>
      <text:p text:style-name="P1"><text:s text:c="8"/>fprintf(asmout, "jal %s\n",$1.name );</text:p>
      <text:p text:style-name="P1"/>
      <text:p text:style-name="P1"><text:s text:c="8"/>fprintf(asmout, "lw $ra,($sp)\n");</text:p>
      <text:p text:style-name="P1"><text:s text:c="8"/>fprintf(asmout, "addi $sp,$sp,4\n" );</text:p>
      <text:p text:style-name="P1"><text:s text:c="8"/>fprintf(asmout, "lw $fp,($sp)\n");</text:p>
      <text:p text:style-name="P1"><text:s text:c="8"/>fprintf(asmout, "addi $sp,$sp,4\n" );</text:p>
      <text:p text:style-name="P1"/>
      <text:p text:style-name="P1"><text:s text:c="8"/>for(i=NUM_REG-1;i&gt;=0;i--){</text:p>
      <text:p text:style-name="P1"><text:s text:c="12"/>fprintf(asmout, "lw %s,($sp)\n",Names[i]);</text:p>
      <text:p text:style-name="P1"><text:s text:c="12"/>fprintf(asmout, "addi $sp,$sp,4\n" );</text:p>
      <text:p text:style-name="P1"><text:s text:c="8"/>}</text:p>
      <text:p text:style-name="P1"/>
      <text:p text:style-name="P1"><text:s text:c="4"/>}</text:p>
      <text:p text:style-name="P1">};</text:p>
      <text:p text:style-name="P1"/>
      <text:p text:style-name="P1">for_head : FOR LP ide_id_lhs EQ expression SEMI {</text:p>
      <text:p text:style-name="P1"><text:s text:c="4"/>if($5.size){</text:p>
      <text:p text:style-name="P1"><text:s text:c="8"/>fprintf(asmout, "addi $a0,$fp,-%d\n",$5.st_off + $5.typeSize );</text:p>
      <text:p text:style-name="P1"><text:soft-page-break/><text:s text:c="8"/>fprintf(asmout, "sub $a0,$a0,%s\n",$5.reg_off);</text:p>
      <text:p text:style-name="P1"><text:s text:c="8"/>freename($5.reg_off);</text:p>
      <text:p text:style-name="P1"><text:s text:c="8"/>$5.valid_off = 0;</text:p>
      <text:p text:style-name="P1"/>
      <text:p text:style-name="P1"><text:s text:c="8"/>$5.reg_name = newname();</text:p>
      <text:p text:style-name="P1"><text:s text:c="8"/>$5.ptr_depth += $5.size;</text:p>
      <text:p text:style-name="P1"><text:s text:c="8"/>$5.size = 0;</text:p>
      <text:p text:style-name="P1"><text:s text:c="8"/>fprintf(asmout, "move %s,$a0\n",$5.reg_name );</text:p>
      <text:p text:style-name="P1"><text:s text:c="8"/>$5.expr_val = -1000000;</text:p>
      <text:p text:style-name="P1"><text:s text:c="4"/>}</text:p>
      <text:p text:style-name="P1"><text:s text:c="4"/>compatible($3,$5);</text:p>
      <text:p text:style-name="P1"/>
      <text:p text:style-name="P1"><text:s text:c="4"/>fprintf(asmout, "addi $a0,$fp,-%d\n",$3.st_off + $3.typeSize);</text:p>
      <text:p text:style-name="P1"><text:s text:c="4"/>fprintf(asmout, "sub $a0,$a0,%s\n",$3.reg_off );</text:p>
      <text:p text:style-name="P1"/>
      <text:p text:style-name="P1"><text:s text:c="4"/>if($3.typeSize == 1) {</text:p>
      <text:p text:style-name="P1"><text:s text:c="8"/>fprintf(asmout, "sw %s,($a0)\n",$5.reg_name );</text:p>
      <text:p text:style-name="P1"><text:s text:c="4"/>}</text:p>
      <text:p text:style-name="P1"><text:s text:c="4"/>else {</text:p>
      <text:p text:style-name="P1"><text:s text:c="8"/>fprintf(asmout, "sw %s,($a0)\n",$5.reg_name );</text:p>
      <text:p text:style-name="P1"><text:s text:c="4"/>}</text:p>
      <text:p text:style-name="P1"/>
      <text:p text:style-name="P1"><text:s text:c="4"/>freename($3.reg_off);freename($5.reg_off);</text:p>
      <text:p text:style-name="P1"><text:s text:c="4"/>freename($3.reg_name);freename($5.reg_name);</text:p>
      <text:p text:style-name="P1"/>
      <text:p text:style-name="P1"><text:s text:c="4"/>$$ = ++label_cnt;</text:p>
      <text:p text:style-name="P1"/>
      <text:p text:style-name="P1"><text:s text:c="4"/>loop_cnt++;</text:p>
      <text:p text:style-name="P1"><text:s text:c="4"/>is_for[loop_cnt] = 1;</text:p>
      <text:p text:style-name="P1"><text:s text:c="4"/>loop_no[loop_cnt] = $$;</text:p>
      <text:p text:style-name="P1"><text:s text:c="4"/></text:p>
      <text:p text:style-name="P1"><text:s text:c="4"/>fprintf(asmout, "START_LABEL%d:\n",$$ );</text:p>
      <text:p text:style-name="P1">};</text:p>
      <text:p text:style-name="P1">for_cond: for_head expression SEMI{</text:p>
      <text:p text:style-name="P1"><text:s text:c="4"/>$$ = $1;</text:p>
      <text:p text:style-name="P1"/>
      <text:p text:style-name="P1"><text:s text:c="4"/>if( $2.size &gt; 0 || $2.ptr_depth &gt;0)</text:p>
      <text:p text:style-name="P1"><text:s text:c="8"/>printf("Boolean required in expression\n");</text:p>
      <text:p text:style-name="P1"><text:s text:c="4"/>else{</text:p>
      <text:p text:style-name="P1"><text:s text:c="8"/>fprintf(asmout, "beq %s,$zero,LABEL%d\n",$2.reg_name,$$ );</text:p>
      <text:p text:style-name="P1"/>
      <text:p text:style-name="P1"><text:s text:c="4"/>} </text:p>
      <text:p text:style-name="P1"><text:s text:c="4"/>freename($2.reg_name);</text:p>
      <text:p text:style-name="P1"><text:s text:c="4"/>freename($2.reg_off);</text:p>
      <text:p text:style-name="P1"><text:s text:c="4"/>fprintf(asmout, "j FOR_START%d\n",$$ );</text:p>
      <text:p text:style-name="P1"><text:s text:c="4"/>fprintf(asmout, "FOR_INC%d:\n",$$ );</text:p>
      <text:p text:style-name="P1">};</text:p>
      <text:p text:style-name="P1">for_exp : for_cond expression RP</text:p>
      <text:p text:style-name="P1"><text:s text:c="16"/>{</text:p>
      <text:p text:style-name="P1"><text:s text:c="20"/>$$=$1;</text:p>
      <text:p text:style-name="P1"><text:s text:c="20"/>fprintf(asmout, "j START_LABEL%d\n",$$ );</text:p>
      <text:p text:style-name="P1"><text:s text:c="20"/>fprintf(asmout, "FOR_START%d:\n",$$ );</text:p>
      <text:p text:style-name="P1"><text:soft-page-break/><text:s text:c="16"/>};</text:p>
      <text:p text:style-name="P1"/>
      <text:p text:style-name="P1">for_stmnt <text:s/>: <text:s/>for_exp opc s CLOSE_CURL {</text:p>
      <text:p text:style-name="P1"><text:s text:c="4"/>$$ = $1;</text:p>
      <text:p text:style-name="P1"><text:s text:c="4"/>fprintf(asmout, "j FOR_INC%d\n",$$ );</text:p>
      <text:p text:style-name="P1"><text:s text:c="4"/>fprintf(asmout, "LABEL%d:\n",$1 );</text:p>
      <text:p text:style-name="P1"><text:s text:c="5"/>delete_entries(); cur_scope--;</text:p>
      <text:p text:style-name="P1"/>
      <text:p text:style-name="P1"><text:s text:c="4"/>loop_cnt--;</text:p>
      <text:p text:style-name="P1"/>
      <text:p text:style-name="P1">};</text:p>
      <text:p text:style-name="P1"/>
      <text:p text:style-name="P1">while_head: WHILE LP{</text:p>
      <text:p text:style-name="P1"><text:s text:c="4"/>$$ = ++label_cnt;</text:p>
      <text:p text:style-name="P1"/>
      <text:p text:style-name="P1"><text:s text:c="4"/>loop_cnt++;</text:p>
      <text:p text:style-name="P1"><text:s text:c="4"/>is_for[loop_cnt] = 0;</text:p>
      <text:p text:style-name="P1"><text:s text:c="4"/>loop_no[loop_cnt] = $$;</text:p>
      <text:p text:style-name="P1"><text:s text:c="4"/></text:p>
      <text:p text:style-name="P1"><text:s text:c="4"/>fprintf(asmout, "START_LABEL%d:\n",$$ );</text:p>
      <text:p text:style-name="P1"/>
      <text:p text:style-name="P1">};</text:p>
      <text:p text:style-name="P1">while_exp : while_head expression RP </text:p>
      <text:p text:style-name="P1"><text:s text:c="12"/>{</text:p>
      <text:p text:style-name="P1"><text:s text:c="16"/>$$ = $1;</text:p>
      <text:p text:style-name="P1"><text:s text:c="16"/>if($2.size &gt; 0 || $2.ptr_depth &gt;0)</text:p>
      <text:p text:style-name="P1"><text:s text:c="20"/>printf("Boolean required in expression\n");</text:p>
      <text:p text:style-name="P1"><text:s text:c="16"/>else{</text:p>
      <text:p text:style-name="P1"><text:s text:c="20"/>fprintf(asmout, "beq %s,$zero,LABEL%d\n",$2.reg_name,$$ );</text:p>
      <text:p text:style-name="P1"/>
      <text:p text:style-name="P1"><text:s text:c="16"/>} </text:p>
      <text:p text:style-name="P1"><text:s text:c="16"/>freename($2.reg_name);</text:p>
      <text:p text:style-name="P1"><text:s text:c="16"/>freename($2.reg_off);</text:p>
      <text:p text:style-name="P1"><text:s text:c="12"/>};</text:p>
      <text:p text:style-name="P1">while_stmnt <text:s/>: while_exp opc s CLOSE_CURL <text:s/>{</text:p>
      <text:p text:style-name="P1"><text:s text:c="4"/>fprintf(asmout, "j START_LABEL%d\n",$1 );</text:p>
      <text:p text:style-name="P1"><text:s text:c="4"/>fprintf(asmout, "LABEL%d:\n",$1 );</text:p>
      <text:p text:style-name="P1"><text:s text:c="5"/>delete_entries(); cur_scope--;</text:p>
      <text:p text:style-name="P1"/>
      <text:p text:style-name="P1"><text:s text:c="4"/>loop_cnt--;</text:p>
      <text:p text:style-name="P1">};</text:p>
      <text:p text:style-name="P1"/>
      <text:p text:style-name="P1"/>
      <text:p text:style-name="P1">ifexp: IF LP expression RP</text:p>
      <text:p text:style-name="P1"><text:s text:c="8"/>{</text:p>
      <text:p text:style-name="P1"><text:s text:c="12"/>if($3.size &gt; 0 || $3.ptr_depth &gt;0){</text:p>
      <text:p text:style-name="P1"><text:s text:c="16"/>printf("Boolean expected\n");</text:p>
      <text:p text:style-name="P1"><text:s text:c="12"/>}</text:p>
      <text:p text:style-name="P1"><text:s text:c="12"/>else{</text:p>
      <text:p text:style-name="P1"><text:s text:c="16"/>$$ = ++label_cnt;</text:p>
      <text:p text:style-name="P1"><text:s text:c="16"/>fprintf(asmout, "beq %s,$zero,LABEL%d\n",$3.reg_name,$$ );</text:p>
      <text:p text:style-name="P1"><text:s text:c="12"/>}</text:p>
      <text:p text:style-name="P1"><text:soft-page-break/></text:p>
      <text:p text:style-name="P1"><text:s text:c="12"/>freename($3.reg_name);</text:p>
      <text:p text:style-name="P1"><text:s text:c="12"/>freename($3.reg_off);</text:p>
      <text:p text:style-name="P1"><text:s text:c="8"/>};</text:p>
      <text:p text:style-name="P1">iftrue: ifexp opc s CLOSE_CURL{</text:p>
      <text:p text:style-name="P1"><text:s text:c="8"/>fprintf(asmout, "j END_LABEL%d\n",$1 );</text:p>
      <text:p text:style-name="P1"><text:s text:c="8"/>fprintf(asmout, "LABEL%d:\n",$1 );</text:p>
      <text:p text:style-name="P1"><text:s text:c="8"/>$$ = $1;</text:p>
      <text:p text:style-name="P1"><text:s text:c="9"/>delete_entries(); cur_scope--;</text:p>
      <text:p text:style-name="P1">};</text:p>
      <text:p text:style-name="P1">mif <text:s/>: iftrue ELSE opc s CLOSE_CURL {</text:p>
      <text:p text:style-name="P1"><text:s text:c="10"/>fprintf(asmout, "END_LABEL%d:\n",$1 );</text:p>
      <text:p text:style-name="P1"><text:s text:c="11"/>delete_entries(); cur_scope--;</text:p>
      <text:p text:style-name="P1"><text:s text:c="8"/>} </text:p>
      <text:p text:style-name="P1"><text:s text:c="8"/>| iftrue {</text:p>
      <text:p text:style-name="P1"><text:s text:c="12"/>fprintf(asmout, "END_LABEL%d:\n",$1 );</text:p>
      <text:p text:style-name="P1"><text:s text:c="8"/>}</text:p>
      <text:p text:style-name="P1"><text:s text:c="8"/>;</text:p>
      <text:p text:style-name="P1"/>
      <text:p text:style-name="P1"/>
      <text:p text:style-name="P1">opc: OPEN_CURL {cur_scope++;};</text:p>
      <text:p text:style-name="P1"/>
      <text:p text:style-name="P1">other_than_if <text:s text:c="6"/>: <text:s text:c="2"/>ptr ide_id_lhs EQ expression SEMI {</text:p>
      <text:p text:style-name="P1"><text:s text:c="29"/>if($4.size){</text:p>
      <text:p text:style-name="P1"><text:s text:c="32"/>fprintf(asmout, "addi $a0,$fp,-%d\n",$4.st_off + $4.typeSize );</text:p>
      <text:p text:style-name="P1"><text:s text:c="32"/>fprintf(asmout, "sub $a0,$a0,%s\n",$4.reg_off);</text:p>
      <text:p text:style-name="P1"><text:s text:c="32"/>freename($4.reg_off);</text:p>
      <text:p text:style-name="P1"><text:s text:c="32"/>$4.valid_off = 0;</text:p>
      <text:p text:style-name="P1"/>
      <text:p text:style-name="P1"><text:s text:c="32"/>$4.reg_name = newname();</text:p>
      <text:p text:style-name="P1"><text:s text:c="32"/>$4.ptr_depth += $4.size;</text:p>
      <text:p text:style-name="P1"><text:s text:c="32"/>$4.size = 0;</text:p>
      <text:p text:style-name="P1"><text:s text:c="32"/>fprintf(asmout, "move %s,$a0\n",$4.reg_name );</text:p>
      <text:p text:style-name="P1"><text:s text:c="32"/>$4.expr_val = -1000000;</text:p>
      <text:p text:style-name="P1"><text:s text:c="28"/>}</text:p>
      <text:p text:style-name="P1"><text:s text:c="28"/>if($1 &gt; $2.ptr_depth){</text:p>
      <text:p text:style-name="P1"><text:s text:c="32"/>printf("Error dereferencing\n");</text:p>
      <text:p text:style-name="P1"><text:s text:c="28"/>}</text:p>
      <text:p text:style-name="P1"><text:s text:c="28"/>else{</text:p>
      <text:p text:style-name="P1"><text:s text:c="32"/>int ctr=0;</text:p>
      <text:p text:style-name="P1"><text:s text:c="32"/>fprintf(asmout, "move $a1,%s\n",$2.reg_name );</text:p>
      <text:p text:style-name="P1"><text:s text:c="32"/>for(;ctr &lt; $1-1;++ctr){</text:p>
      <text:p text:style-name="P1"><text:s text:c="36"/>fprintf(asmout, "lw $a2,($a1)\n" );</text:p>
      <text:p text:style-name="P1"><text:s text:c="36"/>fprintf(asmout, "move $a1,$a2\n" );</text:p>
      <text:p text:style-name="P1"><text:s text:c="32"/>}</text:p>
      <text:p text:style-name="P1"/>
      <text:p text:style-name="P1"><text:s text:c="32"/>$2.ptr_depth -= $1;</text:p>
      <text:p text:style-name="P1"><text:s text:c="32"/>compatible($2,$4);</text:p>
      <text:p text:style-name="P1"/>
      <text:p text:style-name="P1"><text:s text:c="32"/>fprintf(asmout, "sw %s,($a1)\n",$4.reg_name);</text:p>
      <text:p text:style-name="P1"><text:s text:c="28"/>}</text:p>
      <text:p text:style-name="P1"><text:s text:c="28"/>freename($2.reg_name);</text:p>
      <text:p text:style-name="P1"><text:soft-page-break/><text:s text:c="28"/>freename($2.reg_off);</text:p>
      <text:p text:style-name="P1"><text:s text:c="28"/>freename($4.reg_name);</text:p>
      <text:p text:style-name="P1"><text:s text:c="28"/>freename($4.reg_off);</text:p>
      <text:p text:style-name="P1"><text:s text:c="24"/>} </text:p>
      <text:p text:style-name="P1"/>
      <text:p text:style-name="P1"/>
      <text:p text:style-name="P1"><text:s text:c="20"/>| ide_id_lhs EQ expression SEMI <text:s/>{ </text:p>
      <text:p text:style-name="P1"><text:s text:c="24"/>if($3.size){</text:p>
      <text:p text:style-name="P1"><text:s text:c="28"/>fprintf(asmout, "addi $a0,$fp,-%d\n",$3.st_off + $3.typeSize );</text:p>
      <text:p text:style-name="P1"><text:s text:c="28"/>fprintf(asmout, "sub $a0,$a0,%s\n",$3.reg_off);</text:p>
      <text:p text:style-name="P1"><text:s text:c="28"/>freename($3.reg_off);</text:p>
      <text:p text:style-name="P1"><text:s text:c="28"/>$3.valid_off = 0;</text:p>
      <text:p text:style-name="P1"/>
      <text:p text:style-name="P1"><text:s text:c="28"/>$3.reg_name = newname();</text:p>
      <text:p text:style-name="P1"><text:s text:c="28"/>$3.ptr_depth += $3.size;</text:p>
      <text:p text:style-name="P1"><text:s text:c="28"/>$3.size = 0;</text:p>
      <text:p text:style-name="P1"><text:s text:c="28"/>fprintf(asmout, "move %s,$a0\n",$3.reg_name );</text:p>
      <text:p text:style-name="P1"><text:s text:c="28"/>$3.expr_val = -1000000;</text:p>
      <text:p text:style-name="P1"><text:s text:c="24"/>}</text:p>
      <text:p text:style-name="P1"><text:s text:c="24"/>compatible($1,$3);</text:p>
      <text:p text:style-name="P1"/>
      <text:p text:style-name="P1"><text:s text:c="24"/>fprintf(asmout, "addi $a0,$fp,-%d\n",$1.st_off + $1.typeSize);</text:p>
      <text:p text:style-name="P1"><text:s text:c="24"/>fprintf(asmout, "sub $a0,$a0,%s\n",$1.reg_off );</text:p>
      <text:p text:style-name="P1"/>
      <text:p text:style-name="P1"><text:s text:c="24"/>if($1.typeSize == 1) {</text:p>
      <text:p text:style-name="P1"><text:s text:c="28"/>fprintf(asmout, "sw %s,($a0)\n",$3.reg_name );</text:p>
      <text:p text:style-name="P1"><text:s text:c="24"/>}</text:p>
      <text:p text:style-name="P1"><text:s text:c="24"/>else {</text:p>
      <text:p text:style-name="P1"><text:s text:c="28"/>fprintf(asmout, "sw %s,($a0)\n",$3.reg_name );</text:p>
      <text:p text:style-name="P1"><text:s text:c="24"/>}</text:p>
      <text:p text:style-name="P1"/>
      <text:p text:style-name="P1"><text:s text:c="24"/>freename($1.reg_off);freename($3.reg_off);</text:p>
      <text:p text:style-name="P1"><text:s text:c="24"/>freename($1.reg_name);freename($3.reg_name);</text:p>
      <text:p text:style-name="P1"><text:s text:c="20"/>}</text:p>
      <text:p text:style-name="P1"><text:s text:c="20"/></text:p>
      <text:p text:style-name="P1"/>
      <text:p text:style-name="P1"><text:s text:c="20"/>| CONTINUE SEMI <text:s/>{</text:p>
      <text:p text:style-name="P1"><text:s text:c="24"/>if(!loop_cnt) printf("continue without loop\n");</text:p>
      <text:p text:style-name="P1"><text:s text:c="24"/>if(is_for[loop_cnt]){</text:p>
      <text:p text:style-name="P1"><text:s text:c="28"/>fprintf(asmout, "j FOR_INC%d\n",loop_no[loop_cnt] );</text:p>
      <text:p text:style-name="P1"><text:s text:c="24"/>}</text:p>
      <text:p text:style-name="P1"><text:s text:c="24"/>else{</text:p>
      <text:p text:style-name="P1"><text:s text:c="28"/>fprintf(asmout, "j START_LABEL%d\n",loop_no[loop_cnt]);</text:p>
      <text:p text:style-name="P1"><text:s text:c="24"/>}</text:p>
      <text:p text:style-name="P1"><text:s text:c="20"/>}</text:p>
      <text:p text:style-name="P1"><text:s text:c="20"/>| BREAK SEMI {</text:p>
      <text:p text:style-name="P1"><text:s text:c="24"/>if(!loop_cnt) printf("break without loop\n");</text:p>
      <text:p text:style-name="P1"><text:s text:c="24"/>fprintf(asmout, "j LABEL%d\n",loop_no[loop_cnt] );</text:p>
      <text:p text:style-name="P1"><text:s text:c="20"/>}</text:p>
      <text:p text:style-name="P1"><text:s text:c="20"/></text:p>
      <text:p text:style-name="P1"><text:s text:c="20"/>| while_stmnt <text:s/>{fprintf(fout,"other_than_if-&gt; while_stmnt\n");}</text:p>
      <text:p text:style-name="P1"><text:s text:c="20"/>| for_stmnt <text:s/>{fprintf(fout,"other_than_if-&gt; for_stmnt\n");}</text:p>
      <text:p text:style-name="P1"><text:soft-page-break/><text:s text:c="20"/></text:p>
      <text:p text:style-name="P1"><text:s text:c="20"/>| opc s CLOSE_CURL <text:s text:c="2"/>{ delete_entries(); cur_scope--;}</text:p>
      <text:p text:style-name="P1"><text:s text:c="20"/>| decl SEMI</text:p>
      <text:p text:style-name="P1"><text:s text:c="20"/>| expression SEMI{</text:p>
      <text:p text:style-name="P1"><text:s text:c="24"/>freename($1.reg_name);</text:p>
      <text:p text:style-name="P1"><text:s text:c="24"/>freename($1.reg_off);</text:p>
      <text:p text:style-name="P1"><text:s text:c="20"/>}</text:p>
      <text:p text:style-name="P1"><text:s text:c="20"/>| PRINT expression SEMI{</text:p>
      <text:p text:style-name="P1"><text:s text:c="24"/>if($2.size &gt; 0){</text:p>
      <text:p text:style-name="P1"><text:s text:c="28"/>printf("cannot print array expression\n");</text:p>
      <text:p text:style-name="P1"><text:s text:c="24"/>}</text:p>
      <text:p text:style-name="P1"><text:s text:c="24"/>else{</text:p>
      <text:p text:style-name="P1"><text:s text:c="28"/>if($2.et == CHAR_T &amp;&amp; $2.ptr_depth == 0) fprintf(asmout, "li $v0,11\n" );</text:p>
      <text:p text:style-name="P1"><text:s text:c="28"/>else fprintf(asmout, "li $v0,1\n" );</text:p>
      <text:p text:style-name="P1"><text:s text:c="28"/></text:p>
      <text:p text:style-name="P1"><text:s text:c="28"/>fprintf(asmout,"move $a0,%s\n",$2.reg_name);</text:p>
      <text:p text:style-name="P1"><text:s text:c="28"/>fprintf(asmout, "syscall\n" );</text:p>
      <text:p text:style-name="P1"><text:s text:c="24"/>}</text:p>
      <text:p text:style-name="P1"><text:s text:c="24"/>freename($2.reg_name);</text:p>
      <text:p text:style-name="P1"><text:s text:c="24"/>freename($2.reg_off);</text:p>
      <text:p text:style-name="P1"><text:s text:c="20"/>}</text:p>
      <text:p text:style-name="P1"><text:s text:c="20"/>| PRINT ENDL SEMI{</text:p>
      <text:p text:style-name="P1"><text:s text:c="24"/>fprintf(asmout, "li $v0,11\n" ); <text:s text:c="11"/></text:p>
      <text:p text:style-name="P1"><text:s text:c="24"/>fprintf(asmout,"li $a0,10\n");</text:p>
      <text:p text:style-name="P1"><text:s text:c="24"/>fprintf(asmout, "syscall\n" );</text:p>
      <text:p text:style-name="P1"><text:s text:c="20"/>}</text:p>
      <text:p text:style-name="P1"><text:s text:c="20"/>| RETURN expression SEMI <text:s/>{</text:p>
      <text:p text:style-name="P1"><text:s text:c="24"/>if($2.size){</text:p>
      <text:p text:style-name="P1"><text:s text:c="28"/>fprintf(asmout, "addi $a0,$fp,-%d\n",$2.st_off + $2.typeSize );</text:p>
      <text:p text:style-name="P1"><text:s text:c="28"/>fprintf(asmout, "sub $a0,$a0,%s\n",$2.reg_off);</text:p>
      <text:p text:style-name="P1"><text:s text:c="28"/>freename($2.reg_off);</text:p>
      <text:p text:style-name="P1"><text:s text:c="28"/>$2.valid_off = 0;</text:p>
      <text:p text:style-name="P1"/>
      <text:p text:style-name="P1"><text:s text:c="28"/>$2.reg_name = newname();</text:p>
      <text:p text:style-name="P1"><text:s text:c="28"/>$2.ptr_depth += $2.size;</text:p>
      <text:p text:style-name="P1"><text:s text:c="28"/>$2.size = 0;</text:p>
      <text:p text:style-name="P1"><text:s text:c="28"/>fprintf(asmout, "move %s,$a0\n",$2.reg_name );</text:p>
      <text:p text:style-name="P1"><text:s text:c="28"/>$2.expr_val = -1000000;</text:p>
      <text:p text:style-name="P1"><text:s text:c="24"/>}</text:p>
      <text:p text:style-name="P1"/>
      <text:p text:style-name="P1"><text:s text:c="24"/>compatible(cur_func,$2);</text:p>
      <text:p text:style-name="P1"/>
      <text:p text:style-name="P1"><text:s text:c="24"/>fprintf(asmout, "move $v1,%s\n",$2.reg_name );</text:p>
      <text:p text:style-name="P1"><text:s text:c="24"/>delete_entries_on_ret();</text:p>
      <text:p text:style-name="P1"><text:s text:c="24"/>fprintf(asmout, "jr $ra\n" );</text:p>
      <text:p text:style-name="P1"><text:s text:c="24"/>freename($2.reg_name);</text:p>
      <text:p text:style-name="P1"><text:s text:c="24"/>freename($2.reg_off);</text:p>
      <text:p text:style-name="P1"><text:s text:c="20"/>}</text:p>
      <text:p text:style-name="P1"><text:s text:c="20"/>;</text:p>
      <text:p text:style-name="P1"/>
      <text:p text:style-name="P1"/>
      <text:p text:style-name="P1"><text:soft-page-break/>expression <text:s text:c="5"/>: expression_and AND_AND expression <text:s/>{ $$ = comp_binopt_type($1,_AND_AND,$3);}</text:p>
      <text:p text:style-name="P1"><text:s text:c="16"/>| expression_and OR_OR expression <text:s/>{ $$ = comp_binopt_type($1,_OR_OR,$3);}</text:p>
      <text:p text:style-name="P1"><text:s text:c="16"/>| expression_and {$$ = $1;}</text:p>
      <text:p text:style-name="P1"><text:s text:c="16"/>;</text:p>
      <text:p text:style-name="P1"/>
      <text:p text:style-name="P1">expression_and <text:s text:c="5"/>: term EEQ expression_and <text:s/>{ $$ = comp_binopt_type($1,_EEQ,$3);}</text:p>
      <text:p text:style-name="P1"><text:s text:c="16"/>| term NEQ expression_and <text:s/>{ $$ = comp_binopt_type($1,_NEQ,$3);}</text:p>
      <text:p text:style-name="P1"><text:s text:c="16"/>| term {$$ = $1;}</text:p>
      <text:p text:style-name="P1"><text:s text:c="16"/>;</text:p>
      <text:p text:style-name="P1"/>
      <text:p text:style-name="P1">term <text:s text:c="11"/>: factor <text:s/>{$$ = $1;}</text:p>
      <text:p text:style-name="P1"><text:s text:c="16"/>| factor LEQ term <text:s/>{ $$ = comp_binopt_type($1,_LEQ,$3);}</text:p>
      <text:p text:style-name="P1"><text:s text:c="16"/>| factor GRQ term <text:s/>{ $$ = comp_binopt_type($1,_GRQ,$3);}</text:p>
      <text:p text:style-name="P1"><text:s text:c="16"/>| factor GR term <text:s/>{ $$ = comp_binopt_type($1,_GR,$3);}</text:p>
      <text:p text:style-name="P1"><text:s text:c="16"/>| factor LE term { $$ = comp_binopt_type($1,_LE,$3);}</text:p>
      <text:p text:style-name="P1"><text:s text:c="16"/>;</text:p>
      <text:p text:style-name="P1"/>
      <text:p text:style-name="P1">factor <text:s text:c="9"/>: arithmetic {$$ = $1;}</text:p>
      <text:p text:style-name="P1"><text:s text:c="16"/>| arithmetic MINUS factor { $$ = comp_binopt_type($1,_MINUS,$3);}</text:p>
      <text:p text:style-name="P1"><text:s text:c="16"/>;</text:p>
      <text:p text:style-name="P1"/>
      <text:p text:style-name="P1">arithmetic <text:s text:c="5"/>: multdiv {$$ = $1;} </text:p>
      <text:p text:style-name="P1"><text:s text:c="16"/>| multdiv PLUS arithmetic <text:s/>{$$ = comp_binopt_type($1,_PLUS,$3);} </text:p>
      <text:p text:style-name="P1"><text:s text:c="16"/>;</text:p>
      <text:p text:style-name="P1"/>
      <text:p text:style-name="P1">multdiv <text:s text:c="8"/>: final {$$ = $1;}</text:p>
      <text:p text:style-name="P1"><text:s text:c="16"/>| final TIMES multdiv {$$ = comp_binopt_type($1,_TIMES,$3);}</text:p>
      <text:p text:style-name="P1"><text:s text:c="16"/>| final DIV multdiv <text:s/>{$$ = comp_binopt_type($1,_DIV,$3);}</text:p>
      <text:p text:style-name="P1"/>
      <text:p text:style-name="P1">final : <text:s text:c="2"/>ptr ide_id {</text:p>
      <text:p text:style-name="P1"><text:s text:c="12"/>// printf("accessing pointer of %d %d\n",$2.ptr_depth,$2.size);</text:p>
      <text:p text:style-name="P1"><text:s text:c="12"/>if($1 &gt; $2.ptr_depth + $2.size ){</text:p>
      <text:p text:style-name="P1"><text:s text:c="16"/>printf("Error dereferencing\n");</text:p>
      <text:p text:style-name="P1"><text:s text:c="16"/>$$.et = ERROR;</text:p>
      <text:p text:style-name="P1"><text:s text:c="16"/>$$.reg_name = (char*)malloc(1);</text:p>
      <text:p text:style-name="P1"><text:s text:c="16"/>$$.reg_off = (char*)malloc(1);</text:p>
      <text:p text:style-name="P1"><text:s text:c="12"/>}else{</text:p>
      <text:p text:style-name="P1"><text:s text:c="16"/>$$ = $2;</text:p>
      <text:p text:style-name="P1"><text:s text:c="16"/>if($$.size == 0){</text:p>
      <text:p text:style-name="P1"><text:s text:c="20"/>int ctr=0;</text:p>
      <text:p text:style-name="P1"><text:s text:c="20"/>fprintf(asmout, "move $a1,%s\n",$$.reg_name );</text:p>
      <text:p text:style-name="P1"><text:s text:c="20"/>for(;ctr &lt; $1-1;++ctr){</text:p>
      <text:p text:style-name="P1"><text:s text:c="24"/>fprintf(asmout, "lw $a2,($a1)\n" );</text:p>
      <text:p text:style-name="P1"><text:s text:c="24"/>fprintf(asmout, "move $a1,$a2\n" );</text:p>
      <text:p text:style-name="P1"><text:s text:c="20"/>}</text:p>
      <text:p text:style-name="P1"><text:s text:c="20"/>int sz = 4;</text:p>
      <text:p text:style-name="P1"><text:s text:c="20"/>if($$.et == CHAR_T &amp;&amp; $$.ptr_depth == $1) sz = 4; <text:s text:c="2"/></text:p>
      <text:p text:style-name="P1"><text:s text:c="20"/></text:p>
      <text:p text:style-name="P1"><text:s text:c="20"/>if(sz == 4) fprintf(asmout, "lw $a2,($a1)\n");</text:p>
      <text:p text:style-name="P1"><text:s text:c="20"/>else fprintf(asmout, "lw $a2,($a1)\n");</text:p>
      <text:p text:style-name="P1"/>
      <text:p text:style-name="P1"><text:soft-page-break/><text:s text:c="20"/>fprintf(asmout, "move %s,$a2\n",$$.reg_name );</text:p>
      <text:p text:style-name="P1"><text:s text:c="20"/>$$.ptr_depth -= $1;</text:p>
      <text:p text:style-name="P1"><text:s text:c="20"/>if($$.ptr_depth == 0 &amp;&amp; $$.et == CHAR_T) $$.typeSize = 4; <text:s text:c="6"/></text:p>
      <text:p text:style-name="P1"><text:s text:c="16"/>}</text:p>
      <text:p text:style-name="P1"><text:s text:c="16"/>else{</text:p>
      <text:p text:style-name="P1"><text:s text:c="20"/>fprintf(asmout, "addi $a0,$fp,-%d\n",$$.st_off + $$.typeSize );</text:p>
      <text:p text:style-name="P1"><text:s text:c="20"/>fprintf(asmout, "sub $a0,$a0,%s\n",$$.reg_off);</text:p>
      <text:p text:style-name="P1"><text:s text:c="20"/>freename($$.reg_off);</text:p>
      <text:p text:style-name="P1"><text:s text:c="20"/>$$.valid_off = 0;</text:p>
      <text:p text:style-name="P1"/>
      <text:p text:style-name="P1"><text:s text:c="20"/>$$.reg_name = newname();</text:p>
      <text:p text:style-name="P1"><text:s text:c="20"/>$$.ptr_depth += $$.size;</text:p>
      <text:p text:style-name="P1"><text:s text:c="20"/>$$.size = 0;</text:p>
      <text:p text:style-name="P1"/>
      <text:p text:style-name="P1"><text:s text:c="20"/>int ctr=0;</text:p>
      <text:p text:style-name="P1"><text:s text:c="20"/>fprintf(asmout, "move $a1,$a0\n" );</text:p>
      <text:p text:style-name="P1"><text:s text:c="20"/>for(;ctr &lt; $1-1;++ctr){</text:p>
      <text:p text:style-name="P1"><text:s text:c="24"/>fprintf(asmout, "lw $a2,($a1)\n" );</text:p>
      <text:p text:style-name="P1"><text:s text:c="24"/>fprintf(asmout, "move $a1,$a2\n" );</text:p>
      <text:p text:style-name="P1"><text:s text:c="20"/>}</text:p>
      <text:p text:style-name="P1"><text:s text:c="20"/>int sz = 4;</text:p>
      <text:p text:style-name="P1"><text:s text:c="20"/>if($$.et == CHAR_T &amp;&amp; $$.ptr_depth == $1) sz = 4; <text:s text:c="2"/></text:p>
      <text:p text:style-name="P1"><text:s text:c="20"/></text:p>
      <text:p text:style-name="P1"><text:s text:c="20"/>if(sz == 4) fprintf(asmout, "lw $a2,($a1)\n");</text:p>
      <text:p text:style-name="P1"><text:s text:c="20"/>else fprintf(asmout, "lw $a2,($a1)\n");</text:p>
      <text:p text:style-name="P1"/>
      <text:p text:style-name="P1"><text:s text:c="20"/>fprintf(asmout, "move %s,$a2\n",$$.reg_name );</text:p>
      <text:p text:style-name="P1"><text:s text:c="20"/>$$.ptr_depth -= $1;</text:p>
      <text:p text:style-name="P1"><text:s text:c="20"/>if($$.ptr_depth == 0 &amp;&amp; $$.et == CHAR_T) $$.typeSize = 4;</text:p>
      <text:p text:style-name="P1"/>
      <text:p text:style-name="P1"><text:s text:c="16"/>}</text:p>
      <text:p text:style-name="P1"><text:s text:c="12"/>}</text:p>
      <text:p text:style-name="P1"><text:s text:c="12"/>$$.expr_val = -1000000;</text:p>
      <text:p text:style-name="P1"><text:s text:c="8"/>}</text:p>
      <text:p text:style-name="P1"><text:s text:c="8"/>| AMP ide_id_amp {</text:p>
      <text:p text:style-name="P1"><text:s text:c="12"/>$$ = $2;</text:p>
      <text:p text:style-name="P1"><text:s text:c="12"/></text:p>
      <text:p text:style-name="P1"><text:s text:c="12"/>fprintf(asmout, "addi $a0,$fp,-%d\n",$$.st_off + $$.typeSize );</text:p>
      <text:p text:style-name="P1"><text:s text:c="12"/>fprintf(asmout, "sub $a0,$a0,%s\n",$$.reg_off);</text:p>
      <text:p text:style-name="P1"><text:s text:c="12"/>freename($$.reg_off);</text:p>
      <text:p text:style-name="P1"><text:s text:c="12"/>$$.valid_off = 0;</text:p>
      <text:p text:style-name="P1"/>
      <text:p text:style-name="P1"><text:s text:c="12"/>$$.reg_name = newname();</text:p>
      <text:p text:style-name="P1"><text:s text:c="12"/>$$.ptr_depth += $$.size;</text:p>
      <text:p text:style-name="P1"><text:s text:c="12"/>$$.size = 0;</text:p>
      <text:p text:style-name="P1"><text:s text:c="12"/>fprintf(asmout, "move %s,$a0\n",$$.reg_name );</text:p>
      <text:p text:style-name="P1"><text:s text:c="12"/>$$.expr_val = -1000000;</text:p>
      <text:p text:style-name="P1"><text:s text:c="12"/>$$.ptr_depth++;</text:p>
      <text:p text:style-name="P1"><text:s text:c="8"/>}</text:p>
      <text:p text:style-name="P1"><text:s text:c="8"/>| ptr LP expression RP {</text:p>
      <text:p text:style-name="P1"><text:s text:c="12"/>if($1 &gt; $3.ptr_depth + $3.size ){</text:p>
      <text:p text:style-name="P1"><text:s text:c="16"/>printf("Error dereferencing\n");</text:p>
      <text:p text:style-name="P1"><text:soft-page-break/><text:s text:c="16"/>$$.et = ERROR;</text:p>
      <text:p text:style-name="P1"><text:s text:c="16"/>$$.reg_name = (char*)malloc(1);</text:p>
      <text:p text:style-name="P1"><text:s text:c="16"/>$$.reg_off = (char*)malloc(1);</text:p>
      <text:p text:style-name="P1"><text:s text:c="12"/>}else{</text:p>
      <text:p text:style-name="P1"><text:s text:c="16"/>$$ = $3;</text:p>
      <text:p text:style-name="P1"><text:s text:c="16"/>if($$.size == 0){</text:p>
      <text:p text:style-name="P1"><text:s text:c="20"/>int ctr=0;</text:p>
      <text:p text:style-name="P1"><text:s text:c="20"/>fprintf(asmout, "move $a1,%s\n",$$.reg_name );</text:p>
      <text:p text:style-name="P1"><text:s text:c="20"/>for(;ctr &lt; $1-1;++ctr){</text:p>
      <text:p text:style-name="P1"><text:s text:c="24"/>fprintf(asmout, "lw $a2,($a1)\n" );</text:p>
      <text:p text:style-name="P1"><text:s text:c="24"/>fprintf(asmout, "move $a1,$a2\n" );</text:p>
      <text:p text:style-name="P1"><text:s text:c="20"/>}</text:p>
      <text:p text:style-name="P1"><text:s text:c="20"/>int sz = 4;</text:p>
      <text:p text:style-name="P1"><text:s text:c="20"/>if($$.et == CHAR_T &amp;&amp; $$.ptr_depth == $1) sz = 4; <text:s text:c="2"/></text:p>
      <text:p text:style-name="P1"><text:s text:c="20"/></text:p>
      <text:p text:style-name="P1"><text:s text:c="20"/>if(sz == 4) fprintf(asmout, "lw $a2,($a1)\n");</text:p>
      <text:p text:style-name="P1"><text:s text:c="20"/>else fprintf(asmout, "lw $a2,($a1)\n");</text:p>
      <text:p text:style-name="P1"/>
      <text:p text:style-name="P1"><text:s text:c="20"/>fprintf(asmout, "move %s,$a2\n",$$.reg_name );</text:p>
      <text:p text:style-name="P1"><text:s text:c="20"/>$$.ptr_depth -= $1;</text:p>
      <text:p text:style-name="P1"><text:s text:c="20"/>if($$.ptr_depth == 0 &amp;&amp; $$.et == CHAR_T) $$.typeSize = 4; <text:s text:c="6"/></text:p>
      <text:p text:style-name="P1"><text:s text:c="16"/>}</text:p>
      <text:p text:style-name="P1"><text:s text:c="16"/>else{</text:p>
      <text:p text:style-name="P1"><text:s text:c="20"/>fprintf(asmout, "addi $a0,$fp,-%d\n",$$.st_off + $$.typeSize );</text:p>
      <text:p text:style-name="P1"><text:s text:c="20"/>fprintf(asmout, "sub $a0,$a0,%s\n",$$.reg_off);</text:p>
      <text:p text:style-name="P1"><text:s text:c="20"/>freename($$.reg_off);</text:p>
      <text:p text:style-name="P1"><text:s text:c="20"/>$$.valid_off = 0;</text:p>
      <text:p text:style-name="P1"/>
      <text:p text:style-name="P1"><text:s text:c="20"/>$$.reg_name = newname();</text:p>
      <text:p text:style-name="P1"><text:s text:c="20"/>$$.ptr_depth += $$.size;</text:p>
      <text:p text:style-name="P1"><text:s text:c="20"/>$$.size = 0;</text:p>
      <text:p text:style-name="P1"/>
      <text:p text:style-name="P1"><text:s text:c="20"/>int ctr=0;</text:p>
      <text:p text:style-name="P1"><text:s text:c="20"/>fprintf(asmout, "move $a1,$a0\n" );</text:p>
      <text:p text:style-name="P1"><text:s text:c="20"/>for(;ctr &lt; $1-1;++ctr){</text:p>
      <text:p text:style-name="P1"><text:s text:c="24"/>fprintf(asmout, "lw $a2,($a1)\n" );</text:p>
      <text:p text:style-name="P1"><text:s text:c="24"/>fprintf(asmout, "move $a1,$a2\n" );</text:p>
      <text:p text:style-name="P1"><text:s text:c="20"/>}</text:p>
      <text:p text:style-name="P1"><text:s text:c="20"/>int sz = 4;</text:p>
      <text:p text:style-name="P1"><text:s text:c="20"/>if($$.et == CHAR_T &amp;&amp; $$.ptr_depth == $1) sz = 4; <text:s text:c="2"/></text:p>
      <text:p text:style-name="P1"><text:s text:c="20"/></text:p>
      <text:p text:style-name="P1"><text:s text:c="20"/>if(sz == 4) fprintf(asmout, "lw $a2,($a1)\n");</text:p>
      <text:p text:style-name="P1"><text:s text:c="20"/>else fprintf(asmout, "lw $a2,($a1)\n");</text:p>
      <text:p text:style-name="P1"/>
      <text:p text:style-name="P1"><text:s text:c="20"/>fprintf(asmout, "move %s,$a2\n",$$.reg_name );</text:p>
      <text:p text:style-name="P1"><text:s text:c="20"/>$$.ptr_depth -= $1;</text:p>
      <text:p text:style-name="P1"><text:s text:c="20"/>if($$.ptr_depth == 0 &amp;&amp; $$.et == CHAR_T) $$.typeSize = 4;</text:p>
      <text:p text:style-name="P1"/>
      <text:p text:style-name="P1"><text:s text:c="16"/>}</text:p>
      <text:p text:style-name="P1"><text:s text:c="3"/></text:p>
      <text:p text:style-name="P1"><text:s text:c="12"/>}</text:p>
      <text:p text:style-name="P1"/>
      <text:p text:style-name="P1"><text:soft-page-break/><text:s text:c="12"/>$$.expr_val = -1000000;</text:p>
      <text:p text:style-name="P1"><text:s text:c="8"/>}</text:p>
      <text:p text:style-name="P1"/>
      <text:p text:style-name="P1"/>
      <text:p text:style-name="P1"><text:s text:c="8"/>| type LP expression RP {</text:p>
      <text:p text:style-name="P1"><text:s text:c="12"/>$$ = $3;</text:p>
      <text:p text:style-name="P1"><text:s text:c="12"/>$1 = compatible($1,$3);</text:p>
      <text:p text:style-name="P1"><text:s text:c="12"/>$$.et = $1.et;</text:p>
      <text:p text:style-name="P1"><text:s text:c="12"/>$$.expr_val = $1.expr_val;</text:p>
      <text:p text:style-name="P1"><text:s text:c="8"/>}</text:p>
      <text:p text:style-name="P1"><text:s text:c="8"/>| ide_id <text:s/>{</text:p>
      <text:p text:style-name="P1"><text:s text:c="16"/>$$ = $1;</text:p>
      <text:p text:style-name="P1"><text:s text:c="16"/>$$.expr_val = -1000000;</text:p>
      <text:p text:style-name="P1"><text:s text:c="12"/>}</text:p>
      <text:p text:style-name="P1"><text:s text:c="8"/>| PLUSPLUS ide_id_lhs <text:s/>{</text:p>
      <text:p text:style-name="P1"><text:s text:c="12"/>$$ = comp_opt_type(_PLUS,$2);</text:p>
      <text:p text:style-name="P1"><text:s text:c="12"/>if($$.ptr_depth == 0){</text:p>
      <text:p text:style-name="P1"><text:s text:c="16"/>fprintf(asmout, "addi %s,%s,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4\n",$$.reg_name,$$.reg_name );</text:p>
      <text:p text:style-name="P1"><text:s text:c="12"/>}</text:p>
      <text:p text:style-name="P1"/>
      <text:p text:style-name="P1"><text:s text:c="12"/>fprintf(asmout, "addi $a0,$fp,-%d\n",$$.st_off + $$.typeSize );</text:p>
      <text:p text:style-name="P1"><text:s text:c="12"/>fprintf(asmout, "sub $a0,$a0,%s\n",$$.reg_off );</text:p>
      <text:p text:style-name="P1"/>
      <text:p text:style-name="P1"><text:s text:c="12"/>fprintf(asmout, "sw %s,($a0)\n",$$.reg_name);</text:p>
      <text:p text:style-name="P1"><text:s text:c="8"/>}</text:p>
      <text:p text:style-name="P1"><text:s text:c="8"/>| MINUSMINUS ide_id_lhs <text:s/>{</text:p>
      <text:p text:style-name="P1"><text:s text:c="11"/>$$ = comp_opt_type(_MINUS,$2);</text:p>
      <text:p text:style-name="P1"><text:s text:c="11"/>if($$.ptr_depth == 0){</text:p>
      <text:p text:style-name="P1"><text:s text:c="16"/>fprintf(asmout, "addi %s,%s,-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-4\n",$$.reg_name,$$.reg_name );</text:p>
      <text:p text:style-name="P1"><text:s text:c="12"/>}</text:p>
      <text:p text:style-name="P1"/>
      <text:p text:style-name="P1"><text:s text:c="12"/>fprintf(asmout, "addi $a0,$fp,-%d\n",$$.st_off + $$.typeSize );</text:p>
      <text:p text:style-name="P1"><text:s text:c="12"/>fprintf(asmout, "sub $a0,$a0,%s\n",$$.reg_off );</text:p>
      <text:p text:style-name="P1"/>
      <text:p text:style-name="P1"><text:s text:c="12"/>fprintf(asmout, "sw %s,($a0)\n",$$.reg_name);</text:p>
      <text:p text:style-name="P1"><text:s text:c="8"/>}</text:p>
      <text:p text:style-name="P1"><text:s text:c="8"/>|ide_id_lhs PLUSPLUS <text:s/>{</text:p>
      <text:p text:style-name="P1"><text:s text:c="12"/>$$ = comp_opt_type(_PLUS,$1);</text:p>
      <text:p text:style-name="P1"><text:s text:c="12"/>if($$.ptr_depth == 0){</text:p>
      <text:p text:style-name="P1"><text:s text:c="16"/>fprintf(asmout, "addi %s,%s,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4\n",$$.reg_name,$$.reg_name );</text:p>
      <text:p text:style-name="P1"><text:s text:c="12"/>}</text:p>
      <text:p text:style-name="P1"/>
      <text:p text:style-name="P1"><text:s text:c="12"/>fprintf(asmout, "addi $a0,$fp,-%d\n",$$.st_off + $$.typeSize );</text:p>
      <text:p text:style-name="P1"><text:soft-page-break/><text:s text:c="12"/>fprintf(asmout, "sub $a0,$a0,%s\n",$$.reg_off );</text:p>
      <text:p text:style-name="P1"/>
      <text:p text:style-name="P1"><text:s text:c="12"/>fprintf(asmout, "sw %s,($a0)\n",$$.reg_name);</text:p>
      <text:p text:style-name="P1"/>
      <text:p text:style-name="P1"><text:s text:c="12"/>if($$.ptr_depth == 0){</text:p>
      <text:p text:style-name="P1"><text:s text:c="16"/>fprintf(asmout, "addi %s,%s,-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-4\n",$$.reg_name,$$.reg_name );</text:p>
      <text:p text:style-name="P1"><text:s text:c="12"/>}</text:p>
      <text:p text:style-name="P1"><text:s text:c="8"/>}</text:p>
      <text:p text:style-name="P1"><text:s text:c="8"/>| ide_id_lhs MINUSMINUS <text:s/>{</text:p>
      <text:p text:style-name="P1"><text:s text:c="12"/>$$ = comp_opt_type(_MINUS,$1);</text:p>
      <text:p text:style-name="P1"><text:s text:c="12"/>if($$.ptr_depth == 0 ){</text:p>
      <text:p text:style-name="P1"><text:s text:c="16"/>fprintf(asmout, "addi %s,%s,-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-4\n",$$.reg_name,$$.reg_name );</text:p>
      <text:p text:style-name="P1"><text:s text:c="12"/>}</text:p>
      <text:p text:style-name="P1"/>
      <text:p text:style-name="P1"><text:s text:c="12"/>fprintf(asmout, "addi $a0,$fp,-%d\n",$$.st_off + $$.typeSize );</text:p>
      <text:p text:style-name="P1"><text:s text:c="12"/>fprintf(asmout, "sub $a0,$a0,%s\n",$$.reg_off );</text:p>
      <text:p text:style-name="P1"/>
      <text:p text:style-name="P1"><text:s text:c="12"/>fprintf(asmout, "sw %s,($a0)\n",$$.reg_name);</text:p>
      <text:p text:style-name="P1"/>
      <text:p text:style-name="P1"><text:s text:c="12"/>if($$.ptr_depth == 0 ){</text:p>
      <text:p text:style-name="P1"><text:s text:c="16"/>fprintf(asmout, "addi %s,%s,1\n",$$.reg_name,$$.reg_name );</text:p>
      <text:p text:style-name="P1"><text:s text:c="12"/>}</text:p>
      <text:p text:style-name="P1"><text:s text:c="12"/>else{ <text:s text:c="3"/></text:p>
      <text:p text:style-name="P1"><text:s text:c="16"/>fprintf(asmout, "addi %s,%s,4\n",$$.reg_name,$$.reg_name );</text:p>
      <text:p text:style-name="P1"><text:s text:c="12"/>}</text:p>
      <text:p text:style-name="P1"><text:s text:c="8"/>}</text:p>
      <text:p text:style-name="P1"><text:s text:c="8"/>| NOT LP expression RP <text:s/>{</text:p>
      <text:p text:style-name="P1"><text:s text:c="12"/>$$ = comp_opt_type(_NOT,$3);</text:p>
      <text:p text:style-name="P1"><text:s text:c="12"/>fprintf(asmout, "bne %s,$zero,NOT_LABEL%d\n",$$.reg_name,not_label );</text:p>
      <text:p text:style-name="P1"><text:s text:c="12"/>fprintf(asmout, "li %s,1\n",$$.reg_name ); <text:s text:c="6"/></text:p>
      <text:p text:style-name="P1"><text:s text:c="12"/>fprintf(asmout, "j NOT_LABEL_END%d\n",not_label );</text:p>
      <text:p text:style-name="P1"><text:s text:c="12"/>fprintf(asmout, "NOT_LABEL%d:\n li %s,0\n",not_label,$$.reg_name );</text:p>
      <text:p text:style-name="P1"><text:s text:c="12"/>fprintf(asmout, "NOT_LABEL_END%d:\n",not_label );</text:p>
      <text:p text:style-name="P1"><text:s text:c="12"/>not_label++; </text:p>
      <text:p text:style-name="P1"><text:s text:c="8"/>}</text:p>
      <text:p text:style-name="P1"><text:s text:c="8"/>| LP expression RP <text:s/>{</text:p>
      <text:p text:style-name="P1"><text:s text:c="16"/>$$ = $2;</text:p>
      <text:p text:style-name="P1"><text:s text:c="12"/></text:p>
      <text:p text:style-name="P1"><text:s text:c="8"/>}</text:p>
      <text:p text:style-name="P1"><text:s text:c="8"/>| fis <text:s/>{</text:p>
      <text:p text:style-name="P1"><text:s text:c="16"/>$$ = $1;</text:p>
      <text:p text:style-name="P1"><text:s text:c="12"/>}</text:p>
      <text:p text:style-name="P1"><text:s text:c="8"/>| function_call <text:s/>{</text:p>
      <text:p text:style-name="P1"><text:s text:c="12"/>$$ = $1;</text:p>
      <text:p text:style-name="P1"><text:s text:c="12"/>$$.reg_name = newname();</text:p>
      <text:p text:style-name="P1"><text:s text:c="12"/>fprintf(asmout, "move %s,$v1\n",$$.reg_name );</text:p>
      <text:p text:style-name="P1"><text:soft-page-break/><text:s text:c="12"/>$$.expr_val = -1000000;</text:p>
      <text:p text:style-name="P1"><text:s text:c="8"/>}</text:p>
      <text:p text:style-name="P1"><text:s text:c="8"/>;</text:p>
      <text:p text:style-name="P1">%%</text:p>
      <text:p text:style-name="P1"/>
      <text:p text:style-name="P1">void insert_symb_table(struct node* var)</text:p>
      <text:p text:style-name="P1">{</text:p>
      <text:p text:style-name="P1"><text:s text:c="4"/>if (var == NULL)</text:p>
      <text:p text:style-name="P1"><text:s text:c="8"/>return ;</text:p>
      <text:p text:style-name="P1"><text:s text:c="4"/></text:p>
      <text:p text:style-name="P1"><text:s text:c="4"/>var-&gt;valid = 1;</text:p>
      <text:p text:style-name="P1"><text:s text:c="4"/>var-&gt;next = symb_table;</text:p>
      <text:p text:style-name="P1"><text:s text:c="4"/>symb_table = var;</text:p>
      <text:p text:style-name="P1">}</text:p>
      <text:p text:style-name="P1"/>
      <text:p text:style-name="P1">void add_params_to_sym(struct list_attr lis)</text:p>
      <text:p text:style-name="P1">{</text:p>
      <text:p text:style-name="P1"><text:s text:c="4"/>int i=0;</text:p>
      <text:p text:style-name="P1"><text:s text:c="4"/>while(i &lt; lis.size)</text:p>
      <text:p text:style-name="P1"><text:s text:c="4"/>{</text:p>
      <text:p text:style-name="P1"><text:s text:c="8"/>struct node* param_list = &amp;lis.list_var[i];</text:p>
      <text:p text:style-name="P1"><text:s text:c="8"/>param_list-&gt;scope = 1;</text:p>
      <text:p text:style-name="P1"/>
      <text:p text:style-name="P1"><text:s text:c="8"/>if(exists_in_scope(*param_list)){</text:p>
      <text:p text:style-name="P1"><text:s text:c="12"/>printf("Parameter already defined %s\n",param_list-&gt;name);</text:p>
      <text:p text:style-name="P1"><text:s text:c="8"/>}else{</text:p>
      <text:p text:style-name="P1"><text:s text:c="12"/>// printf("insertiing %s\n",param_list-&gt;name);</text:p>
      <text:p text:style-name="P1"><text:s text:c="12"/>insert_symb_table(param_list);</text:p>
      <text:p text:style-name="P1"><text:s text:c="8"/>}</text:p>
      <text:p text:style-name="P1"/>
      <text:p text:style-name="P1"><text:s text:c="8"/>i++;</text:p>
      <text:p text:style-name="P1"><text:s text:c="4"/>}</text:p>
      <text:p text:style-name="P1">}</text:p>
      <text:p text:style-name="P1"/>
      <text:p text:style-name="P1">void check_distinct(struct node *attrs, int size)</text:p>
      <text:p text:style-name="P1">{</text:p>
      <text:p text:style-name="P1"><text:s text:c="4"/>int i,j;</text:p>
      <text:p text:style-name="P1"><text:s text:c="4"/>for (i =0;i&lt;size;i++)</text:p>
      <text:p text:style-name="P1"><text:s text:c="4"/>{</text:p>
      <text:p text:style-name="P1"><text:s text:c="8"/>for(j=i+1;j&lt;size;j++){</text:p>
      <text:p text:style-name="P1"><text:s text:c="12"/>// if(attrs[i].name == NULL) attrs[i].name = (char*)malloc(1);</text:p>
      <text:p text:style-name="P1"><text:s text:c="12"/>if(strcmp(attrs[i].name,attrs[j].name) == 0)</text:p>
      <text:p text:style-name="P1"><text:s text:c="12"/>{</text:p>
      <text:p text:style-name="P1"><text:s text:c="16"/>printf("Same variables names not allowed %s \n",attrs[i].name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struct func_node* get_func_entry(char *name)</text:p>
      <text:p text:style-name="P1">{</text:p>
      <text:p text:style-name="P1"><text:s text:c="4"/>struct func_node *act_func = func_table;</text:p>
      <text:p text:style-name="P1"><text:soft-page-break/></text:p>
      <text:p text:style-name="P1"><text:s text:c="4"/>while(act_func!=NULL)</text:p>
      <text:p text:style-name="P1"><text:s text:c="4"/>{</text:p>
      <text:p text:style-name="P1"><text:s text:c="8"/>// printf("%s is name of fn <text:s/>\n",act_func-&gt;name);</text:p>
      <text:p text:style-name="P1"><text:s text:c="8"/>if(name == NULL) name = (char*)malloc(1);</text:p>
      <text:p text:style-name="P1"><text:s text:c="8"/>if(strcmp(act_func-&gt;name,name)==0)</text:p>
      <text:p text:style-name="P1"><text:s text:c="12"/>return act_func;</text:p>
      <text:p text:style-name="P1"><text:s text:c="8"/>act_func = act_func-&gt;next;</text:p>
      <text:p text:style-name="P1"><text:s text:c="4"/>}</text:p>
      <text:p text:style-name="P1"/>
      <text:p text:style-name="P1"><text:s text:c="4"/>return NULL; </text:p>
      <text:p text:style-name="P1">}</text:p>
      <text:p text:style-name="P1"/>
      <text:p text:style-name="P1">void insert_func_entry(struct node type,struct node id,struct list_attr attrs)</text:p>
      <text:p text:style-name="P1">{</text:p>
      <text:p text:style-name="P1"><text:s text:c="4"/>if(get_func_entry(id.name) != NULL)</text:p>
      <text:p text:style-name="P1"><text:s text:c="4"/>{</text:p>
      <text:p text:style-name="P1"><text:s text:c="8"/>printf("Function already declared\n");</text:p>
      <text:p text:style-name="P1"><text:s text:c="8"/>return;</text:p>
      <text:p text:style-name="P1"><text:s text:c="4"/>}</text:p>
      <text:p text:style-name="P1"/>
      <text:p text:style-name="P1"><text:s text:c="4"/>struct func_node *n = (struct func_node *)malloc(sizeof(struct func_node));</text:p>
      <text:p text:style-name="P1"><text:s text:c="4"/>strcpy(n-&gt;name, id.name);</text:p>
      <text:p text:style-name="P1"><text:s text:c="4"/>n-&gt;et = type.et;</text:p>
      <text:p text:style-name="P1"><text:s text:c="4"/>n-&gt;ptr_depth = type.ptr_depth;</text:p>
      <text:p text:style-name="P1"><text:s text:c="4"/>n-&gt;valid = 0;</text:p>
      <text:p text:style-name="P1"/>
      <text:p text:style-name="P1"><text:s text:c="4"/>check_distinct(attrs.list_var,attrs.size);</text:p>
      <text:p text:style-name="P1"><text:s text:c="4"/>n-&gt;param_list = attrs.list_var;</text:p>
      <text:p text:style-name="P1"><text:s text:c="4"/>n-&gt;num_params = attrs.size;</text:p>
      <text:p text:style-name="P1"/>
      <text:p text:style-name="P1"><text:s text:c="4"/>// printf("Inserting %s\n",n-&gt;name);</text:p>
      <text:p text:style-name="P1"><text:s text:c="4"/>n-&gt;next = func_table;</text:p>
      <text:p text:style-name="P1"><text:s text:c="4"/>func_table = n;</text:p>
      <text:p text:style-name="P1">}</text:p>
      <text:p text:style-name="P1"/>
      <text:p text:style-name="P1">struct node check_func_exists(char *name)</text:p>
      <text:p text:style-name="P1">{</text:p>
      <text:p text:style-name="P1"><text:s text:c="4"/>struct node ret_node;</text:p>
      <text:p text:style-name="P1"/>
      <text:p text:style-name="P1"><text:s text:c="4"/>struct func_node *tmp = get_func_entry(name);</text:p>
      <text:p text:style-name="P1"><text:s text:c="4"/></text:p>
      <text:p text:style-name="P1"><text:s text:c="4"/>strcpy(ret_node.name,name);</text:p>
      <text:p text:style-name="P1"/>
      <text:p text:style-name="P1"><text:s text:c="4"/>if(tmp == NULL){</text:p>
      <text:p text:style-name="P1"><text:s text:c="8"/>ret_node.et = ERROR;</text:p>
      <text:p text:style-name="P1"><text:s text:c="8"/>ret_node.valid = 0;</text:p>
      <text:p text:style-name="P1"><text:s text:c="4"/>}</text:p>
      <text:p text:style-name="P1"><text:s text:c="4"/>else{</text:p>
      <text:p text:style-name="P1"><text:s text:c="8"/>ret_node.ptr_depth = tmp-&gt;ptr_depth;</text:p>
      <text:p text:style-name="P1"><text:s text:c="8"/>ret_node.size = 0;</text:p>
      <text:p text:style-name="P1"><text:s text:c="8"/>ret_node.et = tmp-&gt;et;</text:p>
      <text:p text:style-name="P1"><text:soft-page-break/><text:s text:c="8"/>ret_node.valid = 1;</text:p>
      <text:p text:style-name="P1"><text:s text:c="4"/>}</text:p>
      <text:p text:style-name="P1"/>
      <text:p text:style-name="P1"><text:s text:c="4"/>return ret_node;</text:p>
      <text:p text:style-name="P1">} <text:s text:c="2"/></text:p>
      <text:p text:style-name="P1"/>
      <text:p text:style-name="P1">int match_node_list(struct node *list_var,int lsize,struct node *param_list,int psize,int isProto)</text:p>
      <text:p text:style-name="P1">{</text:p>
      <text:p text:style-name="P1"><text:s text:c="4"/></text:p>
      <text:p text:style-name="P1"><text:s text:c="4"/>if(lsize != psize)</text:p>
      <text:p text:style-name="P1"><text:s text:c="4"/>{</text:p>
      <text:p text:style-name="P1"><text:s text:c="8"/>printf("Number of var mismatch\n");</text:p>
      <text:p text:style-name="P1"><text:s text:c="8"/>return 0;</text:p>
      <text:p text:style-name="P1"><text:s text:c="4"/>}</text:p>
      <text:p text:style-name="P1"><text:s text:c="4"/>int i;</text:p>
      <text:p text:style-name="P1"><text:s text:c="4"/></text:p>
      <text:p text:style-name="P1"><text:s text:c="4"/>for(i = 0;i&lt;lsize;i++)</text:p>
      <text:p text:style-name="P1"><text:s text:c="4"/>{</text:p>
      <text:p text:style-name="P1"><text:s text:c="8"/>int check;</text:p>
      <text:p text:style-name="P1"><text:s text:c="8"/>if(isProto) check = !match_node_exact(list_var[i],param_list[i]);</text:p>
      <text:p text:style-name="P1"><text:s text:c="8"/>else check = !match_node(&amp;list_var[i],&amp;param_list[i]);</text:p>
      <text:p text:style-name="P1"><text:s text:c="8"/>if(check)</text:p>
      <text:p text:style-name="P1"><text:s text:c="8"/>{</text:p>
      <text:p text:style-name="P1"><text:s text:c="12"/>printf("variable mismatch : %s\n",list_var[i].name);</text:p>
      <text:p text:style-name="P1"><text:s text:c="12"/>return 0;</text:p>
      <text:p text:style-name="P1"><text:s text:c="8"/>}</text:p>
      <text:p text:style-name="P1"><text:s text:c="4"/>}</text:p>
      <text:p text:style-name="P1"><text:s text:c="4"/>printf("\n");</text:p>
      <text:p text:style-name="P1"><text:s text:c="7"/>return 1;</text:p>
      <text:p text:style-name="P1">}</text:p>
      <text:p text:style-name="P1"/>
      <text:p text:style-name="P1"/>
      <text:p text:style-name="P1">int check_func_proto(struct node type,struct node id,struct list_attr attrs)</text:p>
      <text:p text:style-name="P1">{</text:p>
      <text:p text:style-name="P1"><text:s text:c="4"/>struct func_node *act_func = get_func_entry(id.name);</text:p>
      <text:p text:style-name="P1"/>
      <text:p text:style-name="P1"><text:s text:c="4"/>if(act_func == NULL){</text:p>
      <text:p text:style-name="P1"><text:s text:c="8"/>printf("Function prototype not declared\n"); <text:s text:c="7"/></text:p>
      <text:p text:style-name="P1"><text:s text:c="8"/>return 0;</text:p>
      <text:p text:style-name="P1"><text:s text:c="4"/>}</text:p>
      <text:p text:style-name="P1"/>
      <text:p text:style-name="P1"><text:s text:c="4"/>if(act_func-&gt;et == type.et </text:p>
      <text:p text:style-name="P1"><text:s text:c="8"/>&amp;&amp; act_func-&gt;ptr_depth == type.ptr_depth </text:p>
      <text:p text:style-name="P1"><text:s text:c="8"/>&amp;&amp; match_node_list(attrs.list_var,attrs.size,act_func-&gt;param_list,act_func-&gt;num_params,1))</text:p>
      <text:p text:style-name="P1"><text:s text:c="4"/>{</text:p>
      <text:p text:style-name="P1"><text:s text:c="8"/>if(act_func-&gt;valid == 1) return 0;</text:p>
      <text:p text:style-name="P1"><text:s text:c="8"/>act_func-&gt;valid = 1;</text:p>
      <text:p text:style-name="P1"><text:s text:c="8"/>return 1;</text:p>
      <text:p text:style-name="P1"><text:s text:c="4"/>}</text:p>
      <text:p text:style-name="P1"/>
      <text:p text:style-name="P1"><text:s text:c="4"/>return 0;</text:p>
      <text:p text:style-name="P1">}</text:p>
      <text:p text:style-name="P1"><text:soft-page-break/></text:p>
      <text:p text:style-name="P1">int check_param_match(struct node fn,struct list_attr attrs)</text:p>
      <text:p text:style-name="P1">{</text:p>
      <text:p text:style-name="P1"><text:s text:c="3"/>// printf("In check param\n");</text:p>
      <text:p text:style-name="P1"><text:s text:c="4"/>struct func_node *func = get_func_entry(fn.name);</text:p>
      <text:p text:style-name="P1"><text:s text:c="4"/></text:p>
      <text:p text:style-name="P1"><text:s text:c="4"/>int ret_val = match_node_list(func-&gt;param_list,func-&gt;num_params,attrs.list_var,attrs.size,0);</text:p>
      <text:p text:style-name="P1"><text:s text:c="4"/></text:p>
      <text:p text:style-name="P1"/>
      <text:p text:style-name="P1"><text:s text:c="4"/>if(ret_val == 0)</text:p>
      <text:p text:style-name="P1"><text:s text:c="8"/>printf("Parameters mismatch for the Function %s\n",func-&gt;name);</text:p>
      <text:p text:style-name="P1"/>
      <text:p text:style-name="P1"><text:s text:c="4"/>return ret_val;</text:p>
      <text:p text:style-name="P1">}</text:p>
      <text:p text:style-name="P1"/>
      <text:p text:style-name="P1"/>
      <text:p text:style-name="P1">int match_node_exact(struct node n1,struct node n2)</text:p>
      <text:p text:style-name="P1">{</text:p>
      <text:p text:style-name="P1"><text:s text:c="4"/>if(n1.et == ERROR || n2.et == ERROR)</text:p>
      <text:p text:style-name="P1"><text:s text:c="8"/>return 0;</text:p>
      <text:p text:style-name="P1"/>
      <text:p text:style-name="P1"><text:s text:c="4"/>if(strcmp(n1.name,n2.name)) return 0;</text:p>
      <text:p text:style-name="P1"/>
      <text:p text:style-name="P1"><text:s text:c="4"/>if(n1.et != n2.et || n1.ptr_depth != n2.ptr_depth) return 0;</text:p>
      <text:p text:style-name="P1"><text:s text:c="4"/>if(n1.size != n2.size) return 0;</text:p>
      <text:p text:style-name="P1"><text:s text:c="4"/>int i = 0;</text:p>
      <text:p text:style-name="P1"><text:s text:c="4"/>for(;i&lt;n1.size;++i ) if(n1.dim_list[i] != n2.dim_list[i]) return 0;</text:p>
      <text:p text:style-name="P1"><text:s text:c="4"/>return 1;</text:p>
      <text:p text:style-name="P1">}</text:p>
      <text:p text:style-name="P1"/>
      <text:p text:style-name="P1"/>
      <text:p text:style-name="P1">int match_node(struct node *n1,struct node *n2)</text:p>
      <text:p text:style-name="P1">{</text:p>
      <text:p text:style-name="P1"><text:s text:c="3"/>// printf("comparing nodes %s %s %d\n",(*n1).name,(*n2).name,(*n2).et );</text:p>
      <text:p text:style-name="P1"><text:s text:c="4"/>struct node ret = compatible(*n1,*n2);</text:p>
      <text:p text:style-name="P1"/>
      <text:p text:style-name="P1"/>
      <text:p text:style-name="P1"><text:s text:c="4"/>if(ret.et == ERROR)</text:p>
      <text:p text:style-name="P1"><text:s text:c="12"/>return 0;</text:p>
      <text:p text:style-name="P1"><text:s text:c="4"/>struct node t1 = *n1,t2 = *n2;</text:p>
      <text:p text:style-name="P1"/>
      <text:p text:style-name="P1"/>
      <text:p text:style-name="P1"><text:s text:c="4"/></text:p>
      <text:p text:style-name="P1"><text:s text:c="4"/>if(t1.ptr_depth || t2.ptr_depth == 0){</text:p>
      <text:p text:style-name="P1"><text:s text:c="8"/>int i=0;</text:p>
      <text:p text:style-name="P1"><text:s text:c="8"/></text:p>
      <text:p text:style-name="P1"><text:s text:c="8"/>for(;i&lt;t1.size;++i) {</text:p>
      <text:p text:style-name="P1"><text:s text:c="12"/>// printf("****%d %d *****\n", t1.dim_list[i],t2.dim_list[i]);</text:p>
      <text:p text:style-name="P1"><text:s text:c="12"/>if(t1.dim_list[i] != t2.dim_list[i]) return 0;</text:p>
      <text:p text:style-name="P1"><text:s text:c="8"/>}</text:p>
      <text:p text:style-name="P1"/>
      <text:p text:style-name="P1"/>
      <text:p text:style-name="P1"><text:soft-page-break/><text:s text:c="8"/>if(t2.size == 0){</text:p>
      <text:p text:style-name="P1"><text:s text:c="12"/>if(t1.et != CHAR_T || t1.ptr_depth &gt; 0){</text:p>
      <text:p text:style-name="P1"><text:s text:c="16"/>fprintf(asmout, "addi $sp,$sp,-4\n" );</text:p>
      <text:p text:style-name="P1"><text:s text:c="16"/>fprintf(asmout, "sw %s,($sp)\n",t2.reg_name);</text:p>
      <text:p text:style-name="P1"><text:s text:c="12"/>}</text:p>
      <text:p text:style-name="P1"><text:s text:c="12"/>else{</text:p>
      <text:p text:style-name="P1"><text:s text:c="16"/>fprintf(asmout, "addi $sp,$sp,-4\n" );</text:p>
      <text:p text:style-name="P1"><text:s text:c="16"/>fprintf(asmout, "sw %s,($sp)\n",t2.reg_name);</text:p>
      <text:p text:style-name="P1"><text:s text:c="12"/>}</text:p>
      <text:p text:style-name="P1"><text:s text:c="12"/>freename(t2.reg_name);</text:p>
      <text:p text:style-name="P1"><text:s text:c="8"/>}</text:p>
      <text:p text:style-name="P1"><text:s text:c="8"/>else{</text:p>
      <text:p text:style-name="P1"><text:s text:c="12"/>int off;</text:p>
      <text:p text:style-name="P1"><text:s text:c="12"/>for(off = t2.st_off;off &lt; t2.st_off + t2.prod * t2.typeSize; off += t2.typeSize){</text:p>
      <text:p text:style-name="P1"><text:s text:c="16"/>fprintf(asmout, "addi $a1,$a0,-%d\n",off + t2.typeSize );</text:p>
      <text:p text:style-name="P1"/>
      <text:p text:style-name="P1"><text:s text:c="16"/>assert(t2.valid_off == 1);</text:p>
      <text:p text:style-name="P1"><text:s text:c="16"/>fprintf(asmout, "sub $a1,$a1,%s\n",t2.reg_off );</text:p>
      <text:p text:style-name="P1"/>
      <text:p text:style-name="P1"><text:s text:c="16"/>if(t2.et != CHAR_T || t2.ptr_depth &gt; 0) fprintf(asmout, "lw $a2,($a1)\n");</text:p>
      <text:p text:style-name="P1"><text:s text:c="16"/>else fprintf(asmout, "lw $a2,($a1)\n");</text:p>
      <text:p text:style-name="P1"/>
      <text:p text:style-name="P1"><text:s text:c="16"/>if(t1.et != CHAR_T || t1.ptr_depth &gt; 0){</text:p>
      <text:p text:style-name="P1"><text:s text:c="16"/>fprintf(asmout, "addi $sp,$sp,-4\n" );</text:p>
      <text:p text:style-name="P1"><text:s text:c="16"/>fprintf(asmout, "sw $a2,($sp)\n");</text:p>
      <text:p text:style-name="P1"><text:s text:c="16"/>}</text:p>
      <text:p text:style-name="P1"><text:s text:c="16"/>else{</text:p>
      <text:p text:style-name="P1"><text:s text:c="20"/>fprintf(asmout, "addi $sp,$sp,-4\n" );</text:p>
      <text:p text:style-name="P1"><text:s text:c="20"/>fprintf(asmout, "sw $a2,($sp)\n");</text:p>
      <text:p text:style-name="P1"><text:s text:c="16"/>}</text:p>
      <text:p text:style-name="P1"><text:s text:c="12"/>}</text:p>
      <text:p text:style-name="P1"><text:s text:c="12"/>t2.valid_off = 0;</text:p>
      <text:p text:style-name="P1"><text:s text:c="12"/>freename(t2.reg_off);</text:p>
      <text:p text:style-name="P1"><text:s text:c="8"/>}</text:p>
      <text:p text:style-name="P1"/>
      <text:p text:style-name="P1"/>
      <text:p text:style-name="P1"><text:s text:c="4"/>}</text:p>
      <text:p text:style-name="P1"><text:s text:c="4"/>else{</text:p>
      <text:p text:style-name="P1"><text:s text:c="8"/>int ctr=0;</text:p>
      <text:p text:style-name="P1"><text:s text:c="8"/>fprintf(asmout, "move $a1,%s\n",t2.reg_name );</text:p>
      <text:p text:style-name="P1"><text:s text:c="8"/>for(;ctr &lt; t2.ptr_depth -1;++ctr){</text:p>
      <text:p text:style-name="P1"><text:s text:c="12"/>fprintf(asmout, "lw $a2,($a1)\n" );</text:p>
      <text:p text:style-name="P1"><text:s text:c="12"/>fprintf(asmout, "move $a1,$a2\n" );</text:p>
      <text:p text:style-name="P1"><text:s text:c="8"/>}</text:p>
      <text:p text:style-name="P1"/>
      <text:p text:style-name="P1"><text:s text:c="8"/>int off = 0;</text:p>
      <text:p text:style-name="P1"><text:s text:c="8"/>int sz = 4;</text:p>
      <text:p text:style-name="P1"><text:s text:c="8"/>if(t2.et == CHAR_T) sz = 4;</text:p>
      <text:p text:style-name="P1"/>
      <text:p text:style-name="P1"><text:s text:c="8"/>for(;off &lt; t1.prod * sz; off += sz){</text:p>
      <text:p text:style-name="P1"/>
      <text:p text:style-name="P1"><text:s text:c="12"/>if(sz == 4) fprintf(asmout, "lw $a2,($a1)\n");</text:p>
      <text:p text:style-name="P1"><text:soft-page-break/><text:s text:c="12"/>else fprintf(asmout, "lw $a2,($a1)\n");</text:p>
      <text:p text:style-name="P1"/>
      <text:p text:style-name="P1"><text:s text:c="12"/>if(t1.et != CHAR_T || t1.ptr_depth &gt; 0){</text:p>
      <text:p text:style-name="P1"><text:s text:c="16"/>fprintf(asmout, "addi $sp,$sp,-4\n" );</text:p>
      <text:p text:style-name="P1"><text:s text:c="16"/>fprintf(asmout, "sw $a2,($sp)\n");</text:p>
      <text:p text:style-name="P1"><text:s text:c="12"/>}</text:p>
      <text:p text:style-name="P1"/>
      <text:p text:style-name="P1"><text:s text:c="12"/>else{</text:p>
      <text:p text:style-name="P1"><text:s text:c="16"/>fprintf(asmout, "addi $sp,$sp,-4\n" );</text:p>
      <text:p text:style-name="P1"><text:s text:c="16"/>fprintf(asmout, "sw $a2,($sp)\n");</text:p>
      <text:p text:style-name="P1"><text:s text:c="12"/>}</text:p>
      <text:p text:style-name="P1"/>
      <text:p text:style-name="P1"><text:s text:c="12"/>fprintf(asmout, "addi $a1,$a1,%d\n",sz);</text:p>
      <text:p text:style-name="P1"><text:s text:c="8"/>}</text:p>
      <text:p text:style-name="P1"><text:s text:c="8"/>freename(t2.reg_name);</text:p>
      <text:p text:style-name="P1"><text:s text:c="4"/>}</text:p>
      <text:p text:style-name="P1"><text:s text:c="4"/></text:p>
      <text:p text:style-name="P1"><text:s text:c="4"/>return 1;</text:p>
      <text:p text:style-name="P1"><text:s text:c="4"/></text:p>
      <text:p text:style-name="P1">}</text:p>
      <text:p text:style-name="P1"/>
      <text:p text:style-name="P1"/>
      <text:p text:style-name="P1"/>
      <text:p text:style-name="P1">int exists_in_scope(struct node var){</text:p>
      <text:p text:style-name="P1"><text:s text:c="4"/>struct node* temp = symb_table;</text:p>
      <text:p text:style-name="P1"><text:s text:c="4"/>while(temp){</text:p>
      <text:p text:style-name="P1"/>
      <text:p text:style-name="P1"><text:s text:c="8"/>if(temp-&gt;scope == cur_scope &amp;&amp; temp-&gt;valid == 1 &amp;&amp; strcmp(temp-&gt;name,var.name) == 0){</text:p>
      <text:p text:style-name="P1"><text:s text:c="12"/>return 1;</text:p>
      <text:p text:style-name="P1"><text:s text:c="8"/>}</text:p>
      <text:p text:style-name="P1"><text:s text:c="8"/>temp = temp-&gt;next;</text:p>
      <text:p text:style-name="P1"><text:s text:c="4"/>}</text:p>
      <text:p text:style-name="P1"><text:s text:c="4"/>return 0;</text:p>
      <text:p text:style-name="P1">}</text:p>
      <text:p text:style-name="P1"/>
      <text:p text:style-name="P1">void patch_type(struct node type,struct list_attr lis){</text:p>
      <text:p text:style-name="P1"><text:s text:c="4"/>int iter=0;</text:p>
      <text:p text:style-name="P1"><text:s text:c="4"/>for(iter = 0;iter &lt; lis.size; ++iter){</text:p>
      <text:p text:style-name="P1"><text:s text:c="8"/>//printf("name of var %s %d\n",lis.list_var[iter].name,cur_scope );</text:p>
      <text:p text:style-name="P1"><text:s text:c="8"/>if(exists_in_scope(lis.list_var[iter])){</text:p>
      <text:p text:style-name="P1"><text:s text:c="12"/>printf("%s variable already defined\n",lis.list_var[iter].name);</text:p>
      <text:p text:style-name="P1"><text:s text:c="8"/>}</text:p>
      <text:p text:style-name="P1"><text:s text:c="8"/>else{</text:p>
      <text:p text:style-name="P1"><text:s text:c="12"/>lis.list_var[iter].ptr_depth = type.ptr_depth;</text:p>
      <text:p text:style-name="P1"><text:s text:c="12"/>lis.list_var[iter].et = type.et;</text:p>
      <text:p text:style-name="P1"><text:s text:c="12"/>lis.list_var[iter].scope = cur_scope;</text:p>
      <text:p text:style-name="P1"/>
      <text:p text:style-name="P1"><text:s text:c="12"/>if(lis.list_var[iter].size){</text:p>
      <text:p text:style-name="P1"><text:s text:c="16"/>lis.list_var[iter].prod = 1;</text:p>
      <text:p text:style-name="P1"><text:s text:c="16"/>int i = 0;</text:p>
      <text:p text:style-name="P1"><text:s text:c="16"/>for(;i &lt; lis.list_var[iter].size;++i) lis.list_var[iter].prod *= lis.list_var[iter].dim_list[i];</text:p>
      <text:p text:style-name="P1"><text:soft-page-break/><text:s text:c="12"/>}</text:p>
      <text:p text:style-name="P1"><text:s text:c="12"/>else lis.list_var[iter].prod = 1;</text:p>
      <text:p text:style-name="P1"><text:s text:c="8"/></text:p>
      <text:p text:style-name="P1"><text:s text:c="12"/>int cprod = lis.list_var[iter].prod;</text:p>
      <text:p text:style-name="P1"><text:s text:c="12"/>lis.list_var[iter].st_off = cur_off;</text:p>
      <text:p text:style-name="P1"/>
      <text:p text:style-name="P1"><text:s text:c="12"/>if(1){</text:p>
      <text:p text:style-name="P1"><text:s text:c="16"/>lis.list_var[iter].typeSize = 4; /// MIPS pointer size</text:p>
      <text:p text:style-name="P1"><text:s text:c="16"/>if(cur_scope){</text:p>
      <text:p text:style-name="P1"><text:s text:c="20"/>fprintf(asmout, "addi $sp,$sp,-%d\n",4*cprod );</text:p>
      <text:p text:style-name="P1"><text:s text:c="20"/>cur_off += 4*cprod;</text:p>
      <text:p text:style-name="P1"><text:s text:c="16"/>} <text:s text:c="2"/></text:p>
      <text:p text:style-name="P1"><text:s text:c="16"/>else{</text:p>
      <text:p text:style-name="P1"><text:s text:c="24"/>fprintf(asmout, "%s .space %d\n", lis.list_var[iter].name,4*cprod);</text:p>
      <text:p text:style-name="P1"><text:s text:c="16"/>}</text:p>
      <text:p text:style-name="P1"><text:s text:c="12"/>}</text:p>
      <text:p text:style-name="P1"><text:s text:c="12"/></text:p>
      <text:p text:style-name="P1"><text:s text:c="12"/>insert_symb_table(lis.list_var+iter);</text:p>
      <text:p text:style-name="P1"><text:s text:c="8"/>}</text:p>
      <text:p text:style-name="P1"><text:s text:c="4"/>}</text:p>
      <text:p text:style-name="P1">}</text:p>
      <text:p text:style-name="P1"/>
      <text:p text:style-name="P1">struct node get_sym(char* var_name,struct list_brac* lsb){</text:p>
      <text:p text:style-name="P1"><text:s text:c="4"/>struct node* temp = symb_table;</text:p>
      <text:p text:style-name="P1"><text:s text:c="4"/>struct node* node_found = NULL;</text:p>
      <text:p text:style-name="P1"><text:s text:c="4"/>int cur_max_scope = -1000000;</text:p>
      <text:p text:style-name="P1"/>
      <text:p text:style-name="P1"><text:s text:c="4"/>while(temp){</text:p>
      <text:p text:style-name="P1"><text:s text:c="8"/>if(temp-&gt;scope &lt;= cur_scope &amp;&amp; temp-&gt;valid == 1 &amp;&amp; strcmp(temp-&gt;name,var_name) == 0){</text:p>
      <text:p text:style-name="P1"><text:s text:c="12"/>if(temp-&gt;scope &gt; cur_max_scope){</text:p>
      <text:p text:style-name="P1"><text:s text:c="16"/>cur_max_scope = temp-&gt;scope;</text:p>
      <text:p text:style-name="P1"><text:s text:c="16"/>node_found = temp;</text:p>
      <text:p text:style-name="P1"><text:s text:c="12"/>}</text:p>
      <text:p text:style-name="P1"><text:s text:c="8"/>}</text:p>
      <text:p text:style-name="P1"><text:s text:c="8"/>temp = temp-&gt;next;</text:p>
      <text:p text:style-name="P1"><text:s text:c="4"/>}</text:p>
      <text:p text:style-name="P1"><text:s text:c="4"/></text:p>
      <text:p text:style-name="P1"><text:s text:c="4"/>struct node ret;</text:p>
      <text:p text:style-name="P1"><text:s text:c="4"/></text:p>
      <text:p text:style-name="P1"><text:s text:c="4"/>int size_used = 0;</text:p>
      <text:p text:style-name="P1"><text:s text:c="4"/>if(lsb) size_used = lsb-&gt;size;</text:p>
      <text:p text:style-name="P1"/>
      <text:p text:style-name="P1"><text:s text:c="4"/>if(node_found == NULL || node_found -&gt; size &lt; size_used){</text:p>
      <text:p text:style-name="P1"><text:s text:c="8"/>printf("variable not found or too many boxes %s\n",var_name);</text:p>
      <text:p text:style-name="P1"><text:s text:c="8"/>ret.et = ERROR;</text:p>
      <text:p text:style-name="P1"/>
      <text:p text:style-name="P1"><text:s text:c="8"/>ret.reg_name = (char*)malloc(1);</text:p>
      <text:p text:style-name="P1"><text:s text:c="8"/>ret.reg_off = (char*)malloc(1);</text:p>
      <text:p text:style-name="P1"><text:s text:c="8"/>return ret;</text:p>
      <text:p text:style-name="P1"><text:s text:c="4"/>}</text:p>
      <text:p text:style-name="P1"/>
      <text:p text:style-name="P1"><text:soft-page-break/><text:s text:c="4"/>//ret.et = node_found-&gt;et;</text:p>
      <text:p text:style-name="P1"><text:s text:c="4"/>//ret.ptr_depth = node_found-&gt;ptr_depth;</text:p>
      <text:p text:style-name="P1"><text:s text:c="4"/></text:p>
      <text:p text:style-name="P1"><text:s text:c="4"/>ret = *node_found;</text:p>
      <text:p text:style-name="P1"><text:s text:c="4"/>ret.reg_off = newname();</text:p>
      <text:p text:style-name="P1"><text:s text:c="4"/>fprintf(asmout, "li %s,0\n",ret.reg_off );</text:p>
      <text:p text:style-name="P1"><text:s text:c="4"/>ret.valid_off = 1;</text:p>
      <text:p text:style-name="P1"/>
      <text:p text:style-name="P1"><text:s text:c="4"/>//int addoff = 0;</text:p>
      <text:p text:style-name="P1"><text:s text:c="4"/>if(lsb){</text:p>
      <text:p text:style-name="P1"><text:s text:c="8"/>int i=0;</text:p>
      <text:p text:style-name="P1"><text:s text:c="8"/>for(;i&lt;size_used;++i){</text:p>
      <text:p text:style-name="P1"><text:s text:c="12"/>char cur_reg[4];</text:p>
      <text:p text:style-name="P1"><text:s text:c="12"/>strcpy(cur_reg,lsb-&gt;reg_name[i]);</text:p>
      <text:p text:style-name="P1"/>
      <text:p text:style-name="P1"><text:s text:c="12"/>fprintf(asmout, "move $a0,%s\n",cur_reg );</text:p>
      <text:p text:style-name="P1"/>
      <text:p text:style-name="P1"><text:s text:c="12"/>int j = 0;</text:p>
      <text:p text:style-name="P1"><text:s text:c="12"/>for(;j &lt; node_found-&gt;size - size_used + i;++j) {</text:p>
      <text:p text:style-name="P1"><text:s text:c="16"/>fprintf(asmout, "li %s,%d\n",cur_reg,node_found-&gt;dim_list[j]);</text:p>
      <text:p text:style-name="P1"><text:s text:c="16"/>fprintf(asmout, "mult $a0,%s\n",cur_reg );</text:p>
      <text:p text:style-name="P1"><text:s text:c="16"/>fprintf(asmout, "mflo $a0\n"); <text:s text:c="2"/></text:p>
      <text:p text:style-name="P1"><text:s text:c="12"/>}</text:p>
      <text:p text:style-name="P1"><text:s text:c="12"/>freename(cur_reg);</text:p>
      <text:p text:style-name="P1"/>
      <text:p text:style-name="P1"><text:s text:c="12"/>fprintf(asmout, "add %s,%s,$a0\n",ret.reg_off,ret.reg_off );</text:p>
      <text:p text:style-name="P1"><text:s text:c="8"/>}</text:p>
      <text:p text:style-name="P1"><text:s text:c="4"/>}</text:p>
      <text:p text:style-name="P1"><text:s text:c="4"/>//ret.st_off += addoff*ret.typeSize;</text:p>
      <text:p text:style-name="P1"><text:s text:c="4"/>fprintf(asmout, "li $a0,%d\n",ret.typeSize);</text:p>
      <text:p text:style-name="P1"><text:s text:c="4"/>fprintf(asmout, "mult $a0,%s\n",ret.reg_off );</text:p>
      <text:p text:style-name="P1"><text:s text:c="4"/>fprintf(asmout, "mflo %s\n",ret.reg_off); <text:s text:c="2"/></text:p>
      <text:p text:style-name="P1"/>
      <text:p text:style-name="P1"/>
      <text:p text:style-name="P1"><text:s text:c="4"/>ret.size = node_found -&gt; size - size_used;</text:p>
      <text:p text:style-name="P1"/>
      <text:p text:style-name="P1"><text:s text:c="4"/>ret.prod = 1;</text:p>
      <text:p text:style-name="P1"/>
      <text:p text:style-name="P1"><text:s text:c="4"/>ret.dim_list = (int*) malloc(sizeof(int)*ret.size);</text:p>
      <text:p text:style-name="P1"><text:s text:c="4"/>int i = 0;</text:p>
      <text:p text:style-name="P1"><text:s text:c="4"/>for(;i&lt;node_found-&gt;size - size_used;++i) {</text:p>
      <text:p text:style-name="P1"><text:s text:c="8"/>ret.dim_list[i] = node_found-&gt;dim_list[i];</text:p>
      <text:p text:style-name="P1"><text:s text:c="8"/>ret.prod *= ret.dim_list[i];</text:p>
      <text:p text:style-name="P1"><text:s text:c="4"/>}</text:p>
      <text:p text:style-name="P1"/>
      <text:p text:style-name="P1"><text:s text:c="4"/>return ret;</text:p>
      <text:p text:style-name="P1">}</text:p>
      <text:p text:style-name="P1"/>
      <text:p text:style-name="P1">void delete_entries_on_ret(){</text:p>
      <text:p text:style-name="P1"><text:s text:c="4"/>struct node* temp = symb_table;</text:p>
      <text:p text:style-name="P1"><text:s text:c="4"/>while(temp){</text:p>
      <text:p text:style-name="P1"/>
      <text:p text:style-name="P1"><text:soft-page-break/><text:s text:c="8"/>if(temp-&gt;scope &lt;= cur_scope &amp;&amp; temp -&gt; valid == 1){</text:p>
      <text:p text:style-name="P1"><text:s text:c="12"/>assert(cur_scope&gt;0);</text:p>
      <text:p text:style-name="P1"><text:s text:c="12"/>fprintf(asmout, "addi $sp,$sp,%d\n", temp-&gt;prod * temp-&gt;typeSize);</text:p>
      <text:p text:style-name="P1"><text:s text:c="8"/>}</text:p>
      <text:p text:style-name="P1"><text:s text:c="8"/>temp = temp-&gt;next;</text:p>
      <text:p text:style-name="P1"><text:s text:c="4"/>}</text:p>
      <text:p text:style-name="P1">}</text:p>
      <text:p text:style-name="P1">void delete_entries(){</text:p>
      <text:p text:style-name="P1"><text:s text:c="4"/>struct node* temp = symb_table;</text:p>
      <text:p text:style-name="P1"><text:s text:c="4"/>while(temp){</text:p>
      <text:p text:style-name="P1"/>
      <text:p text:style-name="P1"><text:s text:c="8"/>if(temp-&gt;scope == cur_scope &amp;&amp; temp -&gt; valid == 1){</text:p>
      <text:p text:style-name="P1"><text:s text:c="12"/>assert(cur_scope&gt;0);</text:p>
      <text:p text:style-name="P1"/>
      <text:p text:style-name="P1"><text:s text:c="12"/>temp-&gt;valid = 0;</text:p>
      <text:p text:style-name="P1"><text:s text:c="12"/>cur_off -= temp-&gt;prod * temp-&gt;typeSize;</text:p>
      <text:p text:style-name="P1"/>
      <text:p text:style-name="P1"><text:s text:c="12"/>fprintf(asmout, "addi $sp,$sp,%d\n", temp-&gt;prod * temp-&gt;typeSize);</text:p>
      <text:p text:style-name="P1"><text:s text:c="8"/>}</text:p>
      <text:p text:style-name="P1"><text:s text:c="8"/>temp = temp-&gt;next;</text:p>
      <text:p text:style-name="P1"><text:s text:c="4"/>}</text:p>
      <text:p text:style-name="P1">}</text:p>
      <text:p text:style-name="P1"/>
      <text:p text:style-name="P1">struct node print_comp_error(struct node exp1, struct node exp2){</text:p>
      <text:p text:style-name="P1"><text:s text:c="4"/>struct node ret;</text:p>
      <text:p text:style-name="P1"><text:s text:c="4"/>ret.et = ERROR;</text:p>
      <text:p text:style-name="P1"/>
      <text:p text:style-name="P1"><text:s text:c="4"/>ret.reg_name = (char*)malloc(1);</text:p>
      <text:p text:style-name="P1"><text:s text:c="4"/>ret.reg_off = (char*)malloc(1);</text:p>
      <text:p text:style-name="P1"><text:s text:c="4"/>printf("%d ptr: %d size: %d typecast not compatible with %d ptr: %d size: %d\n",exp1.et,exp1.ptr_depth,exp1.size,</text:p>
      <text:p text:style-name="P1"><text:s text:c="5"/>exp2.et,exp2.ptr_depth,exp2.size);</text:p>
      <text:p text:style-name="P1"/>
      <text:p text:style-name="P1"><text:s text:c="4"/>/*freename(exp1.reg_name);</text:p>
      <text:p text:style-name="P1"><text:s text:c="4"/>freename(exp1.reg_off);</text:p>
      <text:p text:style-name="P1"/>
      <text:p text:style-name="P1"><text:s text:c="4"/>freename(exp2.reg_name);</text:p>
      <text:p text:style-name="P1"><text:s text:c="4"/>freename(exp2.reg_off);*/</text:p>
      <text:p text:style-name="P1"/>
      <text:p text:style-name="P1"><text:s text:c="4"/>return ret;</text:p>
      <text:p text:style-name="P1">}</text:p>
      <text:p text:style-name="P1">struct node compatible(struct node exp1,struct node exp2){</text:p>
      <text:p text:style-name="P1"><text:s text:c="4"/>if(exp1.et == ERROR || exp2.et == ERROR) {</text:p>
      <text:p text:style-name="P1"><text:s text:c="8"/>exp1.et = ERROR;</text:p>
      <text:p text:style-name="P1"><text:s text:c="8"/>/*freename(exp1.reg_name);</text:p>
      <text:p text:style-name="P1"><text:s text:c="8"/>freename(exp1.reg_off);</text:p>
      <text:p text:style-name="P1"/>
      <text:p text:style-name="P1"><text:s text:c="8"/>freename(exp2.reg_name);</text:p>
      <text:p text:style-name="P1"><text:s text:c="8"/>freename(exp2.reg_off);*/</text:p>
      <text:p text:style-name="P1"><text:s text:c="8"/>exp1.reg_name = (char*)malloc(1);</text:p>
      <text:p text:style-name="P1"><text:s text:c="8"/>exp1.reg_off = (char*)malloc(1);</text:p>
      <text:p text:style-name="P1"><text:s text:c="4"/></text:p>
      <text:p text:style-name="P1"><text:soft-page-break/><text:s text:c="8"/>return exp1;</text:p>
      <text:p text:style-name="P1"><text:s text:c="4"/>}</text:p>
      <text:p text:style-name="P1"/>
      <text:p text:style-name="P1"><text:s text:c="4"/>if(exp1.ptr_depth &gt; 0){</text:p>
      <text:p text:style-name="P1"><text:s text:c="8"/>if(exp1.size != exp2.size || exp2.ptr_depth != exp1.ptr_depth) return print_comp_error(exp1,exp2);</text:p>
      <text:p text:style-name="P1"><text:s text:c="8"/>exp1.expr_val = -1000000;</text:p>
      <text:p text:style-name="P1"><text:s text:c="8"/>return exp1; </text:p>
      <text:p text:style-name="P1"><text:s text:c="4"/>}</text:p>
      <text:p text:style-name="P1"><text:s text:c="4"/>if(exp1.size &gt; 0){</text:p>
      <text:p text:style-name="P1"><text:s text:c="8"/>if(exp2.size &amp;&amp; exp2.ptr_depth) return print_comp_error(exp1,exp2);</text:p>
      <text:p text:style-name="P1"><text:s text:c="8"/>if(exp2.size + exp2.ptr_depth != exp1.size) return print_comp_error(exp1,exp2);</text:p>
      <text:p text:style-name="P1"><text:s text:c="8"/></text:p>
      <text:p text:style-name="P1"><text:s text:c="8"/>if(exp1.et != FLOAT_T &amp;&amp; exp2.et == FLOAT_T) return print_comp_error(exp1,exp2);</text:p>
      <text:p text:style-name="P1"><text:s text:c="8"/>exp1.expr_val = -1000000;</text:p>
      <text:p text:style-name="P1"><text:s text:c="8"/>return exp1;</text:p>
      <text:p text:style-name="P1"><text:s text:c="4"/>}</text:p>
      <text:p text:style-name="P1"><text:s text:c="4"/>if(exp2.ptr_depth &gt; 0 || exp2.size &gt; 0 ) return print_comp_error(exp1,exp2);</text:p>
      <text:p text:style-name="P1"><text:s text:c="4"/>if(exp1.et != FLOAT_T &amp;&amp; exp2.et == FLOAT_T) return print_comp_error(exp1,exp2);</text:p>
      <text:p text:style-name="P1"><text:s text:c="4"/>exp1.expr_val = -1000000;</text:p>
      <text:p text:style-name="P1"><text:s text:c="4"/>return exp1;</text:p>
      <text:p text:style-name="P1">}</text:p>
      <text:p text:style-name="P1"/>
      <text:p text:style-name="P1">struct node print_opt_error(struct node exp1,enum op_type op, struct node exp2){</text:p>
      <text:p text:style-name="P1"><text:s text:c="4"/>struct node ret;</text:p>
      <text:p text:style-name="P1"><text:s text:c="4"/>ret.et = ERROR;</text:p>
      <text:p text:style-name="P1"/>
      <text:p text:style-name="P1"/>
      <text:p text:style-name="P1"><text:s text:c="4"/>ret.reg_name = (char*)malloc(1);</text:p>
      <text:p text:style-name="P1"><text:s text:c="4"/>ret.reg_off = (char*)malloc(1);</text:p>
      <text:p text:style-name="P1"/>
      <text:p text:style-name="P1"><text:s text:c="4"/>printf("%d ptr: %d size: %d op: %d not compatible with %d ptr: %d size: %d\n",exp1.et,exp1.ptr_depth,exp1.size,</text:p>
      <text:p text:style-name="P1"><text:s text:c="4"/>op, exp2.et,exp2.ptr_depth,exp2.size);</text:p>
      <text:p text:style-name="P1"/>
      <text:p text:style-name="P1"><text:s text:c="4"/>/*freename(exp1.reg_name);</text:p>
      <text:p text:style-name="P1"><text:s text:c="4"/>freename(exp1.reg_off);</text:p>
      <text:p text:style-name="P1"/>
      <text:p text:style-name="P1"><text:s text:c="4"/>freename(exp2.reg_name);</text:p>
      <text:p text:style-name="P1"><text:s text:c="4"/>freename(exp2.reg_off);*/</text:p>
      <text:p text:style-name="P1"/>
      <text:p text:style-name="P1"><text:s text:c="4"/>return ret;</text:p>
      <text:p text:style-name="P1">}</text:p>
      <text:p text:style-name="P1">struct node comp_binopt_type(struct node exp1,enum op_type op, struct node exp2){</text:p>
      <text:p text:style-name="P1"><text:s text:c="4"/>if(exp1.et == ERROR || exp2.et == ERROR) {</text:p>
      <text:p text:style-name="P1"><text:s text:c="8"/>exp1.et = ERROR;</text:p>
      <text:p text:style-name="P1"/>
      <text:p text:style-name="P1"><text:s text:c="8"/>exp1.reg_name = (char*)malloc(1);</text:p>
      <text:p text:style-name="P1"><text:s text:c="8"/>exp1.reg_off = (char*)malloc(1);</text:p>
      <text:p text:style-name="P1"><text:s text:c="8"/>return exp1;</text:p>
      <text:p text:style-name="P1"><text:s text:c="4"/>}</text:p>
      <text:p text:style-name="P1"/>
      <text:p text:style-name="P1"><text:soft-page-break/><text:s text:c="4"/>struct node ret;</text:p>
      <text:p text:style-name="P1"><text:s text:c="4"/>if(op == _AND_AND || op == _OR_OR){</text:p>
      <text:p text:style-name="P1"><text:s text:c="8"/>if(exp1.size + exp1.ptr_depth &gt; 0 || exp2.size + exp2.ptr_depth &gt; 0){</text:p>
      <text:p text:style-name="P1"><text:s text:c="12"/>return print_opt_error(exp1,op,exp2);</text:p>
      <text:p text:style-name="P1"><text:s text:c="8"/>}</text:p>
      <text:p text:style-name="P1"><text:s text:c="8"/>ret.expr_val = -1000000;</text:p>
      <text:p text:style-name="P1"><text:s text:c="8"/>ret.et = BOOL;</text:p>
      <text:p text:style-name="P1"><text:s text:c="8"/>ret.ptr_depth = ret.size = 0;</text:p>
      <text:p text:style-name="P1"><text:s text:c="8"/>ret.typeSize = 4;</text:p>
      <text:p text:style-name="P1"/>
      <text:p text:style-name="P1"><text:s text:c="8"/>if(op == _AND_AND){</text:p>
      <text:p text:style-name="P1"><text:s text:c="12"/>fprintf(asmout, "beq %s,$zero,NOT_LABEL%d\n",exp1.reg_name,not_label );</text:p>
      <text:p text:style-name="P1"><text:s text:c="12"/>fprintf(asmout, "beq %s,$zero,NOT_LABEL%d\n",exp2.reg_name,not_label );</text:p>
      <text:p text:style-name="P1"/>
      <text:p text:style-name="P1"><text:s text:c="12"/>fprintf(asmout, "li %s,1\n",exp1.reg_name ); <text:s text:c="6"/></text:p>
      <text:p text:style-name="P1"><text:s text:c="12"/>fprintf(asmout, "j NOT_LABEL_END%d\n",not_label );</text:p>
      <text:p text:style-name="P1"><text:s text:c="12"/>fprintf(asmout, "NOT_LABEL%d:\n li %s,0\n",not_label,exp1.reg_name );</text:p>
      <text:p text:style-name="P1"><text:s text:c="12"/>fprintf(asmout, "NOT_LABEL_END%d:\n",not_label );</text:p>
      <text:p text:style-name="P1"><text:s text:c="12"/>not_label++; </text:p>
      <text:p text:style-name="P1"><text:s text:c="12"/>ret.reg_name = exp1.reg_name;</text:p>
      <text:p text:style-name="P1"><text:s text:c="12"/>freename(exp2.reg_name);</text:p>
      <text:p text:style-name="P1"><text:s text:c="8"/>}</text:p>
      <text:p text:style-name="P1"><text:s text:c="8"/>else{</text:p>
      <text:p text:style-name="P1"><text:s text:c="12"/>fprintf(asmout, "or %s,%s,%s\n",exp1.reg_name,exp1.reg_name,exp2.reg_name );</text:p>
      <text:p text:style-name="P1"><text:s text:c="12"/>freename(exp2.reg_name);</text:p>
      <text:p text:style-name="P1"><text:s text:c="12"/></text:p>
      <text:p text:style-name="P1"><text:s text:c="12"/>fprintf(asmout, "bne %s,$zero,NOT_LABEL%d\n",exp1.reg_name,not_label );</text:p>
      <text:p text:style-name="P1"><text:s text:c="12"/>fprintf(asmout, "li %s,0\n",exp1.reg_name ); <text:s text:c="6"/></text:p>
      <text:p text:style-name="P1"><text:s text:c="12"/>fprintf(asmout, "j NOT_LABEL_END%d\n",not_label );</text:p>
      <text:p text:style-name="P1"><text:s text:c="12"/>fprintf(asmout, "NOT_LABEL%d:\n li %s,1\n",not_label,exp1.reg_name );</text:p>
      <text:p text:style-name="P1"><text:s text:c="12"/>fprintf(asmout, "NOT_LABEL_END%d:\n",not_label );</text:p>
      <text:p text:style-name="P1"><text:s text:c="12"/>not_label++;</text:p>
      <text:p text:style-name="P1"><text:s text:c="12"/>ret.reg_name = exp1.reg_name;</text:p>
      <text:p text:style-name="P1"><text:s text:c="8"/>}</text:p>
      <text:p text:style-name="P1"><text:s text:c="8"/></text:p>
      <text:p text:style-name="P1"><text:s text:c="8"/>return ret;</text:p>
      <text:p text:style-name="P1"><text:s text:c="4"/>}</text:p>
      <text:p text:style-name="P1"><text:s text:c="4"/>if(op == _EEQ || op == _NEQ || op == _GR || op == _LE || op == _GRQ || op == _LEQ){</text:p>
      <text:p text:style-name="P1"><text:s text:c="8"/>if(exp1.size &gt; 0 || exp2.size &gt; 0 || exp1.ptr_depth != exp2.ptr_depth || exp1.et != exp2.et){</text:p>
      <text:p text:style-name="P1"><text:s text:c="12"/>return print_opt_error(exp1,op,exp2);</text:p>
      <text:p text:style-name="P1"><text:s text:c="8"/>}</text:p>
      <text:p text:style-name="P1"><text:s text:c="8"/>ret.expr_val = -1000000;</text:p>
      <text:p text:style-name="P1"><text:s text:c="8"/>ret.et = BOOL;</text:p>
      <text:p text:style-name="P1"><text:s text:c="8"/>ret.ptr_depth = ret.size = 0;</text:p>
      <text:p text:style-name="P1"><text:s text:c="8"/>ret.typeSize = 4;</text:p>
      <text:p text:style-name="P1"/>
      <text:p text:style-name="P1"><text:s text:c="8"/>if(op == _EEQ) fprintf(asmout, "beq %s,%s,NOT_LABEL%d\n",exp1.reg_name,exp2.reg_name,not_label );</text:p>
      <text:p text:style-name="P1"><text:s text:c="8"/>else if(op == _NEQ) fprintf(asmout, "bne %s,%s,NOT_LABEL%d\n",exp1.reg_name,exp2.reg_name,not_label ); <text:s text:c="3"/></text:p>
      <text:p text:style-name="P1"><text:s text:c="8"/>else if(op == _GR) fprintf(asmout, "bgt %s,%s,NOT_LABEL%d\n",exp1.reg_name,exp2.reg_name,not_label ); <text:s text:c="3"/></text:p>
      <text:p text:style-name="P1"><text:soft-page-break/><text:s text:c="8"/>else if(op == _GRQ) fprintf(asmout, "bge %s,%s,NOT_LABEL%d\n",exp1.reg_name,exp2.reg_name,not_label ); <text:s text:c="3"/></text:p>
      <text:p text:style-name="P1"><text:s text:c="8"/>else if(op == _LE) fprintf(asmout, "blt %s,%s,NOT_LABEL%d\n",exp1.reg_name,exp2.reg_name,not_label ); <text:s text:c="3"/></text:p>
      <text:p text:style-name="P1"><text:s text:c="8"/>else if(op == _LEQ) fprintf(asmout, "ble %s,%s,NOT_LABEL%d\n",exp1.reg_name,exp2.reg_name,not_label ); <text:s text:c="3"/></text:p>
      <text:p text:style-name="P1"><text:s text:c="8"/></text:p>
      <text:p text:style-name="P1"><text:s text:c="8"/>fprintf(asmout, "li %s,0\n",exp1.reg_name );</text:p>
      <text:p text:style-name="P1"><text:s text:c="8"/>fprintf(asmout, "j NOT_LABEL_END%d\n",not_label );</text:p>
      <text:p text:style-name="P1"><text:s text:c="8"/>fprintf(asmout, "NOT_LABEL%d:\n li %s,1\n",not_label,exp1.reg_name );</text:p>
      <text:p text:style-name="P1"><text:s text:c="8"/>fprintf(asmout, "NOT_LABEL_END%d:\n",not_label );</text:p>
      <text:p text:style-name="P1"><text:s text:c="8"/>not_label++;</text:p>
      <text:p text:style-name="P1"><text:s text:c="8"/>ret.reg_name = exp1.reg_name;</text:p>
      <text:p text:style-name="P1"><text:s text:c="8"/>freename(exp2.reg_name);</text:p>
      <text:p text:style-name="P1"/>
      <text:p text:style-name="P1"><text:s text:c="8"/>return ret;</text:p>
      <text:p text:style-name="P1"><text:s text:c="4"/>}</text:p>
      <text:p text:style-name="P1"><text:s text:c="4"/></text:p>
      <text:p text:style-name="P1"/>
      <text:p text:style-name="P1"><text:s text:c="4"/></text:p>
      <text:p text:style-name="P1"/>
      <text:p text:style-name="P1"><text:s text:c="4"/></text:p>
      <text:p text:style-name="P1"><text:s text:c="4"/>if(op == _PLUS || op == _MINUS){</text:p>
      <text:p text:style-name="P1"><text:s text:c="8"/>if(exp1.ptr_depth + exp1.size &gt; 0 &amp;&amp; exp2.ptr_depth + exp2.size &gt; 0) return print_opt_error(exp1,op,exp2);</text:p>
      <text:p text:style-name="P1"><text:s text:c="8"/>if(exp2.size + exp2.ptr_depth &gt; 0){</text:p>
      <text:p text:style-name="P1"><text:s text:c="12"/>struct node temp = exp1;</text:p>
      <text:p text:style-name="P1"><text:s text:c="12"/>exp1 = exp2;</text:p>
      <text:p text:style-name="P1"><text:s text:c="12"/>exp2 = temp;</text:p>
      <text:p text:style-name="P1"/>
      <text:p text:style-name="P1"><text:s text:c="8"/>}</text:p>
      <text:p text:style-name="P1"/>
      <text:p text:style-name="P1"><text:s text:c="8"/></text:p>
      <text:p text:style-name="P1"/>
      <text:p text:style-name="P1"><text:s text:c="8"/>if(exp1.ptr_depth + exp1.size &gt; 0){</text:p>
      <text:p text:style-name="P1"><text:s text:c="12"/>if(exp2.et != FLOAT_T){</text:p>
      <text:p text:style-name="P1"><text:s text:c="16"/></text:p>
      <text:p text:style-name="P1"><text:s text:c="16"/>if(exp1.size &gt; 0){</text:p>
      <text:p text:style-name="P1"><text:s text:c="20"/>fprintf(asmout, "addi $a0,$fp,-%d\n",exp1.st_off + exp1.typeSize );</text:p>
      <text:p text:style-name="P1"><text:s text:c="20"/>fprintf(asmout, "sub $a0,$a0,%s\n",exp1.reg_off);</text:p>
      <text:p text:style-name="P1"><text:s text:c="20"/>freename(exp1.reg_off);</text:p>
      <text:p text:style-name="P1"><text:s text:c="20"/>exp1.valid_off = 0;</text:p>
      <text:p text:style-name="P1"/>
      <text:p text:style-name="P1"><text:s text:c="20"/>exp1.reg_name = newname();</text:p>
      <text:p text:style-name="P1"><text:s text:c="20"/>exp1.ptr_depth += exp1.size;</text:p>
      <text:p text:style-name="P1"><text:s text:c="20"/>exp1.size = 0;</text:p>
      <text:p text:style-name="P1"><text:s text:c="20"/>fprintf(asmout, "move %s,$a0\n",exp1.reg_name );</text:p>
      <text:p text:style-name="P1"><text:s text:c="16"/>}</text:p>
      <text:p text:style-name="P1"><text:s text:c="16"/>if(1/*!(exp1.ptr_depth == 1 &amp;&amp; exp1.et == CHAR_T)*/){</text:p>
      <text:p text:style-name="P1"><text:s text:c="20"/>fprintf(asmout, "li $a0,4\n" );</text:p>
      <text:p text:style-name="P1"><text:s text:c="20"/>fprintf(asmout, "mult $a0,%s\n",exp2.reg_name );</text:p>
      <text:p text:style-name="P1"><text:s text:c="20"/>fprintf(asmout, "mflo %s\n",exp2.reg_name ); <text:s text:c="3"/></text:p>
      <text:p text:style-name="P1"><text:soft-page-break/><text:s text:c="16"/>}</text:p>
      <text:p text:style-name="P1"><text:s text:c="16"/>fprintf(asmout, "sub %s,%s,%s\n",exp1.reg_name,exp1.reg_name,exp2.reg_name );</text:p>
      <text:p text:style-name="P1"><text:s text:c="16"/>freename(exp2.reg_name);</text:p>
      <text:p text:style-name="P1"/>
      <text:p text:style-name="P1"><text:s text:c="16"/>ret.ptr_depth = exp1.ptr_depth;</text:p>
      <text:p text:style-name="P1"><text:s text:c="16"/>ret.et = exp1.et;</text:p>
      <text:p text:style-name="P1"><text:s text:c="16"/>ret.size = 0;</text:p>
      <text:p text:style-name="P1"><text:s text:c="16"/>ret.expr_val = -1000000;</text:p>
      <text:p text:style-name="P1"><text:s text:c="16"/>ret.reg_name = exp1.reg_name;</text:p>
      <text:p text:style-name="P1"><text:s text:c="16"/>ret.typeSize = 4;</text:p>
      <text:p text:style-name="P1"/>
      <text:p text:style-name="P1"><text:s text:c="16"/>return ret;</text:p>
      <text:p text:style-name="P1"><text:s text:c="12"/>}</text:p>
      <text:p text:style-name="P1"><text:s text:c="12"/>else return print_opt_error(exp1,op,exp2);</text:p>
      <text:p text:style-name="P1"><text:s text:c="8"/>}</text:p>
      <text:p text:style-name="P1"/>
      <text:p text:style-name="P1"><text:s text:c="8"/>ret.size = ret.ptr_depth = 0;</text:p>
      <text:p text:style-name="P1"><text:s text:c="8"/>ret.typeSize = 4;</text:p>
      <text:p text:style-name="P1"><text:s text:c="8"/>//if(exp1.typeSize == 1 &amp;&amp; exp2.typeSize == 1) ret.typeSize = 4;</text:p>
      <text:p text:style-name="P1"/>
      <text:p text:style-name="P1"><text:s text:c="8"/>if(op == _PLUS){</text:p>
      <text:p text:style-name="P1"><text:s text:c="12"/>ret.expr_val = add(exp2.expr_val,exp1.expr_val);</text:p>
      <text:p text:style-name="P1"><text:s text:c="12"/>fprintf(asmout, "add %s,%s,%s\n",exp1.reg_name,exp1.reg_name,exp2.reg_name );</text:p>
      <text:p text:style-name="P1"><text:s text:c="8"/>}</text:p>
      <text:p text:style-name="P1"><text:s text:c="8"/>else {</text:p>
      <text:p text:style-name="P1"><text:s text:c="12"/>ret.expr_val = sub(exp1.expr_val,exp2.expr_val);</text:p>
      <text:p text:style-name="P1"><text:s text:c="12"/>fprintf(asmout, "sub %s,%s,%s\n",exp1.reg_name,exp1.reg_name,exp2.reg_name );</text:p>
      <text:p text:style-name="P1"><text:s text:c="8"/>}</text:p>
      <text:p text:style-name="P1"><text:s text:c="8"/>freename(exp2.reg_name);</text:p>
      <text:p text:style-name="P1"><text:s text:c="8"/>ret.reg_name = exp1.reg_name;</text:p>
      <text:p text:style-name="P1"/>
      <text:p text:style-name="P1"><text:s text:c="8"/>if(exp1.et == FLOAT_T || exp2.et == FLOAT_T) ret.et = FLOAT_T;</text:p>
      <text:p text:style-name="P1"><text:s text:c="8"/>else {</text:p>
      <text:p text:style-name="P1"><text:s text:c="12"/>if((exp1.et == CHAR_T &amp;&amp; exp2.et == INT_T) || (exp2.et == CHAR_T &amp;&amp; exp1.et == INT_T)) ret.et = CHAR_T;</text:p>
      <text:p text:style-name="P1"><text:s text:c="12"/>else ret.et = INT_T;</text:p>
      <text:p text:style-name="P1"><text:s text:c="8"/>}</text:p>
      <text:p text:style-name="P1"><text:s text:c="8"/>return ret; </text:p>
      <text:p text:style-name="P1"><text:s text:c="4"/>}</text:p>
      <text:p text:style-name="P1"/>
      <text:p text:style-name="P1"><text:s text:c="4"/>if(exp1.size + exp1.ptr_depth &gt; 0 || exp2.size + exp2.ptr_depth &gt; 0){</text:p>
      <text:p text:style-name="P1"><text:s text:c="8"/>return print_opt_error(exp1,op,exp2);</text:p>
      <text:p text:style-name="P1"><text:s text:c="4"/>}</text:p>
      <text:p text:style-name="P1"><text:s text:c="4"/>ret.size = ret.ptr_depth = 0;</text:p>
      <text:p text:style-name="P1"><text:s text:c="4"/>ret.typeSize = 4;</text:p>
      <text:p text:style-name="P1"><text:s text:c="4"/>// if(exp1.typeSize == 1 &amp;&amp; exp2.typeSize == 1) ret.typeSize = 4;</text:p>
      <text:p text:style-name="P1"/>
      <text:p text:style-name="P1"><text:s text:c="4"/>if(exp1.et == FLOAT_T || exp2.et == FLOAT_T) ret.et = FLOAT_T;</text:p>
      <text:p text:style-name="P1"><text:s text:c="4"/>else ret.et = INT_T;</text:p>
      <text:p text:style-name="P1"/>
      <text:p text:style-name="P1"><text:s text:c="4"/>if(op == _TIMES){</text:p>
      <text:p text:style-name="P1"><text:s text:c="8"/>ret.expr_val = mul(exp2.expr_val,exp1.expr_val);</text:p>
      <text:p text:style-name="P1"><text:soft-page-break/><text:s text:c="8"/>fprintf(asmout, "mult %s,%s\n",exp1.reg_name,exp2.reg_name );</text:p>
      <text:p text:style-name="P1"><text:s text:c="8"/>fprintf(asmout, "mflo %s\n",exp1.reg_name );</text:p>
      <text:p text:style-name="P1"><text:s text:c="4"/>}</text:p>
      <text:p text:style-name="P1"><text:s text:c="4"/>else {</text:p>
      <text:p text:style-name="P1"><text:s text:c="8"/>ret.expr_val = _div(exp1.expr_val,exp2.expr_val);</text:p>
      <text:p text:style-name="P1"><text:s text:c="8"/>fprintf(asmout, "div %s,%s\n",exp1.reg_name,exp2.reg_name );</text:p>
      <text:p text:style-name="P1"><text:s text:c="8"/>fprintf(asmout, "mflo %s\n",exp1.reg_name );</text:p>
      <text:p text:style-name="P1"><text:s text:c="4"/>}</text:p>
      <text:p text:style-name="P1"><text:s text:c="4"/>freename(exp2.reg_name);</text:p>
      <text:p text:style-name="P1"><text:s text:c="4"/>ret.reg_name = exp1.reg_name;</text:p>
      <text:p text:style-name="P1"/>
      <text:p text:style-name="P1"><text:s text:c="4"/>return ret;</text:p>
      <text:p text:style-name="P1">}</text:p>
      <text:p text:style-name="P1"/>
      <text:p text:style-name="P1">int add(int a,int b)</text:p>
      <text:p text:style-name="P1">{</text:p>
      <text:p text:style-name="P1"><text:s text:c="4"/>if(a!=-1000000 &amp;&amp; b!=-1000000)</text:p>
      <text:p text:style-name="P1"><text:s text:c="8"/>return a+b;</text:p>
      <text:p text:style-name="P1"/>
      <text:p text:style-name="P1"><text:s text:c="4"/>return -1000000;</text:p>
      <text:p text:style-name="P1">}</text:p>
      <text:p text:style-name="P1"/>
      <text:p text:style-name="P1">int mul(int a,int b){</text:p>
      <text:p text:style-name="P1"><text:s text:c="4"/>if(a!=-1000000 &amp;&amp; b!=-1000000)</text:p>
      <text:p text:style-name="P1"><text:s text:c="8"/>return a*b;</text:p>
      <text:p text:style-name="P1"/>
      <text:p text:style-name="P1"><text:s text:c="4"/>return -1000000;</text:p>
      <text:p text:style-name="P1">}</text:p>
      <text:p text:style-name="P1"/>
      <text:p text:style-name="P1">int sub(int a,int b){</text:p>
      <text:p text:style-name="P1"><text:s text:c="4"/>if(a!=-1000000 &amp;&amp; b!=-1000000)</text:p>
      <text:p text:style-name="P1"><text:s text:c="8"/>return a-b;</text:p>
      <text:p text:style-name="P1"/>
      <text:p text:style-name="P1"><text:s text:c="4"/>return -1000000;</text:p>
      <text:p text:style-name="P1">}</text:p>
      <text:p text:style-name="P1"/>
      <text:p text:style-name="P1">int _div(int a,int b){</text:p>
      <text:p text:style-name="P1"><text:s text:c="4"/>if(a!=-1000000 &amp;&amp; b!=-1000000){</text:p>
      <text:p text:style-name="P1"><text:s text:c="8"/>if(b==0){</text:p>
      <text:p text:style-name="P1"><text:s text:c="12"/>printf("Cannot divide by 0\n");</text:p>
      <text:p text:style-name="P1"><text:s text:c="12"/>return -1000000;</text:p>
      <text:p text:style-name="P1"><text:s text:c="8"/>}</text:p>
      <text:p text:style-name="P1"/>
      <text:p text:style-name="P1"><text:s text:c="8"/>return a/b;</text:p>
      <text:p text:style-name="P1"><text:s text:c="4"/>}</text:p>
      <text:p text:style-name="P1"/>
      <text:p text:style-name="P1"><text:s text:c="4"/>return -1000000;</text:p>
      <text:p text:style-name="P1">}</text:p>
      <text:p text:style-name="P1"/>
      <text:p text:style-name="P1">struct node comp_opt_type(enum op_type op,struct node exp){</text:p>
      <text:p text:style-name="P1"><text:s text:c="4"/>if(exp.et == ERROR) {</text:p>
      <text:p text:style-name="P1"><text:s text:c="8"/>/*freename(exp.reg_name);</text:p>
      <text:p text:style-name="P1"><text:soft-page-break/><text:s text:c="8"/>freename(exp.reg_off);*/</text:p>
      <text:p text:style-name="P1"/>
      <text:p text:style-name="P1"><text:s text:c="8"/>exp.reg_name = (char*)malloc(1);</text:p>
      <text:p text:style-name="P1"><text:s text:c="8"/>exp.reg_off = (char*)malloc(1);</text:p>
      <text:p text:style-name="P1"><text:s text:c="8"/>return exp;</text:p>
      <text:p text:style-name="P1"><text:s text:c="4"/>}</text:p>
      <text:p text:style-name="P1"/>
      <text:p text:style-name="P1"><text:s text:c="4"/>struct node ret;</text:p>
      <text:p text:style-name="P1"><text:s text:c="4"/>ret.expr_val = -1000000;</text:p>
      <text:p text:style-name="P1"><text:s text:c="4"/>if(exp.size &gt; 0){</text:p>
      <text:p text:style-name="P1"><text:s text:c="8"/>ret.et = ERROR;</text:p>
      <text:p text:style-name="P1"/>
      <text:p text:style-name="P1"><text:s text:c="8"/>ret.reg_name = (char*)malloc(1);</text:p>
      <text:p text:style-name="P1"><text:s text:c="8"/>ret.reg_off = (char*)malloc(1);</text:p>
      <text:p text:style-name="P1"><text:s text:c="8"/>printf("%d op not compatible with %d ptr: %d size: %d type\n",op,exp.et,exp.ptr_depth,exp.size);</text:p>
      <text:p text:style-name="P1"><text:s text:c="8"/>/*freename(exp.reg_name);</text:p>
      <text:p text:style-name="P1"><text:s text:c="8"/>freename(exp.reg_off);*/</text:p>
      <text:p text:style-name="P1"><text:s text:c="8"/>return ret;</text:p>
      <text:p text:style-name="P1"><text:s text:c="4"/>}</text:p>
      <text:p text:style-name="P1"><text:s text:c="4"/>if(exp.ptr_depth &gt; 0){</text:p>
      <text:p text:style-name="P1"><text:s text:c="8"/>if(op == _NOT){</text:p>
      <text:p text:style-name="P1"><text:s text:c="12"/>ret.et = ERROR;</text:p>
      <text:p text:style-name="P1"/>
      <text:p text:style-name="P1"><text:s text:c="8"/>ret.reg_name = (char*)malloc(1);</text:p>
      <text:p text:style-name="P1"><text:s text:c="8"/>ret.reg_off = (char*)malloc(1);</text:p>
      <text:p text:style-name="P1"><text:s text:c="12"/>/*freename(exp.reg_name);</text:p>
      <text:p text:style-name="P1"><text:s text:c="12"/>freename(exp.reg_off);*/</text:p>
      <text:p text:style-name="P1"><text:s text:c="12"/>printf("%d op not compatible with %d ptr: %d size: %d type\n",op,exp.et,exp.ptr_depth,exp.size);</text:p>
      <text:p text:style-name="P1"><text:s text:c="12"/>return ret;</text:p>
      <text:p text:style-name="P1"><text:s text:c="8"/>}</text:p>
      <text:p text:style-name="P1"><text:s text:c="8"/>ret = exp;</text:p>
      <text:p text:style-name="P1"><text:s text:c="8"/>return ret;</text:p>
      <text:p text:style-name="P1"><text:s text:c="4"/>}</text:p>
      <text:p text:style-name="P1"><text:s text:c="4"/>if(op == _NOT){</text:p>
      <text:p text:style-name="P1"><text:s text:c="8"/>if(exp.et == FLOAT_T){</text:p>
      <text:p text:style-name="P1"><text:s text:c="12"/>ret.et = ERROR;</text:p>
      <text:p text:style-name="P1"/>
      <text:p text:style-name="P1"><text:s text:c="8"/>ret.reg_name = (char*)malloc(1);</text:p>
      <text:p text:style-name="P1"><text:s text:c="8"/>ret.reg_off = (char*)malloc(1);</text:p>
      <text:p text:style-name="P1"><text:s text:c="12"/>/*freename(exp.reg_name);</text:p>
      <text:p text:style-name="P1"><text:s text:c="12"/>freename(exp.reg_off);*/</text:p>
      <text:p text:style-name="P1"><text:s text:c="12"/>printf("%d op not compatible with %d ptr: %d size: %d type\n",op,exp.et,exp.ptr_depth,exp.size);</text:p>
      <text:p text:style-name="P1"><text:s text:c="12"/>return ret;</text:p>
      <text:p text:style-name="P1"><text:s text:c="8"/>}</text:p>
      <text:p text:style-name="P1"><text:s text:c="8"/>ret = exp;</text:p>
      <text:p text:style-name="P1"><text:s text:c="8"/>ret.et = BOOL;</text:p>
      <text:p text:style-name="P1"><text:s text:c="8"/>return ret;</text:p>
      <text:p text:style-name="P1"><text:s text:c="4"/>}</text:p>
      <text:p text:style-name="P1"/>
      <text:p text:style-name="P1"><text:soft-page-break/><text:s text:c="4"/>if(exp.et == BOOL){</text:p>
      <text:p text:style-name="P1"><text:s text:c="8"/>ret.et = ERROR;</text:p>
      <text:p text:style-name="P1"/>
      <text:p text:style-name="P1"><text:s text:c="8"/>ret.reg_name = (char*)malloc(1);</text:p>
      <text:p text:style-name="P1"><text:s text:c="8"/>ret.reg_off = (char*)malloc(1);</text:p>
      <text:p text:style-name="P1"><text:s text:c="8"/>/*freename(exp.reg_name);</text:p>
      <text:p text:style-name="P1"><text:s text:c="8"/>freename(exp.reg_off);*/</text:p>
      <text:p text:style-name="P1"><text:s text:c="8"/>printf("%d op not compatible with %d ptr: %d size: %d type\n",op,exp.et,exp.ptr_depth,exp.size);</text:p>
      <text:p text:style-name="P1"><text:s text:c="8"/>return ret;</text:p>
      <text:p text:style-name="P1"><text:s text:c="4"/>}</text:p>
      <text:p text:style-name="P1"><text:s text:c="4"/>ret = exp;</text:p>
      <text:p text:style-name="P1"><text:s text:c="4"/>return ret;</text:p>
      <text:p text:style-name="P1">}</text:p>
      <text:p text:style-name="P1"/>
      <text:p text:style-name="P1"/>
      <text:p text:style-name="P1">char *newname()</text:p>
      <text:p text:style-name="P1">{</text:p>
      <text:p text:style-name="P1"><text:s text:c="4"/>int i=0;</text:p>
      <text:p text:style-name="P1"><text:s text:c="4"/>for(;i&lt;NUM_REG;++i) if(!used[i]){</text:p>
      <text:p text:style-name="P1"><text:s text:c="8"/>char *c = (char *)malloc(sizeof(char)*4);</text:p>
      <text:p text:style-name="P1"><text:s text:c="8"/>c = Names[i];</text:p>
      <text:p text:style-name="P1"><text:s text:c="8"/>used[i]=1;</text:p>
      <text:p text:style-name="P1"><text:s text:c="8"/>return c;</text:p>
      <text:p text:style-name="P1"><text:s text:c="4"/>}</text:p>
      <text:p text:style-name="P1"/>
      <text:p text:style-name="P1"/>
      <text:p text:style-name="P1"><text:s text:c="4"/>fprintf( stderr,": Expression too complex\n" );</text:p>
      <text:p text:style-name="P1"><text:s text:c="4"/>exit(1);</text:p>
      <text:p text:style-name="P1">}</text:p>
      <text:p text:style-name="P1"/>
      <text:p text:style-name="P1">void freename(char *s)</text:p>
      <text:p text:style-name="P1">{</text:p>
      <text:p text:style-name="P1"><text:s text:c="4"/>if(s == NULL) return;</text:p>
      <text:p text:style-name="P1"/>
      <text:p text:style-name="P1"><text:s text:c="4"/>int i=0;</text:p>
      <text:p text:style-name="P1"><text:s text:c="4"/>for(;i&lt;NUM_REG;++i) if(strcmp(Names[i],s) == 0){</text:p>
      <text:p text:style-name="P1"><text:s text:c="8"/>//assert(used[i] == 1);</text:p>
      <text:p text:style-name="P1"><text:s text:c="8"/>used[i]=0;</text:p>
      <text:p text:style-name="P1"><text:s text:c="8"/>return;</text:p>
      <text:p text:style-name="P1"><text:s text:c="4"/>}</text:p>
      <text:p text:style-name="P1">}</text:p>
      <text:p text:style-name="P1"/>
      <text:p text:style-name="P1">int main (void) </text:p>
      <text:p text:style-name="P1">{</text:p>
      <text:p text:style-name="P1"><text:s text:c="8"/>fout = fopen("parser.txt","w");</text:p>
      <text:p text:style-name="P1"><text:s text:c="8"/>asmout= fopen("asm.s","w");</text:p>
      <text:p text:style-name="P1"><text:s text:c="8"/>fprintf(asmout, ".data\n");</text:p>
      <text:p text:style-name="P1"/>
      <text:p text:style-name="P1"><text:s text:c="8"/>func_table = NULL;</text:p>
      <text:p text:style-name="P1"><text:s text:c="8"/>symb_table = NULL;</text:p>
      <text:p text:style-name="P1"><text:s text:c="8"/>cur_scope=0;</text:p>
      <text:p text:style-name="P1"><text:soft-page-break/><text:s text:c="8"/>not_label = 0;</text:p>
      <text:p text:style-name="P1"/>
      <text:p text:style-name="P1"><text:s text:c="8"/>int i=0;</text:p>
      <text:p text:style-name="P1"><text:s text:c="8"/>for(;i&lt;NUM_REG;++i) {</text:p>
      <text:p text:style-name="P1"><text:s text:c="12"/>char temp[4];</text:p>
      <text:p text:style-name="P1"><text:s text:c="12"/>if(i &lt;= 9){</text:p>
      <text:p text:style-name="P1"><text:s text:c="16"/>sprintf(temp,"$t%d",i);</text:p>
      <text:p text:style-name="P1"><text:s text:c="16"/>strcpy(Names[i],temp);</text:p>
      <text:p text:style-name="P1"><text:s text:c="12"/>}</text:p>
      <text:p text:style-name="P1"><text:s text:c="12"/>else{</text:p>
      <text:p text:style-name="P1"><text:s text:c="16"/>sprintf(temp,"$s%d",i-10);</text:p>
      <text:p text:style-name="P1"><text:s text:c="16"/>strcpy(Names[i],temp);</text:p>
      <text:p text:style-name="P1"><text:s text:c="12"/>}</text:p>
      <text:p text:style-name="P1"><text:s text:c="12"/>used[i] = 0;</text:p>
      <text:p text:style-name="P1"><text:s text:c="8"/>}</text:p>
      <text:p text:style-name="P1"/>
      <text:p text:style-name="P1"><text:s text:c="4"/>//printf("dfnaksjdnkjasndkjans\n");</text:p>
      <text:p text:style-name="P1"><text:s text:c="3"/>// n1.reg_off = (char*)malloc(1);</text:p>
      <text:p text:style-name="P1"/>
      <text:p text:style-name="P1"><text:tab/>return yyparse ();</text:p>
      <text:p text:style-name="P1">}</text:p>
      <text:p text:style-name="P1"/>
      <text:p text:style-name="P1">void yyerror (char *s) {fprintf (stderr, <text:s/>"LINE:%d %s \n",mylineno,s);} </text:p>
      <text:p text:style-name="P1"/>
      <text:p text:style-name="P1"/>
      <text:p text:style-name="P1"/>
      <text:p text:style-name="P2">Flex code:</text:p>
      <text:p text:style-name="P1"/>
      <text:p text:style-name="P1">%{</text:p>
      <text:p text:style-name="P1"><text:s text:c="4"/>#include &lt;stdio.h&gt;</text:p>
      <text:p text:style-name="P1"><text:s text:c="4"/>#include "y.tab.h"</text:p>
      <text:p text:style-name="P1"><text:s text:c="4"/>int mylineno = 1;</text:p>
      <text:p text:style-name="P1">%}</text:p>
      <text:p text:style-name="P1"/>
      <text:p text:style-name="P1">%%</text:p>
      <text:p text:style-name="P1">[\n] <text:s text:c="15"/>{mylineno++;}</text:p>
      <text:p text:style-name="P1">[ \t] <text:s text:c="12"/>{;}</text:p>
      <text:p text:style-name="P1">, <text:s text:c="14"/>{return COMMA;}</text:p>
      <text:p text:style-name="P1">\; <text:s text:c="11"/>{ <text:s text:c="3"/>/*printf("Cur token %0.*s\n",yyleng,yytext); <text:s/>*/ <text:s/>return SEMI;}</text:p>
      <text:p text:style-name="P1">\+\+ <text:s text:c="11"/>{ <text:s text:c="3"/>/*printf("Cur token %0.*s\n",yyleng,yytext); <text:s/>*/ <text:s/>return PLUSPLUS <text:s text:c="6"/>;}</text:p>
      <text:p text:style-name="P1">\+ <text:s text:c="11"/>{ <text:s text:c="3"/>/*printf("Cur token %0.*s\n",yyleng,yytext); <text:s/>*/ <text:s/>return PLUS;}</text:p>
      <text:p text:style-name="P1">\* <text:s text:c="11"/>{ <text:s text:c="3"/>/*printf("Cur token %0.*s\n",yyleng,yytext); <text:s/>*/ <text:s/>return TIMES;}</text:p>
      <text:p text:style-name="P1">\( <text:s text:c="11"/>{ <text:s text:c="3"/>/*printf("Cur token %0.*s\n",yyleng,yytext); <text:s/>*/ <text:s/>return LP<text:tab/> <text:s text:c="2"/>;}</text:p>
      <text:p text:style-name="P1">\) <text:s text:c="11"/>{ <text:s text:c="3"/>/*printf("Cur token %0.*s\n",yyleng,yytext); <text:s/>*/ <text:s/>return RP <text:s/><text:tab/><text:tab/> <text:s text:c="2"/>;}</text:p>
      <text:p text:style-name="P1">-- <text:s text:c="11"/>{ <text:s text:c="3"/>/*printf("Cur token %0.*s\n",yyleng,yytext); <text:s/>*/ <text:s/>return MINUSMINUS <text:s text:c="4"/>;}</text:p>
      <text:p text:style-name="P1">- <text:s text:c="11"/>{ <text:s text:c="3"/>/*printf("Cur token %0.*s\n",yyleng,yytext); <text:s/>*/ <text:s/>return MINUS ;}</text:p>
      <text:p text:style-name="P1">\/ <text:s text:c="11"/>{ <text:s text:c="3"/>/*printf("Cur token %0.*s\n",yyleng,yytext); <text:s/>*/ <text:s/>return DIV <text:s text:c="2"/>;}</text:p>
      <text:p text:style-name="P1">!= <text:s text:c="11"/>{ <text:s text:c="3"/>/*printf("Cur token %0.*s\n",yyleng,yytext); <text:s/>*/ <text:s/>return NEQ <text:s text:c="2"/>;}</text:p>
      <text:p text:style-name="P1">! <text:s text:c="11"/>{ <text:s text:c="3"/>/*printf("Cur token %0.*s\n",yyleng,yytext); <text:s/>*/ <text:s/>return NOT <text:s text:c="2"/>;}</text:p>
      <text:p text:style-name="P1">\&lt;= <text:s text:c="11"/>{ <text:s text:c="3"/>/*printf("Cur token %0.*s\n",yyleng,yytext); <text:s/>*/ <text:s/>return LEQ <text:s text:c="3"/>;}</text:p>
      <text:p text:style-name="P1">\&lt; <text:s text:c="11"/>{ <text:s text:c="3"/>/*printf("Cur token %0.*s\n",yyleng,yytext); <text:s/>*/ <text:s/>return LE <text:s text:c="4"/>;}</text:p>
      <text:p text:style-name="P1">\&gt;= <text:s text:c="11"/>{ <text:s text:c="3"/>/*printf("Cur token %0.*s\n",yyleng,yytext); <text:s/>*/ <text:s/>return GRQ <text:s text:c="3"/>;}</text:p>
      <text:p text:style-name="P1"><text:soft-page-break/>\&gt; <text:s text:c="11"/>{ <text:s text:c="3"/>/*printf("Cur token %0.*s\n",yyleng,yytext); <text:s/>*/ <text:s/>return GR <text:s text:c="4"/>;}</text:p>
      <text:p text:style-name="P1">== <text:s text:c="11"/>{ <text:s text:c="3"/>/*printf("Cur token %0.*s\n",yyleng,yytext); <text:s/>*/ <text:s/>return EEQ <text:s text:c="3"/>;}</text:p>
      <text:p text:style-name="P1">= <text:s text:c="11"/>{ <text:s text:c="3"/>/*printf("Cur token %0.*s\n",yyleng,yytext); <text:s/>*/ <text:s/>return EQ <text:s text:c="4"/>;}</text:p>
      <text:p text:style-name="P1">if <text:s text:c="11"/>{ <text:s text:c="3"/>/*printf("Cur token %0.*s\n",yyleng,yytext); <text:s/>*/ <text:s/>return IF <text:s text:c="4"/>;}</text:p>
      <text:p text:style-name="P1">\{ <text:s text:c="11"/>{ <text:s text:c="3"/>/*printf("Cur token %0.*s\n",yyleng,yytext); <text:s/>*/ <text:s/>return OPEN_CURL <text:s text:c="5"/>;}</text:p>
      <text:p text:style-name="P1">\} <text:s text:c="11"/>{ <text:s text:c="3"/>/*printf("Cur token %0.*s\n",yyleng,yytext); <text:s/>*/ <text:s/>return CLOSE_CURL <text:s text:c="4"/>;}</text:p>
      <text:p text:style-name="P1">int<text:tab/><text:tab/><text:tab/><text:tab/>{return INT_TYPE;}</text:p>
      <text:p text:style-name="P1">print <text:tab/><text:tab/><text:tab/>{return PRINT;}</text:p>
      <text:p text:style-name="P1">endl <text:tab/><text:tab/><text:tab/>{return ENDL;}</text:p>
      <text:p text:style-name="P1">float <text:tab/><text:tab/><text:tab/>{return FLOAT_TYPE;}</text:p>
      <text:p text:style-name="P1">char <text:s/><text:tab/><text:tab/><text:tab/>{return CHAR_TYPE;}</text:p>
      <text:p text:style-name="P1">else <text:s text:c="11"/>{ <text:s text:c="3"/>/*printf("Cur token %0.*s\n",yyleng,yytext); <text:s text:c="5"/>*/ <text:s text:c="5"/>return ELSE <text:s text:c="2"/>;}</text:p>
      <text:p text:style-name="P1">main <text:s text:c="11"/>{ <text:s text:c="3"/>/*printf("Cur token %0.*s\n",yyleng,yytext); <text:s text:c="5"/>*/ <text:s text:c="5"/>return MAIN <text:s text:c="2"/>;}</text:p>
      <text:p text:style-name="P1">while <text:s text:c="11"/>{ <text:s text:c="3"/>/*printf("Cur token %0.*s\n",yyleng,yytext); <text:s text:c="5"/>*/ <text:s text:c="5"/>return WHILE <text:s/>;}</text:p>
      <text:p text:style-name="P1">do <text:s text:c="11"/>{ <text:s text:c="3"/>/*printf("Cur token %0.*s\n",yyleng,yytext); <text:s text:c="5"/>*/ <text:s text:c="5"/>return DO <text:s text:c="4"/>;}</text:p>
      <text:p text:style-name="P1">switch <text:s text:c="11"/>{ <text:s text:c="3"/>/*printf("Cur token %0.*s\n",yyleng,yytext); <text:s text:c="5"/>*/ <text:s text:c="5"/>return SWITCH ;}</text:p>
      <text:p text:style-name="P1">case <text:s text:c="11"/>{ <text:s text:c="3"/>/*printf("Cur token %0.*s\n",yyleng,yytext); <text:s text:c="5"/>*/ <text:s text:c="5"/>return CASE <text:s text:c="3"/>;}</text:p>
      <text:p text:style-name="P1">default <text:s text:c="11"/>{ <text:s text:c="3"/>/*printf("Cur token %0.*s\n",yyleng,yytext); <text:s text:c="5"/>*/ <text:s text:c="5"/>return DEFAULT;}</text:p>
      <text:p text:style-name="P1">for <text:s text:c="11"/>{ <text:s text:c="3"/>/*printf("Cur token %0.*s\n",yyleng,yytext); <text:s text:c="5"/>*/ <text:s text:c="5"/>return FOR <text:s text:c="3"/>;}</text:p>
      <text:p text:style-name="P1">break <text:s text:c="11"/>{ <text:s text:c="3"/>/*printf("Cur token %0.*s\n",yyleng,yytext); <text:s text:c="5"/>*/ <text:s text:c="5"/>return BREAK <text:s/>;}</text:p>
      <text:p text:style-name="P1">continue <text:s text:c="11"/>{ <text:s text:c="3"/>/*printf("Cur token %0.*s\n",yyleng,yytext); <text:s text:c="5"/>*/ <text:s text:c="5"/>return CONTINUE <text:s text:c="6"/>;}</text:p>
      <text:p text:style-name="P1">\] <text:s text:c="11"/>{ <text:s text:c="3"/>/*printf("Cur token %0.*s\n",yyleng,yytext); <text:s text:c="5"/>*/ <text:s text:c="5"/>return RSQBRAC;}</text:p>
      <text:p text:style-name="P1">\[ <text:s text:c="11"/>{ <text:s text:c="3"/>/*printf("Cur token %0.*s\n",yyleng,yytext); <text:s text:c="5"/>*/ <text:s text:c="5"/>return LSQBRAC;}</text:p>
      <text:p text:style-name="P1">\. <text:s text:c="11"/>{ <text:s text:c="3"/>/*printf("Cur token %0.*s\n",yyleng,yytext); <text:s text:c="5"/>*/ <text:s text:c="5"/>return DOT;}</text:p>
      <text:p text:style-name="P1">: <text:s text:c="11"/>{ <text:s text:c="3"/>/*printf("Cur token %0.*s\n",yyleng,yytext); <text:s text:c="5"/>*/ <text:s text:c="5"/>return COLON <text:s/>;}</text:p>
      <text:p text:style-name="P1">return <text:s text:c="11"/>{ <text:s text:c="3"/>/*printf("Cur token %0.*s\n",yyleng,yytext); <text:s text:c="5"/>*/ <text:s text:c="5"/>return RETURN;}</text:p>
      <text:p text:style-name="P1">[_a-zA-Z][0-9a-zA-Z_]* <text:s text:c="4"/>{return ID;}</text:p>
      <text:p text:style-name="P1">[0-9]+(\.[0-9]+) <text:tab/><text:tab/>{ <text:s text:c="2"/>return FLOAT;}</text:p>
      <text:p text:style-name="P1">[0-9]+ <text:tab/><text:tab/><text:tab/><text:tab/><text:tab/>{ <text:s/>return INT;}</text:p>
      <text:p text:style-name="P1">\'[^\']\'<text:tab/><text:tab/><text:tab/><text:tab/>{ return CHAR;}</text:p>
      <text:p text:style-name="P1">\"[^\"]*\" <text:s text:c="13"/>{ return STRING; }</text:p>
      <text:p text:style-name="P1">\&amp;\&amp;<text:tab/><text:tab/><text:tab/><text:tab/><text:tab/>{return AND_AND;}</text:p>
      <text:p text:style-name="P1">\&amp;<text:tab/><text:tab/><text:tab/><text:tab/><text:tab/>{return AMP;}</text:p>
      <text:p text:style-name="P1">\|\|<text:tab/><text:tab/><text:tab/><text:tab/><text:tab/>{return OR_OR;}</text:p>
      <text:p text:style-name="P1">. <text:s text:c="18"/>{/*printf("Unexpected Cur token %0.*s ",yyleng,yytext);*/}</text:p>
      <text:p text:style-name="P1">%%</text:p>
      <text:p text:style-name="P1"/>
      <text:p text:style-name="P1">int yywrap (void) {return 1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46:29.960548618</meta:creation-date>
    <dc:date>2018-04-23T22:58:20.159897122</dc:date>
    <meta:editing-duration>PT19S</meta:editing-duration>
    <meta:editing-cycles>1</meta:editing-cycles>
    <meta:document-statistic meta:table-count="0" meta:image-count="0" meta:object-count="0" meta:page-count="40" meta:paragraph-count="1715" meta:word-count="5494" meta:character-count="62313" meta:non-whitespace-character-count="40432"/>
    <meta:generator>LibreOffice/5.1.6.2$Linux_X86_64 LibreOffice_project/10m0$Build-2</meta:generator>
  </office:meta>
</office:document-meta>
</file>